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style:text-properties style:font-name="Georgia"/>
    </style:style>
    <style:style style:name="P3" style:family="paragraph" style:parent-style-name="Standard">
      <style:paragraph-properties fo:margin-top="0in" fo:margin-bottom="0in" style:contextual-spacing="false"/>
      <style:text-properties style:font-name="Georgia" officeooo:rsid="001e950b" officeooo:paragraph-rsid="001e950b"/>
    </style:style>
    <style:style style:name="P4" style:family="paragraph" style:parent-style-name="Standard">
      <style:paragraph-properties fo:margin-top="0in" fo:margin-bottom="0in" style:contextual-spacing="false" fo:text-align="center" style:justify-single-word="false"/>
      <style:text-properties style:font-name="Georgia" officeooo:rsid="001e950b" officeooo:paragraph-rsid="001e950b"/>
    </style:style>
    <style:style style:name="P5" style:family="paragraph" style:parent-style-name="Standard">
      <style:paragraph-properties fo:margin-top="0in" fo:margin-bottom="0in" style:contextual-spacing="false"/>
      <style:text-properties style:font-name="Georgia" fo:font-size="9pt" officeooo:rsid="001e950b" officeooo:paragraph-rsid="001e950b" style:font-size-asian="9pt" style:font-size-complex="9pt"/>
    </style:style>
    <style:style style:name="P6" style:family="paragraph" style:parent-style-name="Standard">
      <style:paragraph-properties fo:margin-top="0in" fo:margin-bottom="0in" style:contextual-spacing="false"/>
      <style:text-properties style:font-name="Georgia" fo:font-size="9pt" officeooo:rsid="001f0417" officeooo:paragraph-rsid="001f0417" style:font-size-asian="9pt" style:font-size-complex="9pt"/>
    </style:style>
    <style:style style:name="P7" style:family="paragraph" style:parent-style-name="Standard">
      <style:paragraph-properties fo:margin-top="0in" fo:margin-bottom="0in" style:contextual-spacing="false"/>
      <style:text-properties style:font-name="Georgia" fo:font-size="9pt" officeooo:rsid="0021de47" officeooo:paragraph-rsid="0021de47" style:font-size-asian="9pt" style:font-size-complex="9pt"/>
    </style:style>
    <style:style style:name="P8" style:family="paragraph" style:parent-style-name="Standard">
      <style:paragraph-properties fo:margin-top="0in" fo:margin-bottom="0in" style:contextual-spacing="false"/>
      <style:text-properties style:font-name="Georgia" fo:font-size="9pt" officeooo:rsid="002536e6" officeooo:paragraph-rsid="002536e6" style:font-size-asian="9pt" style:font-size-complex="9pt"/>
    </style:style>
    <style:style style:name="P9" style:family="paragraph" style:parent-style-name="Standard">
      <style:paragraph-properties fo:margin-top="0in" fo:margin-bottom="0in" style:contextual-spacing="false"/>
      <style:text-properties style:font-name="Georgia" fo:font-size="9pt" fo:font-weight="bold" officeooo:rsid="0026fc5a" officeooo:paragraph-rsid="0026fc5a" style:font-size-asian="9pt" style:font-weight-asian="bold" style:font-size-complex="9pt" style:font-weight-complex="bold"/>
    </style:style>
    <style:style style:name="P10" style:family="paragraph" style:parent-style-name="Standard">
      <style:paragraph-properties fo:margin-top="0in" fo:margin-bottom="0in" style:contextual-spacing="false"/>
      <style:text-properties style:font-name="Georgia" fo:font-size="9pt" fo:font-weight="bold" officeooo:rsid="0029d624" officeooo:paragraph-rsid="0029d624" style:font-size-asian="9pt" style:font-weight-asian="bold" style:font-size-complex="9pt" style:font-weight-complex="bold"/>
    </style:style>
    <style:style style:name="P11" style:family="paragraph" style:parent-style-name="Standard">
      <style:paragraph-properties fo:margin-top="0in" fo:margin-bottom="0in" style:contextual-spacing="false"/>
      <style:text-properties style:font-name="Georgia" fo:font-size="9pt" fo:font-weight="bold" officeooo:rsid="0030ab8a" officeooo:paragraph-rsid="0030ab8a" style:font-size-asian="9pt" style:font-weight-asian="bold" style:font-size-complex="9pt" style:font-weight-complex="bold"/>
    </style:style>
    <style:style style:name="P12" style:family="paragraph" style:parent-style-name="Standard">
      <style:paragraph-properties fo:margin-top="0in" fo:margin-bottom="0in" style:contextual-spacing="false"/>
      <style:text-properties style:font-name="Georgia" fo:font-size="9pt" fo:font-weight="bold" officeooo:rsid="0033a101" officeooo:paragraph-rsid="0033a101" style:font-size-asian="9pt" style:font-weight-asian="bold" style:font-size-complex="9pt" style:font-weight-complex="bold"/>
    </style:style>
    <style:style style:name="P13" style:family="paragraph" style:parent-style-name="Standard">
      <style:paragraph-properties fo:margin-top="0in" fo:margin-bottom="0in" style:contextual-spacing="false"/>
      <style:text-properties style:font-name="Georgia" fo:font-size="9pt" fo:font-weight="bold" officeooo:rsid="003cdadf" officeooo:paragraph-rsid="003cdadf" style:font-size-asian="9pt" style:font-weight-asian="bold" style:font-size-complex="9pt" style:font-weight-complex="bold"/>
    </style:style>
    <style:style style:name="P14" style:family="paragraph" style:parent-style-name="Standard">
      <style:paragraph-properties fo:margin-top="0in" fo:margin-bottom="0in" style:contextual-spacing="false"/>
      <style:text-properties style:font-name="Georgia" fo:font-size="9pt" fo:font-weight="bold" officeooo:rsid="004e156b" officeooo:paragraph-rsid="004e156b" style:font-size-asian="9pt" style:font-weight-asian="bold" style:font-size-complex="9pt" style:font-weight-complex="bold"/>
    </style:style>
    <style:style style:name="P15" style:family="paragraph" style:parent-style-name="Standard">
      <style:paragraph-properties fo:margin-top="0in" fo:margin-bottom="0in" style:contextual-spacing="false"/>
      <style:text-properties style:font-name="Georgia" fo:font-size="9pt" fo:font-weight="bold" officeooo:rsid="0051ad65" officeooo:paragraph-rsid="0051ad65" style:font-size-asian="9pt" style:font-weight-asian="bold" style:font-size-complex="9pt" style:font-weight-complex="bold"/>
    </style:style>
    <style:style style:name="P16" style:family="paragraph" style:parent-style-name="Standard">
      <style:paragraph-properties fo:margin-top="0in" fo:margin-bottom="0in" style:contextual-spacing="false"/>
      <style:text-properties style:font-name="Georgia" fo:font-size="9pt" fo:font-weight="bold" officeooo:rsid="005a496e" officeooo:paragraph-rsid="005a496e" style:font-size-asian="9pt" style:font-weight-asian="bold" style:font-size-complex="9pt" style:font-weight-complex="bold"/>
    </style:style>
    <style:style style:name="P17" style:family="paragraph" style:parent-style-name="Standard">
      <style:paragraph-properties fo:margin-top="0in" fo:margin-bottom="0in" style:contextual-spacing="false" fo:text-align="start" style:justify-single-word="false"/>
      <style:text-properties style:font-name="Georgia" fo:font-size="9pt" fo:font-weight="bold" officeooo:rsid="0067647e" officeooo:paragraph-rsid="0067647e" style:font-size-asian="9pt" style:font-weight-asian="bold" style:font-size-complex="9pt" style:font-weight-complex="bold"/>
    </style:style>
    <style:style style:name="P18" style:family="paragraph" style:parent-style-name="Standard">
      <style:paragraph-properties fo:margin-top="0in" fo:margin-bottom="0in" style:contextual-spacing="false" fo:text-align="start" style:justify-single-word="false"/>
      <style:text-properties style:font-name="Georgia" fo:font-size="9pt" fo:font-weight="bold" officeooo:rsid="006ef4bf" officeooo:paragraph-rsid="006ef4bf" style:font-size-asian="9pt" style:font-weight-asian="bold" style:font-size-complex="9pt" style:font-weight-complex="bold"/>
    </style:style>
    <style:style style:name="P19" style:family="paragraph" style:parent-style-name="Standard">
      <style:paragraph-properties fo:margin-top="0in" fo:margin-bottom="0in" style:contextual-spacing="false" fo:text-align="start" style:justify-single-word="false"/>
      <style:text-properties style:font-name="Georgia" fo:font-size="9pt" fo:font-weight="bold" officeooo:rsid="0076b222" officeooo:paragraph-rsid="0076b222" style:font-size-asian="9pt" style:font-weight-asian="bold" style:font-size-complex="9pt" style:font-weight-complex="bold"/>
    </style:style>
    <style:style style:name="P20" style:family="paragraph" style:parent-style-name="Standard">
      <style:paragraph-properties fo:margin-top="0in" fo:margin-bottom="0in" style:contextual-spacing="false" fo:text-align="center" style:justify-single-word="false"/>
      <style:text-properties style:font-name="Georgia" fo:font-size="9pt" fo:font-weight="bold" officeooo:rsid="0076b222" officeooo:paragraph-rsid="0076b222" style:font-size-asian="9pt" style:font-weight-asian="bold" style:font-size-complex="9pt" style:font-weight-complex="bold"/>
    </style:style>
    <style:style style:name="P21" style:family="paragraph" style:parent-style-name="Standard">
      <style:paragraph-properties fo:margin-top="0in" fo:margin-bottom="0in" style:contextual-spacing="false" fo:text-align="start" style:justify-single-word="false"/>
      <style:text-properties style:font-name="Georgia" fo:font-size="9pt" fo:font-weight="bold" officeooo:rsid="0077d9b6" officeooo:paragraph-rsid="0077d9b6" style:font-size-asian="9pt" style:font-weight-asian="bold" style:font-size-complex="9pt" style:font-weight-complex="bold"/>
    </style:style>
    <style:style style:name="P22" style:family="paragraph" style:parent-style-name="Standard">
      <style:paragraph-properties fo:margin-top="0in" fo:margin-bottom="0in" style:contextual-spacing="false" fo:text-align="center" style:justify-single-word="false"/>
      <style:text-properties style:font-name="Georgia" fo:font-size="9pt" fo:font-weight="bold" officeooo:rsid="0077d9b6" officeooo:paragraph-rsid="0077d9b6" style:font-size-asian="9pt" style:font-weight-asian="bold" style:font-size-complex="9pt" style:font-weight-complex="bold"/>
    </style:style>
    <style:style style:name="P23" style:family="paragraph" style:parent-style-name="Standard">
      <style:paragraph-properties fo:margin-top="0in" fo:margin-bottom="0in" style:contextual-spacing="false" fo:text-align="start" style:justify-single-word="false"/>
      <style:text-properties style:font-name="Georgia" fo:font-size="9pt" fo:font-weight="bold" officeooo:rsid="00875ee9" officeooo:paragraph-rsid="00875ee9" style:font-size-asian="9pt" style:font-weight-asian="bold" style:font-size-complex="9pt" style:font-weight-complex="bold"/>
    </style:style>
    <style:style style:name="P24" style:family="paragraph" style:parent-style-name="Standard">
      <style:paragraph-properties fo:margin-top="0in" fo:margin-bottom="0in" style:contextual-spacing="false" fo:text-align="start" style:justify-single-word="false"/>
      <style:text-properties style:font-name="Georgia" fo:font-size="9pt" fo:font-weight="bold" officeooo:rsid="00a96a5f" officeooo:paragraph-rsid="00a96a5f" style:font-size-asian="9pt" style:font-weight-asian="bold" style:font-size-complex="9pt" style:font-weight-complex="bold"/>
    </style:style>
    <style:style style:name="P25" style:family="paragraph" style:parent-style-name="Standard">
      <style:paragraph-properties fo:margin-top="0in" fo:margin-bottom="0in" style:contextual-spacing="false" fo:text-align="start" style:justify-single-word="false"/>
      <style:text-properties style:font-name="Georgia" fo:font-size="9pt" fo:font-weight="bold" officeooo:rsid="00b4d126" officeooo:paragraph-rsid="00b4d126" style:font-size-asian="9pt" style:font-weight-asian="bold" style:font-size-complex="9pt" style:font-weight-complex="bold"/>
    </style:style>
    <style:style style:name="P26" style:family="paragraph" style:parent-style-name="Standard">
      <style:paragraph-properties fo:margin-top="0in" fo:margin-bottom="0in" style:contextual-spacing="false" fo:text-align="start" style:justify-single-word="false"/>
      <style:text-properties style:font-name="Georgia" fo:font-size="9pt" fo:font-weight="bold" officeooo:rsid="00bc0103" officeooo:paragraph-rsid="00bc0103" style:font-size-asian="9pt" style:font-weight-asian="bold" style:font-size-complex="9pt" style:font-weight-complex="bold"/>
    </style:style>
    <style:style style:name="P27" style:family="paragraph" style:parent-style-name="Standard">
      <style:paragraph-properties fo:margin-top="0in" fo:margin-bottom="0in" style:contextual-spacing="false" fo:text-align="start" style:justify-single-word="false"/>
      <style:text-properties style:font-name="Georgia" fo:font-size="9pt" fo:font-weight="bold" officeooo:rsid="00be4f81" officeooo:paragraph-rsid="00be4f81" style:font-size-asian="9pt" style:font-weight-asian="bold" style:font-size-complex="9pt" style:font-weight-complex="bold"/>
    </style:style>
    <style:style style:name="P28" style:family="paragraph" style:parent-style-name="Standard">
      <style:paragraph-properties fo:margin-top="0in" fo:margin-bottom="0in" style:contextual-spacing="false" fo:text-align="start" style:justify-single-word="false"/>
      <style:text-properties style:font-name="Georgia" fo:font-size="9pt" fo:font-weight="bold" officeooo:rsid="00c05d45" officeooo:paragraph-rsid="00c05d45" style:font-size-asian="9pt" style:font-weight-asian="bold" style:font-size-complex="9pt" style:font-weight-complex="bold"/>
    </style:style>
    <style:style style:name="P29" style:family="paragraph" style:parent-style-name="Standard">
      <style:paragraph-properties fo:margin-top="0in" fo:margin-bottom="0in" style:contextual-spacing="false" fo:text-align="start" style:justify-single-word="false"/>
      <style:text-properties style:font-name="Georgia" fo:font-size="9pt" fo:font-weight="bold" officeooo:rsid="00ca886a" officeooo:paragraph-rsid="00ca886a" style:font-size-asian="9pt" style:font-weight-asian="bold" style:font-size-complex="9pt" style:font-weight-complex="bold"/>
    </style:style>
    <style:style style:name="P30" style:family="paragraph" style:parent-style-name="Standard">
      <style:paragraph-properties fo:margin-top="0in" fo:margin-bottom="0in" style:contextual-spacing="false" fo:text-align="start" style:justify-single-word="false"/>
      <style:text-properties style:font-name="Georgia" fo:font-size="9pt" fo:font-weight="bold" officeooo:rsid="00c8617e" officeooo:paragraph-rsid="00c8617e" style:font-size-asian="9pt" style:font-weight-asian="bold" style:font-size-complex="9pt" style:font-weight-complex="bold"/>
    </style:style>
    <style:style style:name="P31" style:family="paragraph" style:parent-style-name="Standard">
      <style:paragraph-properties fo:margin-top="0in" fo:margin-bottom="0in" style:contextual-spacing="false" fo:text-align="start" style:justify-single-word="false"/>
      <style:text-properties style:font-name="Georgia" fo:font-size="9pt" fo:font-weight="bold" officeooo:rsid="00ce4de0" officeooo:paragraph-rsid="00ce4de0" style:font-size-asian="9pt" style:font-weight-asian="bold" style:font-size-complex="9pt" style:font-weight-complex="bold"/>
    </style:style>
    <style:style style:name="P32" style:family="paragraph" style:parent-style-name="Standard">
      <style:paragraph-properties fo:margin-top="0in" fo:margin-bottom="0in" style:contextual-spacing="false" fo:text-align="start" style:justify-single-word="false"/>
      <style:text-properties style:font-name="Georgia" fo:font-size="9pt" fo:font-weight="bold" officeooo:rsid="00d7b2fd" officeooo:paragraph-rsid="00d7b2fd" style:font-size-asian="9pt" style:font-weight-asian="bold" style:font-size-complex="9pt" style:font-weight-complex="bold"/>
    </style:style>
    <style:style style:name="P33" style:family="paragraph" style:parent-style-name="Standard">
      <style:paragraph-properties fo:margin-top="0in" fo:margin-bottom="0in" style:contextual-spacing="false" fo:text-align="start" style:justify-single-word="false"/>
      <style:text-properties style:font-name="Georgia" fo:font-size="9pt" fo:font-weight="bold" officeooo:rsid="0091c3c7" officeooo:paragraph-rsid="0091c3c7" style:font-size-asian="7.84999990463257pt" style:font-weight-asian="bold" style:font-size-complex="9pt" style:font-weight-complex="bold"/>
    </style:style>
    <style:style style:name="P34" style:family="paragraph" style:parent-style-name="Standard">
      <style:paragraph-properties fo:margin-top="0in" fo:margin-bottom="0in" style:contextual-spacing="false"/>
      <style:text-properties style:font-name="Georgia" fo:font-size="9pt" fo:font-weight="normal" officeooo:rsid="0026fc5a" officeooo:paragraph-rsid="0026fc5a" style:font-size-asian="9pt" style:font-weight-asian="normal" style:font-size-complex="9pt" style:font-weight-complex="normal"/>
    </style:style>
    <style:style style:name="P35" style:family="paragraph" style:parent-style-name="Standard">
      <style:paragraph-properties fo:margin-top="0in" fo:margin-bottom="0in" style:contextual-spacing="false"/>
      <style:text-properties style:font-name="Georgia" fo:font-size="9pt" fo:font-weight="normal" officeooo:rsid="002ba877" officeooo:paragraph-rsid="0029d624" style:font-size-asian="9pt" style:font-weight-asian="normal" style:font-size-complex="9pt" style:font-weight-complex="normal"/>
    </style:style>
    <style:style style:name="P36" style:family="paragraph" style:parent-style-name="Standard">
      <style:paragraph-properties fo:margin-top="0in" fo:margin-bottom="0in" style:contextual-spacing="false"/>
      <style:text-properties style:font-name="Georgia" fo:font-size="9pt" fo:font-weight="normal" officeooo:rsid="005a496e" officeooo:paragraph-rsid="005a496e" style:font-size-asian="9pt" style:font-weight-asian="normal" style:font-size-complex="9pt" style:font-weight-complex="normal"/>
    </style:style>
    <style:style style:name="P37" style:family="paragraph" style:parent-style-name="Standard">
      <style:paragraph-properties fo:margin-top="0in" fo:margin-bottom="0in" style:contextual-spacing="false"/>
      <style:text-properties style:font-name="Georgia" fo:font-size="9pt" fo:font-weight="normal" officeooo:rsid="005f0862" officeooo:paragraph-rsid="005f0862" style:font-size-asian="9pt" style:font-weight-asian="normal" style:font-size-complex="9pt" style:font-weight-complex="normal"/>
    </style:style>
    <style:style style:name="P38" style:family="paragraph" style:parent-style-name="Standard">
      <style:paragraph-properties fo:margin-top="0in" fo:margin-bottom="0in" style:contextual-spacing="false" fo:text-align="start" style:justify-single-word="false"/>
      <style:text-properties style:font-name="Georgia" fo:font-size="9pt" fo:font-weight="normal" officeooo:rsid="0067e5dc" officeooo:paragraph-rsid="0067647e" style:font-size-asian="9pt" style:font-weight-asian="normal" style:font-size-complex="9pt" style:font-weight-complex="normal"/>
    </style:style>
    <style:style style:name="P39" style:family="paragraph" style:parent-style-name="Standard">
      <style:paragraph-properties fo:margin-top="0in" fo:margin-bottom="0in" style:contextual-spacing="false" fo:text-align="start" style:justify-single-word="false"/>
      <style:text-properties style:font-name="Georgia" fo:font-size="9pt" fo:font-weight="normal" officeooo:rsid="00875ee9" officeooo:paragraph-rsid="00875ee9" style:font-size-asian="9pt" style:font-weight-asian="normal" style:font-size-complex="9pt" style:font-weight-complex="normal"/>
    </style:style>
    <style:style style:name="P40" style:family="paragraph" style:parent-style-name="Standard">
      <style:paragraph-properties fo:margin-top="0in" fo:margin-bottom="0in" style:contextual-spacing="false" fo:text-align="start" style:justify-single-word="false"/>
      <style:text-properties style:font-name="Georgia" fo:font-size="9pt" fo:font-weight="normal" officeooo:rsid="0089113d" officeooo:paragraph-rsid="00875ee9" style:font-size-asian="9pt" style:font-weight-asian="normal" style:font-size-complex="9pt" style:font-weight-complex="normal"/>
    </style:style>
    <style:style style:name="P41" style:family="paragraph" style:parent-style-name="Standard">
      <style:paragraph-properties fo:margin-top="0in" fo:margin-bottom="0in" style:contextual-spacing="false" fo:text-align="start" style:justify-single-word="false"/>
      <style:text-properties style:font-name="Georgia" fo:font-size="9pt" fo:font-weight="normal" officeooo:rsid="008f4a8c" officeooo:paragraph-rsid="008c89ff" style:font-size-asian="9pt" style:font-weight-asian="normal" style:font-size-complex="9pt" style:font-weight-complex="normal"/>
    </style:style>
    <style:style style:name="P42" style:family="paragraph" style:parent-style-name="Standard">
      <style:paragraph-properties fo:margin-top="0in" fo:margin-bottom="0in" style:contextual-spacing="false" fo:text-align="start" style:justify-single-word="false"/>
      <style:text-properties style:font-name="Georgia" fo:font-size="9pt" fo:font-weight="normal" officeooo:rsid="00950513" officeooo:paragraph-rsid="0094af6a" style:font-size-asian="9pt" style:font-weight-asian="normal" style:font-size-complex="9pt" style:font-weight-complex="normal"/>
    </style:style>
    <style:style style:name="P43" style:family="paragraph" style:parent-style-name="Standard">
      <style:paragraph-properties fo:margin-top="0in" fo:margin-bottom="0in" style:contextual-spacing="false"/>
      <style:text-properties style:font-name="Georgia" fo:font-size="9pt" fo:font-weight="normal" officeooo:rsid="00af2c52" officeooo:paragraph-rsid="00ae625d" style:font-size-asian="9pt" style:font-weight-asian="normal" style:font-size-complex="9pt" style:font-weight-complex="normal"/>
    </style:style>
    <style:style style:name="P44" style:family="paragraph" style:parent-style-name="Standard">
      <style:paragraph-properties fo:margin-top="0in" fo:margin-bottom="0in" style:contextual-spacing="false"/>
      <style:text-properties style:font-name="Georgia" fo:font-size="9pt" fo:font-weight="normal" officeooo:rsid="00b289a6" officeooo:paragraph-rsid="00b04128" style:font-size-asian="9pt" style:font-weight-asian="normal" style:font-size-complex="9pt" style:font-weight-complex="normal"/>
    </style:style>
    <style:style style:name="P45" style:family="paragraph" style:parent-style-name="Standard">
      <style:paragraph-properties fo:margin-top="0in" fo:margin-bottom="0in" style:contextual-spacing="false" fo:text-align="start" style:justify-single-word="false"/>
      <style:text-properties style:font-name="Georgia" fo:font-size="9pt" fo:font-weight="normal" officeooo:rsid="00b9c147" officeooo:paragraph-rsid="00b4d126" style:font-size-asian="9pt" style:font-weight-asian="normal" style:font-size-complex="9pt" style:font-weight-complex="normal"/>
    </style:style>
    <style:style style:name="P46" style:family="paragraph" style:parent-style-name="Standard">
      <style:paragraph-properties fo:margin-top="0in" fo:margin-bottom="0in" style:contextual-spacing="false" fo:text-align="start" style:justify-single-word="false"/>
      <style:text-properties style:font-name="Georgia" fo:font-size="9pt" fo:font-weight="normal" officeooo:rsid="00bd06c2" officeooo:paragraph-rsid="00bc0103" style:font-size-asian="9pt" style:font-weight-asian="normal" style:font-size-complex="9pt" style:font-weight-complex="normal"/>
    </style:style>
    <style:style style:name="P47" style:family="paragraph" style:parent-style-name="Standard">
      <style:paragraph-properties fo:margin-top="0in" fo:margin-bottom="0in" style:contextual-spacing="false" fo:text-align="start" style:justify-single-word="false"/>
      <style:text-properties style:font-name="Georgia" fo:font-size="9pt" fo:font-weight="normal" officeooo:rsid="00c05d45" officeooo:paragraph-rsid="00c05d45" style:font-size-asian="9pt" style:font-weight-asian="normal" style:font-size-complex="9pt" style:font-weight-complex="normal"/>
    </style:style>
    <style:style style:name="P48" style:family="paragraph" style:parent-style-name="Standard">
      <style:paragraph-properties fo:margin-top="0in" fo:margin-bottom="0in" style:contextual-spacing="false" fo:text-align="start" style:justify-single-word="false"/>
      <style:text-properties style:font-name="Georgia" fo:font-size="9pt" fo:font-weight="normal" officeooo:rsid="00c96b86" officeooo:paragraph-rsid="00c8617e" style:font-size-asian="9pt" style:font-weight-asian="normal" style:font-size-complex="9pt" style:font-weight-complex="normal"/>
    </style:style>
    <style:style style:name="P49" style:family="paragraph" style:parent-style-name="Standard">
      <style:paragraph-properties fo:margin-top="0in" fo:margin-bottom="0in" style:contextual-spacing="false" fo:text-align="start" style:justify-single-word="false"/>
      <style:text-properties style:font-name="Georgia" fo:font-size="9pt" fo:font-weight="normal" officeooo:rsid="00d99cb2" officeooo:paragraph-rsid="00d7b2fd" style:font-size-asian="9pt" style:font-weight-asian="normal" style:font-size-complex="9pt" style:font-weight-complex="normal"/>
    </style:style>
    <style:style style:name="P50" style:family="paragraph" style:parent-style-name="Standard">
      <style:paragraph-properties fo:margin-top="0in" fo:margin-bottom="0in" style:contextual-spacing="false" fo:text-align="start" style:justify-single-word="false"/>
      <style:text-properties style:font-name="Georgia" fo:font-size="9pt" fo:font-style="normal" officeooo:rsid="0036e80f" officeooo:paragraph-rsid="0036e80f" style:font-size-asian="9pt" style:font-style-asian="normal" style:font-size-complex="9pt" style:font-style-complex="normal"/>
    </style:style>
    <style:style style:name="P51" style:family="paragraph" style:parent-style-name="Standard">
      <style:paragraph-properties fo:margin-top="0in" fo:margin-bottom="0in" style:contextual-spacing="false" fo:text-align="start" style:justify-single-word="false"/>
      <style:text-properties style:font-name="Georgia" fo:font-size="9pt" fo:font-style="normal" officeooo:rsid="0039db78" officeooo:paragraph-rsid="0039db78" style:font-size-asian="9pt" style:font-style-asian="normal" style:font-size-complex="9pt" style:font-style-complex="normal"/>
    </style:style>
    <style:style style:name="P52" style:family="paragraph" style:parent-style-name="Standard">
      <style:paragraph-properties fo:margin-top="0in" fo:margin-bottom="0in" style:contextual-spacing="false" fo:text-align="start" style:justify-single-word="false"/>
      <style:text-properties style:font-name="Georgia" fo:font-size="9pt" fo:font-style="normal" officeooo:rsid="0046cc2e" officeooo:paragraph-rsid="0046cc2e" style:font-size-asian="9pt" style:font-style-asian="normal" style:font-size-complex="9pt" style:font-style-complex="normal"/>
    </style:style>
    <style:style style:name="P53" style:family="paragraph" style:parent-style-name="Standard">
      <style:paragraph-properties fo:margin-top="0in" fo:margin-bottom="0in" style:contextual-spacing="false" fo:text-align="start" style:justify-single-word="false">
        <style:tab-stops>
          <style:tab-stop style:position="1.6772in"/>
        </style:tab-stops>
      </style:paragraph-properties>
      <style:text-properties style:font-name="Georgia" fo:font-size="9pt" fo:font-style="normal" officeooo:rsid="006d6f75" officeooo:paragraph-rsid="006d6f75" style:font-size-asian="9pt" style:font-style-asian="normal" style:font-size-complex="9pt" style:font-style-complex="normal"/>
    </style:style>
    <style:style style:name="P54" style:family="paragraph" style:parent-style-name="Standard">
      <style:paragraph-properties fo:margin-top="0in" fo:margin-bottom="0in" style:contextual-spacing="false"/>
      <style:text-properties style:font-name="Georgia" fo:font-size="11pt" fo:font-weight="bold" officeooo:rsid="0045e636" officeooo:paragraph-rsid="0045e636" style:font-size-asian="9.60000038146973pt" style:font-weight-asian="bold" style:font-size-complex="11pt" style:font-weight-complex="bold"/>
    </style:style>
    <style:style style:name="P55" style:family="paragraph" style:parent-style-name="Standard">
      <style:paragraph-properties fo:margin-top="0in" fo:margin-bottom="0in" style:contextual-spacing="false"/>
      <style:text-properties style:font-name="Georgia" fo:font-size="11pt" fo:font-weight="bold" officeooo:rsid="004e156b" officeooo:paragraph-rsid="004e156b" style:font-size-asian="9.60000038146973pt" style:font-weight-asian="bold" style:font-size-complex="11pt" style:font-weight-complex="bold"/>
    </style:style>
    <style:style style:name="P56" style:family="paragraph" style:parent-style-name="Standard">
      <style:paragraph-properties fo:margin-top="0in" fo:margin-bottom="0in" style:contextual-spacing="false" fo:text-align="center" style:justify-single-word="false"/>
      <style:text-properties style:font-name="Georgia" fo:font-size="11pt" fo:font-weight="bold" officeooo:rsid="004e156b" officeooo:paragraph-rsid="004e156b" style:font-size-asian="9.60000038146973pt" style:font-weight-asian="bold" style:font-size-complex="11pt" style:font-weight-complex="bold"/>
    </style:style>
    <style:style style:name="P57" style:family="paragraph" style:parent-style-name="Standard">
      <style:paragraph-properties fo:margin-top="0in" fo:margin-bottom="0in" style:contextual-spacing="false" fo:text-align="start" style:justify-single-word="false"/>
      <style:text-properties style:font-name="Georgia" fo:font-size="11pt" fo:font-weight="bold" officeooo:rsid="009d8d40" officeooo:paragraph-rsid="009d8d40" style:font-size-asian="9.60000038146973pt" style:font-weight-asian="bold" style:font-size-complex="11pt" style:font-weight-complex="bold"/>
    </style:style>
    <style:style style:name="P58" style:family="paragraph" style:parent-style-name="Standard">
      <style:paragraph-properties fo:margin-top="0in" fo:margin-bottom="0in" style:contextual-spacing="false"/>
      <style:text-properties style:font-name="Georgia" fo:font-size="11pt" fo:font-weight="normal" officeooo:rsid="0056e3e3" officeooo:paragraph-rsid="0045e636" style:font-size-asian="9.60000038146973pt" style:font-weight-asian="normal" style:font-size-complex="11pt" style:font-weight-complex="normal"/>
    </style:style>
    <style:style style:name="P59" style:family="paragraph" style:parent-style-name="Standard">
      <style:paragraph-properties fo:margin-top="0in" fo:margin-bottom="0in" style:contextual-spacing="false"/>
      <style:text-properties style:font-name="Georgia" fo:font-size="11pt" fo:font-weight="normal" officeooo:rsid="0058e08d" officeooo:paragraph-rsid="0045e636" style:font-size-asian="9.60000038146973pt" style:font-weight-asian="normal" style:font-size-complex="11pt" style:font-weight-complex="normal"/>
    </style:style>
    <style:style style:name="P60" style:family="paragraph" style:parent-style-name="Standard">
      <style:paragraph-properties fo:margin-top="0in" fo:margin-bottom="0in" style:contextual-spacing="false"/>
      <style:text-properties style:font-name="Georgia" fo:font-size="11pt" fo:font-weight="normal" officeooo:rsid="005f0862" officeooo:paragraph-rsid="005f0862" style:font-size-asian="9.60000038146973pt" style:font-weight-asian="normal" style:font-size-complex="11pt" style:font-weight-complex="normal"/>
    </style:style>
    <style:style style:name="P61" style:family="paragraph" style:parent-style-name="Standard">
      <style:paragraph-properties fo:margin-top="0in" fo:margin-bottom="0in" style:contextual-spacing="false"/>
      <style:text-properties style:font-name="Georgia" fo:font-size="11pt" fo:font-weight="normal" officeooo:rsid="0067647e" officeooo:paragraph-rsid="0067647e" style:font-size-asian="9.60000038146973pt" style:font-weight-asian="normal" style:font-size-complex="11pt" style:font-weight-complex="normal"/>
    </style:style>
    <style:style style:name="P62" style:family="paragraph" style:parent-style-name="Standard">
      <style:paragraph-properties fo:margin-top="0in" fo:margin-bottom="0in" style:contextual-spacing="false" fo:text-align="center" style:justify-single-word="false"/>
      <style:text-properties style:font-name="Georgia" fo:font-size="11pt" fo:font-weight="normal" officeooo:rsid="0067647e" officeooo:paragraph-rsid="0067647e" style:font-size-asian="9.60000038146973pt" style:font-weight-asian="normal" style:font-size-complex="11pt" style:font-weight-complex="normal"/>
    </style:style>
    <style:style style:name="P63" style:family="paragraph" style:parent-style-name="Standard">
      <style:paragraph-properties fo:margin-top="0in" fo:margin-bottom="0in" style:contextual-spacing="false" fo:text-align="start" style:justify-single-word="false"/>
      <style:text-properties style:font-name="Georgia" fo:font-size="11pt" fo:font-weight="normal" officeooo:rsid="0067647e" officeooo:paragraph-rsid="0067647e" style:font-size-asian="9.60000038146973pt" style:font-weight-asian="normal" style:font-size-complex="11pt" style:font-weight-complex="normal"/>
    </style:style>
    <style:style style:name="P64" style:family="paragraph" style:parent-style-name="Standard">
      <style:paragraph-properties fo:margin-top="0in" fo:margin-bottom="0in" style:contextual-spacing="false"/>
      <style:text-properties style:font-name="Georgia" fo:font-size="11pt" fo:font-weight="normal" officeooo:rsid="0067647e" officeooo:paragraph-rsid="0069c991" style:font-size-asian="9.60000038146973pt" style:font-weight-asian="normal" style:font-size-complex="11pt" style:font-weight-complex="normal"/>
    </style:style>
    <style:style style:name="P65" style:family="paragraph" style:parent-style-name="Standard">
      <style:paragraph-properties fo:margin-top="0in" fo:margin-bottom="0in" style:contextual-spacing="false"/>
      <style:text-properties style:font-name="Georgia" fo:font-size="11pt" fo:font-weight="normal" officeooo:rsid="0067647e" officeooo:paragraph-rsid="006c3b9d" style:font-size-asian="9.60000038146973pt" style:font-weight-asian="normal" style:font-size-complex="11pt" style:font-weight-complex="normal"/>
    </style:style>
    <style:style style:name="P66" style:family="paragraph" style:parent-style-name="Standard">
      <style:paragraph-properties fo:margin-top="0in" fo:margin-bottom="0in" style:contextual-spacing="false"/>
      <style:text-properties style:font-name="Georgia" fo:font-size="11pt" fo:font-weight="normal" officeooo:rsid="00687149" officeooo:paragraph-rsid="006b5956" style:font-size-asian="9.60000038146973pt" style:font-weight-asian="normal" style:font-size-complex="11pt" style:font-weight-complex="normal"/>
    </style:style>
    <style:style style:name="P67" style:family="paragraph" style:parent-style-name="Standard">
      <style:paragraph-properties fo:margin-top="0in" fo:margin-bottom="0in" style:contextual-spacing="false"/>
      <style:text-properties style:font-name="Georgia" fo:font-size="11pt" fo:font-weight="normal" officeooo:rsid="00687149" officeooo:paragraph-rsid="006c3b9d" style:font-size-asian="9.60000038146973pt" style:font-weight-asian="normal" style:font-size-complex="11pt" style:font-weight-complex="normal"/>
    </style:style>
    <style:style style:name="P68" style:family="paragraph" style:parent-style-name="Standard">
      <style:paragraph-properties fo:margin-top="0in" fo:margin-bottom="0in" style:contextual-spacing="false"/>
      <style:text-properties style:font-name="Georgia" fo:font-size="11pt" fo:font-weight="normal" officeooo:rsid="0072ee9b" officeooo:paragraph-rsid="0072ee9b" style:font-size-asian="9.60000038146973pt" style:font-weight-asian="normal" style:font-size-complex="11pt" style:font-weight-complex="normal"/>
    </style:style>
    <style:style style:name="P69" style:family="paragraph" style:parent-style-name="Standard">
      <style:paragraph-properties fo:margin-top="0in" fo:margin-bottom="0in" style:contextual-spacing="false"/>
      <style:text-properties style:font-name="Georgia" fo:font-size="11pt" fo:font-weight="normal" officeooo:rsid="0074173b" officeooo:paragraph-rsid="0074173b" style:font-size-asian="9.60000038146973pt" style:font-weight-asian="normal" style:font-size-complex="11pt" style:font-weight-complex="normal"/>
    </style:style>
    <style:style style:name="P70" style:family="paragraph" style:parent-style-name="Standard">
      <style:paragraph-properties fo:margin-top="0in" fo:margin-bottom="0in" style:contextual-spacing="false"/>
      <style:text-properties style:font-name="Georgia" fo:font-size="11pt" fo:font-weight="normal" officeooo:rsid="00747a31" officeooo:paragraph-rsid="00747a31" style:font-size-asian="9.60000038146973pt" style:font-weight-asian="normal" style:font-size-complex="11pt" style:font-weight-complex="normal"/>
    </style:style>
    <style:style style:name="P71" style:family="paragraph" style:parent-style-name="Standard">
      <style:paragraph-properties fo:margin-top="0in" fo:margin-bottom="0in" style:contextual-spacing="false" fo:text-align="start" style:justify-single-word="false"/>
      <style:text-properties style:font-name="Georgia" fo:font-size="11pt" fo:font-weight="normal" officeooo:rsid="0076b222" officeooo:paragraph-rsid="0076b222" style:font-size-asian="9.60000038146973pt" style:font-weight-asian="normal" style:font-size-complex="11pt" style:font-weight-complex="normal"/>
    </style:style>
    <style:style style:name="P72" style:family="paragraph" style:parent-style-name="Standard">
      <style:paragraph-properties fo:margin-top="0in" fo:margin-bottom="0in" style:contextual-spacing="false" fo:text-align="center" style:justify-single-word="false"/>
      <style:text-properties style:font-name="Georgia" fo:font-size="11pt" fo:font-weight="normal" officeooo:rsid="0077d9b6" officeooo:paragraph-rsid="0077d9b6" style:font-size-asian="9.60000038146973pt" style:font-weight-asian="normal" style:font-size-complex="11pt" style:font-weight-complex="normal"/>
    </style:style>
    <style:style style:name="P73" style:family="paragraph" style:parent-style-name="Standard">
      <style:paragraph-properties fo:margin-top="0in" fo:margin-bottom="0in" style:contextual-spacing="false" fo:text-align="start" style:justify-single-word="false"/>
      <style:text-properties style:font-name="Georgia" fo:font-size="11pt" fo:font-weight="normal" officeooo:rsid="008099d2" officeooo:paragraph-rsid="0076b222" style:font-size-asian="9.60000038146973pt" style:font-weight-asian="normal" style:font-size-complex="11pt" style:font-weight-complex="normal"/>
    </style:style>
    <style:style style:name="P74" style:family="paragraph" style:parent-style-name="Standard">
      <style:paragraph-properties fo:margin-top="0in" fo:margin-bottom="0in" style:contextual-spacing="false" fo:text-align="center" style:justify-single-word="false"/>
      <style:text-properties style:font-name="Georgia" fo:font-size="11pt" fo:font-weight="normal" officeooo:rsid="008c89ff" officeooo:paragraph-rsid="008c89ff" style:font-size-asian="9.60000038146973pt" style:font-weight-asian="normal" style:font-size-complex="11pt" style:font-weight-complex="normal"/>
    </style:style>
    <style:style style:name="P75" style:family="paragraph" style:parent-style-name="Standard">
      <style:paragraph-properties fo:margin-top="0in" fo:margin-bottom="0in" style:contextual-spacing="false" fo:text-align="start" style:justify-single-word="false"/>
      <style:text-properties style:font-name="Georgia" fo:font-size="11pt" fo:font-weight="normal" officeooo:rsid="009d8d40" officeooo:paragraph-rsid="009d8d40" style:font-size-asian="9.60000038146973pt" style:font-weight-asian="normal" style:font-size-complex="11pt" style:font-weight-complex="normal"/>
    </style:style>
    <style:style style:name="P76" style:family="paragraph" style:parent-style-name="Standard">
      <style:paragraph-properties fo:margin-top="0in" fo:margin-bottom="0in" style:contextual-spacing="false" fo:text-align="start" style:justify-single-word="false"/>
      <style:text-properties style:font-name="Georgia" fo:font-size="11pt" fo:font-weight="normal" officeooo:rsid="009d8d40" officeooo:paragraph-rsid="00b04128" style:font-size-asian="9.60000038146973pt" style:font-weight-asian="normal" style:font-size-complex="11pt" style:font-weight-complex="normal"/>
    </style:style>
    <style:style style:name="P77" style:family="paragraph" style:parent-style-name="Standard">
      <style:paragraph-properties fo:margin-top="0in" fo:margin-bottom="0in" style:contextual-spacing="false" fo:text-align="center" style:justify-single-word="false"/>
      <style:text-properties style:font-name="Georgia" fo:font-size="11pt" fo:font-weight="normal" officeooo:rsid="00a96a5f" officeooo:paragraph-rsid="00a96a5f" style:font-size-asian="9.60000038146973pt" style:font-weight-asian="normal" style:font-size-complex="11pt" style:font-weight-complex="normal"/>
    </style:style>
    <style:style style:name="P78" style:family="paragraph" style:parent-style-name="Standard">
      <style:paragraph-properties fo:margin-top="0in" fo:margin-bottom="0in" style:contextual-spacing="false" fo:text-align="start" style:justify-single-word="false"/>
      <style:text-properties style:font-name="Georgia" fo:font-size="11pt" fo:font-weight="normal" officeooo:rsid="00b04128" officeooo:paragraph-rsid="00b04128" style:font-size-asian="9.60000038146973pt" style:font-weight-asian="normal" style:font-size-complex="11pt" style:font-weight-complex="normal"/>
    </style:style>
    <style:style style:name="P79" style:family="paragraph" style:parent-style-name="Standard">
      <style:paragraph-properties fo:margin-top="0in" fo:margin-bottom="0in" style:contextual-spacing="false" fo:text-align="start" style:justify-single-word="false"/>
      <style:text-properties style:font-name="Georgia" fo:font-size="11pt" fo:font-weight="normal" officeooo:rsid="00dcc5bb" officeooo:paragraph-rsid="00dcc5bb" style:font-size-asian="9.60000038146973pt" style:font-weight-asian="normal" style:font-size-complex="11pt" style:font-weight-complex="normal"/>
    </style:style>
    <style:style style:name="P80" style:family="paragraph" style:parent-style-name="Standard">
      <style:paragraph-properties fo:margin-top="0in" fo:margin-bottom="0in" style:contextual-spacing="false" fo:text-align="center" style:justify-single-word="false"/>
      <style:text-properties style:font-name="Georgia" fo:font-size="11pt" fo:font-weight="normal" officeooo:rsid="00dcc5bb" officeooo:paragraph-rsid="00dcc5bb" style:font-size-asian="9.60000038146973pt" style:font-weight-asian="normal" style:font-size-complex="11pt" style:font-weight-complex="normal"/>
    </style:style>
    <style:style style:name="P81" style:family="paragraph" style:parent-style-name="Standard">
      <style:paragraph-properties fo:margin-top="0in" fo:margin-bottom="0in" style:contextual-spacing="false" fo:text-align="start" style:justify-single-word="false"/>
      <style:text-properties style:font-name="Georgia" fo:font-size="11pt" fo:font-weight="normal" officeooo:rsid="00ed6b2f" officeooo:paragraph-rsid="00dcc5bb" style:font-size-asian="9.60000038146973pt" style:font-weight-asian="normal" style:font-size-complex="11pt" style:font-weight-complex="normal"/>
    </style:style>
    <style:style style:name="P82" style:family="paragraph" style:parent-style-name="Standard">
      <style:paragraph-properties fo:margin-top="0in" fo:margin-bottom="0in" style:contextual-spacing="false" fo:text-align="start" style:justify-single-word="false"/>
      <style:text-properties style:font-name="Georgia" fo:font-size="11pt" fo:font-weight="normal" officeooo:rsid="00f25c88" officeooo:paragraph-rsid="00dcc5bb" style:font-size-asian="9.60000038146973pt" style:font-weight-asian="normal" style:font-size-complex="11pt" style:font-weight-complex="normal"/>
    </style:style>
    <style:style style:name="P83" style:family="paragraph" style:parent-style-name="Standard">
      <style:paragraph-properties fo:margin-top="0in" fo:margin-bottom="0in" style:contextual-spacing="false" fo:text-align="start" style:justify-single-word="false"/>
      <style:text-properties style:font-name="Georgia" fo:font-size="11pt" fo:font-weight="normal" officeooo:rsid="008af3a1" officeooo:paragraph-rsid="008af3a1" style:font-size-asian="11pt" style:font-weight-asian="normal" style:font-size-complex="11pt" style:font-weight-complex="normal"/>
    </style:style>
    <style:style style:name="P84" style:family="paragraph" style:parent-style-name="Standard">
      <style:paragraph-properties fo:margin-top="0in" fo:margin-bottom="0in" style:contextual-spacing="false" fo:text-align="center" style:justify-single-word="false"/>
      <style:text-properties style:font-name="Georgia" fo:font-size="11pt" fo:font-weight="normal" officeooo:rsid="008c89ff" officeooo:paragraph-rsid="008c89ff" style:font-size-asian="11pt" style:font-weight-asian="normal" style:font-size-complex="11pt" style:font-weight-complex="normal"/>
    </style:style>
    <style:style style:name="P85" style:family="paragraph" style:parent-style-name="Standard">
      <style:paragraph-properties fo:margin-top="0in" fo:margin-bottom="0in" style:contextual-spacing="false" fo:text-align="center" style:justify-single-word="false"/>
      <style:text-properties style:font-name="Georgia" fo:font-size="11pt" fo:font-weight="normal" officeooo:rsid="008f4a8c" officeooo:paragraph-rsid="008f4a8c" style:font-size-asian="11pt" style:font-weight-asian="normal" style:font-size-complex="11pt" style:font-weight-complex="normal"/>
    </style:style>
    <style:style style:name="P86" style:family="paragraph" style:parent-style-name="Standard">
      <style:paragraph-properties fo:margin-top="0in" fo:margin-bottom="0in" style:contextual-spacing="false" fo:text-align="center" style:justify-single-word="false"/>
      <style:text-properties style:font-name="Georgia" fo:font-size="11pt" fo:font-weight="normal" officeooo:rsid="0091c3c7" officeooo:paragraph-rsid="0091c3c7" style:font-size-asian="11pt" style:font-weight-asian="normal" style:font-size-complex="11pt" style:font-weight-complex="normal"/>
    </style:style>
    <style:style style:name="P87" style:family="paragraph" style:parent-style-name="Standard">
      <style:paragraph-properties fo:margin-top="0in" fo:margin-bottom="0in" style:contextual-spacing="false"/>
      <style:text-properties style:font-name="Georgia" fo:font-size="11pt" fo:font-weight="normal" officeooo:rsid="00b2c7e6" officeooo:paragraph-rsid="00b2c7e6" style:font-size-asian="11pt" style:font-weight-asian="normal" style:font-size-complex="11pt" style:font-weight-complex="normal"/>
    </style:style>
    <style:style style:name="P88" style:family="paragraph" style:parent-style-name="Standard">
      <style:paragraph-properties fo:margin-top="0in" fo:margin-bottom="0in" style:contextual-spacing="false" fo:text-align="center" style:justify-single-word="false"/>
      <style:text-properties style:font-name="Georgia" fo:font-size="11pt" fo:font-weight="normal" officeooo:rsid="00b4d126" officeooo:paragraph-rsid="00b4d126" style:font-size-asian="11pt" style:font-weight-asian="normal" style:font-size-complex="11pt" style:font-weight-complex="normal"/>
    </style:style>
    <style:style style:name="P89" style:family="paragraph" style:parent-style-name="Standard">
      <style:paragraph-properties fo:margin-top="0in" fo:margin-bottom="0in" style:contextual-spacing="false" fo:text-align="start" style:justify-single-word="false"/>
      <style:text-properties style:font-name="Georgia" fo:font-size="11pt" fo:font-weight="normal" officeooo:rsid="00c58e77" officeooo:paragraph-rsid="00c58e77" style:font-size-asian="11pt" style:font-weight-asian="normal" style:font-size-complex="11pt" style:font-weight-complex="normal"/>
    </style:style>
    <style:style style:name="P90" style:family="paragraph" style:parent-style-name="Standard">
      <style:paragraph-properties fo:margin-top="0in" fo:margin-bottom="0in" style:contextual-spacing="false" fo:text-align="center" style:justify-single-word="false"/>
      <style:text-properties style:font-name="Georgia" fo:font-size="11pt" fo:font-weight="normal" officeooo:rsid="00ce4de0" officeooo:paragraph-rsid="00ce4de0" style:font-size-asian="11pt" style:font-weight-asian="normal" style:font-size-complex="11pt" style:font-weight-complex="normal"/>
    </style:style>
    <style:style style:name="P91" style:family="paragraph" style:parent-style-name="Standard">
      <style:paragraph-properties fo:margin-top="0in" fo:margin-bottom="0in" style:contextual-spacing="false" fo:text-align="center" style:justify-single-word="false"/>
      <style:text-properties style:font-name="Georgia" fo:font-size="11pt" fo:font-weight="normal" officeooo:rsid="00c8617e" officeooo:paragraph-rsid="00c8617e" style:font-size-asian="11pt" style:font-weight-asian="normal" style:font-size-complex="11pt" style:font-weight-complex="normal"/>
    </style:style>
    <style:style style:name="P92" style:family="paragraph" style:parent-style-name="Standard">
      <style:paragraph-properties fo:margin-top="0in" fo:margin-bottom="0in" style:contextual-spacing="false" fo:text-align="start" style:justify-single-word="false"/>
      <style:text-properties style:font-name="Georgia" fo:font-size="11pt" fo:font-weight="normal" officeooo:rsid="00d33b91" officeooo:paragraph-rsid="00d33b91" style:font-size-asian="11pt" style:font-weight-asian="normal" style:font-size-complex="11pt" style:font-weight-complex="normal"/>
    </style:style>
    <style:style style:name="P93" style:family="paragraph" style:parent-style-name="Standard">
      <style:paragraph-properties fo:margin-top="0in" fo:margin-bottom="0in" style:contextual-spacing="false" fo:text-align="center" style:justify-single-word="false"/>
      <style:text-properties style:font-name="Georgia" fo:font-size="11pt" fo:font-weight="normal" officeooo:rsid="00d7b2fd" officeooo:paragraph-rsid="00d7b2fd" style:font-size-asian="11pt" style:font-weight-asian="normal" style:font-size-complex="11pt" style:font-weight-complex="normal"/>
    </style:style>
    <style:style style:name="P94" style:family="paragraph" style:parent-style-name="Standard">
      <style:paragraph-properties fo:margin-top="0in" fo:margin-bottom="0in" style:contextual-spacing="false" fo:text-align="start" style:justify-single-word="false"/>
      <style:text-properties style:font-name="Georgia" fo:font-size="11pt" fo:font-style="normal" officeooo:rsid="0036e80f" officeooo:paragraph-rsid="0036e80f" style:font-size-asian="11pt" style:font-style-asian="normal" style:font-size-complex="11pt" style:font-style-complex="normal"/>
    </style:style>
    <style:style style:name="P95" style:family="paragraph" style:parent-style-name="Standard">
      <style:paragraph-properties fo:margin-top="0in" fo:margin-bottom="0in" style:contextual-spacing="false" fo:text-align="start" style:justify-single-word="false"/>
      <style:text-properties style:font-name="Georgia" fo:font-size="11pt" fo:font-style="normal" officeooo:rsid="0039db78" officeooo:paragraph-rsid="0039db78" style:font-size-asian="11pt" style:font-style-asian="normal" style:font-size-complex="11pt" style:font-style-complex="normal"/>
    </style:style>
    <style:style style:name="P96" style:family="paragraph" style:parent-style-name="Standard">
      <style:paragraph-properties fo:margin-top="0in" fo:margin-bottom="0in" style:contextual-spacing="false" fo:text-align="start" style:justify-single-word="false"/>
      <style:text-properties style:font-name="Georgia" fo:font-size="11pt" fo:font-style="normal" officeooo:rsid="0041fdb6" officeooo:paragraph-rsid="0041fdb6" style:font-size-asian="11pt" style:font-style-asian="normal" style:font-size-complex="11pt" style:font-style-complex="normal"/>
    </style:style>
    <style:style style:name="P97" style:family="paragraph" style:parent-style-name="Standard">
      <style:paragraph-properties fo:margin-top="0in" fo:margin-bottom="0in" style:contextual-spacing="false" fo:text-align="center" style:justify-single-word="false"/>
      <style:text-properties style:font-name="Georgia" fo:font-size="11pt" fo:font-style="normal" officeooo:rsid="0041fdb6" officeooo:paragraph-rsid="0041fdb6" style:font-size-asian="11pt" style:font-style-asian="normal" style:font-size-complex="11pt" style:font-style-complex="normal"/>
    </style:style>
    <style:style style:name="P98" style:family="paragraph" style:parent-style-name="Standard">
      <style:paragraph-properties fo:margin-top="0in" fo:margin-bottom="0in" style:contextual-spacing="false" fo:text-align="center" style:justify-single-word="false">
        <style:tab-stops>
          <style:tab-stop style:position="1.6772in"/>
        </style:tab-stops>
      </style:paragraph-properties>
      <style:text-properties style:font-name="Georgia" fo:font-size="11pt" fo:font-style="normal" officeooo:rsid="00746a0b" officeooo:paragraph-rsid="00746a0b" style:font-size-asian="11pt" style:font-style-asian="normal" style:font-size-complex="11pt" style:font-style-complex="normal"/>
    </style:style>
    <style:style style:name="P99" style:family="paragraph" style:parent-style-name="Standard">
      <style:paragraph-properties fo:margin-top="0in" fo:margin-bottom="0in" style:contextual-spacing="false" fo:text-align="start" style:justify-single-word="false">
        <style:tab-stops>
          <style:tab-stop style:position="1.6772in"/>
        </style:tab-stops>
      </style:paragraph-properties>
      <style:text-properties style:font-name="Georgia" fo:font-size="11pt" fo:font-style="normal" officeooo:rsid="00746a0b" officeooo:paragraph-rsid="00746a0b" style:font-size-asian="11pt" style:font-style-asian="normal" style:font-size-complex="11pt" style:font-style-complex="normal"/>
    </style:style>
    <style:style style:name="P100" style:family="paragraph" style:parent-style-name="Standard">
      <style:paragraph-properties fo:margin-top="0in" fo:margin-bottom="0in" style:contextual-spacing="false" fo:text-align="start" style:justify-single-word="false">
        <style:tab-stops>
          <style:tab-stop style:position="1.6772in"/>
        </style:tab-stops>
      </style:paragraph-properties>
      <style:text-properties style:font-name="Georgia" fo:font-size="11pt" fo:font-style="normal" officeooo:rsid="0086c726" officeooo:paragraph-rsid="0086c726" style:font-size-asian="11pt" style:font-style-asian="normal" style:font-size-complex="11pt" style:font-style-complex="normal"/>
    </style:style>
    <style:style style:name="P101" style:family="paragraph" style:parent-style-name="Standard">
      <style:paragraph-properties fo:margin-top="0in" fo:margin-bottom="0in" style:contextual-spacing="false" fo:text-align="center" style:justify-single-word="false">
        <style:tab-stops>
          <style:tab-stop style:position="1.6772in"/>
        </style:tab-stops>
      </style:paragraph-properties>
      <style:text-properties style:font-name="Georgia" fo:font-size="11pt" fo:font-style="normal" officeooo:rsid="0086c726" officeooo:paragraph-rsid="0086c726" style:font-size-asian="11pt" style:font-style-asian="normal" style:font-size-complex="11pt" style:font-style-complex="normal"/>
    </style:style>
    <style:style style:name="P102" style:family="paragraph" style:parent-style-name="Standard">
      <style:paragraph-properties fo:margin-top="0in" fo:margin-bottom="0in" style:contextual-spacing="false" fo:text-align="center" style:justify-single-word="false">
        <style:tab-stops>
          <style:tab-stop style:position="1.6772in"/>
        </style:tab-stops>
      </style:paragraph-properties>
      <style:text-properties style:font-name="Georgia" fo:font-size="11pt" fo:font-style="normal" officeooo:rsid="008ad6fa" officeooo:paragraph-rsid="008ad6fa" style:font-size-asian="11pt" style:font-style-asian="normal" style:font-size-complex="11pt" style:font-style-complex="normal"/>
    </style:style>
    <style:style style:name="P103" style:family="paragraph" style:parent-style-name="Standard">
      <style:paragraph-properties fo:margin-top="0in" fo:margin-bottom="0in" style:contextual-spacing="false" fo:text-align="start" style:justify-single-word="false">
        <style:tab-stops>
          <style:tab-stop style:position="1.6772in"/>
        </style:tab-stops>
      </style:paragraph-properties>
      <style:text-properties style:font-name="Georgia" fo:font-size="11pt" fo:font-style="normal" officeooo:rsid="008ad6fa" officeooo:paragraph-rsid="008ad6fa" style:font-size-asian="11pt" style:font-style-asian="normal" style:font-size-complex="11pt" style:font-style-complex="normal"/>
    </style:style>
    <style:style style:name="P104" style:family="paragraph" style:parent-style-name="Standard">
      <style:paragraph-properties fo:margin-top="0in" fo:margin-bottom="0in" style:contextual-spacing="false" fo:text-align="start" style:justify-single-word="false"/>
      <style:text-properties style:font-name="Georgia" fo:font-size="11pt" fo:font-style="normal" officeooo:rsid="0046cc2e" officeooo:paragraph-rsid="0046cc2e" style:font-size-asian="9.60000038146973pt" style:font-style-asian="normal" style:font-size-complex="11pt" style:font-style-complex="normal"/>
    </style:style>
    <style:style style:name="P105" style:family="paragraph" style:parent-style-name="Standard">
      <style:paragraph-properties fo:margin-top="0in" fo:margin-bottom="0in" style:contextual-spacing="false" fo:text-align="start" style:justify-single-word="false">
        <style:tab-stops>
          <style:tab-stop style:position="1.6772in"/>
        </style:tab-stops>
      </style:paragraph-properties>
      <style:text-properties style:font-name="Georgia" fo:font-size="11pt" fo:font-style="normal" officeooo:rsid="0046cc2e" officeooo:paragraph-rsid="0046cc2e" style:font-size-asian="9.60000038146973pt" style:font-style-asian="normal" style:font-size-complex="11pt" style:font-style-complex="normal"/>
    </style:style>
    <style:style style:name="P106" style:family="paragraph" style:parent-style-name="Standard">
      <style:paragraph-properties fo:margin-top="0in" fo:margin-bottom="0in" style:contextual-spacing="false" fo:text-align="start" style:justify-single-word="false">
        <style:tab-stops>
          <style:tab-stop style:position="1.6772in"/>
        </style:tab-stops>
      </style:paragraph-properties>
      <style:text-properties style:font-name="Georgia" fo:font-size="11pt" fo:font-style="normal" officeooo:rsid="005c3eee" officeooo:paragraph-rsid="005c3eee" style:font-size-asian="9.60000038146973pt" style:font-style-asian="normal" style:font-size-complex="11pt" style:font-style-complex="normal"/>
    </style:style>
    <style:style style:name="P107" style:family="paragraph" style:parent-style-name="Standard">
      <style:paragraph-properties fo:margin-top="0in" fo:margin-bottom="0in" style:contextual-spacing="false" fo:text-align="center" style:justify-single-word="false">
        <style:tab-stops>
          <style:tab-stop style:position="1.6772in"/>
        </style:tab-stops>
      </style:paragraph-properties>
      <style:text-properties style:font-name="Georgia" fo:font-size="11pt" fo:font-style="normal" officeooo:rsid="005c3eee" officeooo:paragraph-rsid="005c3eee" style:font-size-asian="9.60000038146973pt" style:font-style-asian="normal" style:font-size-complex="11pt" style:font-style-complex="normal"/>
    </style:style>
    <style:style style:name="P108" style:family="paragraph" style:parent-style-name="Standard">
      <style:paragraph-properties fo:margin-top="0in" fo:margin-bottom="0in" style:contextual-spacing="false" fo:text-align="start" style:justify-single-word="false">
        <style:tab-stops>
          <style:tab-stop style:position="1.6772in"/>
        </style:tab-stops>
      </style:paragraph-properties>
      <style:text-properties style:font-name="Georgia" fo:font-size="11pt" fo:font-style="normal" officeooo:rsid="0061c2f5" officeooo:paragraph-rsid="0061c2f5" style:font-size-asian="9.60000038146973pt" style:font-style-asian="normal" style:font-size-complex="11pt" style:font-style-complex="normal"/>
    </style:style>
    <style:style style:name="P109" style:family="paragraph" style:parent-style-name="Standard">
      <style:paragraph-properties fo:margin-top="0in" fo:margin-bottom="0in" style:contextual-spacing="false" fo:text-align="center" style:justify-single-word="false">
        <style:tab-stops>
          <style:tab-stop style:position="1.6772in"/>
        </style:tab-stops>
      </style:paragraph-properties>
      <style:text-properties style:font-name="Georgia" fo:font-size="11pt" fo:font-style="normal" officeooo:rsid="0061c2f5" officeooo:paragraph-rsid="0061c2f5" style:font-size-asian="9.60000038146973pt" style:font-style-asian="normal" style:font-size-complex="11pt" style:font-style-complex="normal"/>
    </style:style>
    <style:style style:name="P110" style:family="paragraph" style:parent-style-name="Standard">
      <style:paragraph-properties fo:margin-top="0in" fo:margin-bottom="0in" style:contextual-spacing="false" fo:text-align="center" style:justify-single-word="false"/>
      <style:text-properties style:font-name="Georgia" fo:font-size="11pt" officeooo:rsid="00086275" officeooo:paragraph-rsid="00dae11d" style:font-size-asian="11pt" style:font-size-complex="11pt"/>
    </style:style>
    <style:style style:name="P111" style:family="paragraph" style:parent-style-name="Standard">
      <style:paragraph-properties fo:margin-top="0in" fo:margin-bottom="0in" style:contextual-spacing="false"/>
      <style:text-properties style:font-name="Georgia" officeooo:rsid="00086275" officeooo:paragraph-rsid="00086275"/>
    </style:style>
    <style:style style:name="P112" style:family="paragraph" style:parent-style-name="Standard">
      <style:paragraph-properties fo:margin-top="0in" fo:margin-bottom="0in" style:contextual-spacing="false"/>
      <style:text-properties style:font-name="Georgia" fo:font-style="normal" officeooo:rsid="0011f312" officeooo:paragraph-rsid="00086275" style:font-style-asian="normal" style:font-style-complex="normal"/>
    </style:style>
    <style:style style:name="P113" style:family="paragraph" style:parent-style-name="Standard">
      <style:paragraph-properties fo:margin-top="0in" fo:margin-bottom="0in" style:contextual-spacing="false"/>
      <style:text-properties style:font-name="Georgia" fo:font-style="normal" officeooo:rsid="00167a07" officeooo:paragraph-rsid="00167a07" style:font-style-asian="normal" style:font-style-complex="normal"/>
    </style:style>
    <style:style style:name="P114" style:family="paragraph" style:parent-style-name="Standard">
      <style:paragraph-properties fo:margin-top="0in" fo:margin-bottom="0in" style:contextual-spacing="false" fo:text-align="center" style:justify-single-word="false"/>
      <style:text-properties style:font-name="Georgia" fo:font-style="normal" officeooo:rsid="00167a07" officeooo:paragraph-rsid="00167a07" style:font-style-asian="normal" style:font-style-complex="normal"/>
    </style:style>
    <style:style style:name="P115" style:family="paragraph" style:parent-style-name="Standard">
      <style:paragraph-properties fo:margin-top="0in" fo:margin-bottom="0in" style:contextual-spacing="false"/>
      <style:text-properties style:font-name="Georgia" fo:font-style="normal" officeooo:rsid="001a8dbb" officeooo:paragraph-rsid="001a8dbb" style:font-style-asian="normal" style:font-style-complex="normal"/>
    </style:style>
    <style:style style:name="P116" style:family="paragraph" style:parent-style-name="Standard">
      <style:paragraph-properties fo:margin-top="0in" fo:margin-bottom="0in" style:contextual-spacing="false" fo:text-align="center" style:justify-single-word="false"/>
      <style:text-properties style:font-name="Georgia" fo:font-style="normal" officeooo:rsid="001a8dbb" officeooo:paragraph-rsid="001a8dbb" style:font-style-asian="normal" style:font-style-complex="normal"/>
    </style:style>
    <style:style style:name="P117" style:family="paragraph" style:parent-style-name="Standard">
      <style:paragraph-properties fo:margin-top="0in" fo:margin-bottom="0in" style:contextual-spacing="false" fo:text-align="center" style:justify-single-word="false"/>
      <style:text-properties style:font-name="Georgia" fo:font-style="normal" officeooo:rsid="00246754" officeooo:paragraph-rsid="00246754" style:font-style-asian="normal" style:font-style-complex="normal"/>
    </style:style>
    <style:style style:name="P118" style:family="paragraph" style:parent-style-name="Standard">
      <style:paragraph-properties fo:margin-top="0in" fo:margin-bottom="0in" style:contextual-spacing="false" fo:text-align="start" style:justify-single-word="false"/>
      <style:text-properties style:font-name="Georgia" fo:font-style="normal" officeooo:rsid="00246754" officeooo:paragraph-rsid="00246754" style:font-style-asian="normal" style:font-style-complex="normal"/>
    </style:style>
    <style:style style:name="P119" style:family="paragraph" style:parent-style-name="Standard">
      <style:paragraph-properties fo:margin-top="0in" fo:margin-bottom="0in" style:contextual-spacing="false" fo:text-align="start" style:justify-single-word="false"/>
      <style:text-properties style:font-name="Georgia" fo:font-style="normal" officeooo:rsid="00280bfb" officeooo:paragraph-rsid="00280bfb" style:font-style-asian="normal" style:font-style-complex="normal"/>
    </style:style>
    <style:style style:name="P120" style:family="paragraph" style:parent-style-name="Standard">
      <style:paragraph-properties fo:margin-top="0in" fo:margin-bottom="0in" style:contextual-spacing="false" fo:text-align="center" style:justify-single-word="false"/>
      <style:text-properties style:font-name="Georgia" fo:font-style="normal" officeooo:rsid="00280bfb" officeooo:paragraph-rsid="00280bfb" style:font-style-asian="normal" style:font-style-complex="normal"/>
    </style:style>
    <style:style style:name="P121" style:family="paragraph" style:parent-style-name="Standard">
      <style:paragraph-properties fo:margin-top="0in" fo:margin-bottom="0in" style:contextual-spacing="false" fo:text-align="center" style:justify-single-word="false"/>
      <style:text-properties style:font-name="Georgia" fo:font-style="normal" officeooo:rsid="0029e1a7" officeooo:paragraph-rsid="0029e1a7" style:font-style-asian="normal" style:font-style-complex="normal"/>
    </style:style>
    <style:style style:name="P122" style:family="paragraph" style:parent-style-name="Standard">
      <style:paragraph-properties fo:margin-top="0in" fo:margin-bottom="0in" style:contextual-spacing="false" fo:text-align="start" style:justify-single-word="false"/>
      <style:text-properties style:font-name="Georgia" fo:font-style="normal" officeooo:rsid="0029e1a7" officeooo:paragraph-rsid="0029e1a7" style:font-style-asian="normal" style:font-style-complex="normal"/>
    </style:style>
    <style:style style:name="P123" style:family="paragraph" style:parent-style-name="Standard">
      <style:paragraph-properties fo:margin-top="0in" fo:margin-bottom="0in" style:contextual-spacing="false" fo:text-align="start" style:justify-single-word="false"/>
      <style:text-properties style:font-name="Georgia" fo:font-style="normal" officeooo:rsid="002b8701" officeooo:paragraph-rsid="002b8701" style:font-style-asian="normal" style:font-style-complex="normal"/>
    </style:style>
    <style:style style:name="P124" style:family="paragraph" style:parent-style-name="Standard">
      <style:paragraph-properties fo:margin-top="0in" fo:margin-bottom="0in" style:contextual-spacing="false" fo:text-align="center" style:justify-single-word="false"/>
      <style:text-properties style:font-name="Georgia" fo:font-style="normal" officeooo:rsid="002b8701" officeooo:paragraph-rsid="002b8701" style:font-style-asian="normal" style:font-style-complex="normal"/>
    </style:style>
    <style:style style:name="P125" style:family="paragraph" style:parent-style-name="Standard">
      <style:paragraph-properties fo:margin-top="0in" fo:margin-bottom="0in" style:contextual-spacing="false" fo:text-align="center" style:justify-single-word="false"/>
      <style:text-properties style:font-name="Georgia" fo:font-style="normal" officeooo:rsid="002d56ae" officeooo:paragraph-rsid="002d56ae" style:font-style-asian="normal" style:font-style-complex="normal"/>
    </style:style>
    <style:style style:name="P126" style:family="paragraph" style:parent-style-name="Standard">
      <style:paragraph-properties fo:margin-top="0in" fo:margin-bottom="0in" style:contextual-spacing="false" fo:text-align="start" style:justify-single-word="false"/>
      <style:text-properties style:font-name="Georgia" fo:font-style="normal" officeooo:rsid="002d56ae" officeooo:paragraph-rsid="002d56ae" style:font-style-asian="normal" style:font-style-complex="normal"/>
    </style:style>
    <style:style style:name="P127" style:family="paragraph" style:parent-style-name="Standard">
      <style:paragraph-properties fo:margin-top="0in" fo:margin-bottom="0in" style:contextual-spacing="false" fo:text-align="start" style:justify-single-word="false"/>
      <style:text-properties style:font-name="Georgia" fo:font-style="normal" officeooo:rsid="002ff6b1" officeooo:paragraph-rsid="002ff6b1" style:font-style-asian="normal" style:font-style-complex="normal"/>
    </style:style>
    <style:style style:name="P128" style:family="paragraph" style:parent-style-name="Standard">
      <style:paragraph-properties fo:margin-top="0in" fo:margin-bottom="0in" style:contextual-spacing="false" fo:text-align="center" style:justify-single-word="false"/>
      <style:text-properties style:font-name="Georgia" fo:font-style="normal" officeooo:rsid="002ff6b1" officeooo:paragraph-rsid="002ff6b1" style:font-style-asian="normal" style:font-style-complex="normal"/>
    </style:style>
    <style:style style:name="P129" style:family="paragraph" style:parent-style-name="Standard">
      <style:paragraph-properties fo:margin-top="0in" fo:margin-bottom="0in" style:contextual-spacing="false" fo:text-align="start" style:justify-single-word="false"/>
      <style:text-properties style:font-name="Georgia" fo:font-style="normal" officeooo:rsid="00329a61" officeooo:paragraph-rsid="00329a61" style:font-style-asian="normal" style:font-style-complex="normal"/>
    </style:style>
    <style:style style:name="P130" style:family="paragraph" style:parent-style-name="Standard">
      <style:paragraph-properties fo:margin-top="0in" fo:margin-bottom="0in" style:contextual-spacing="false" fo:text-align="center" style:justify-single-word="false"/>
      <style:text-properties style:font-name="Georgia" fo:font-style="normal" officeooo:rsid="00329a61" officeooo:paragraph-rsid="00329a61" style:font-style-asian="normal" style:font-style-complex="normal"/>
    </style:style>
    <style:style style:name="P131" style:family="paragraph" style:parent-style-name="Standard">
      <style:paragraph-properties fo:margin-top="0in" fo:margin-bottom="0in" style:contextual-spacing="false" fo:text-align="center" style:justify-single-word="false"/>
      <style:text-properties style:font-name="Georgia" officeooo:rsid="008f39a1" officeooo:paragraph-rsid="008f39a1"/>
    </style:style>
    <style:style style:name="P132" style:family="paragraph" style:parent-style-name="Standard">
      <style:paragraph-properties fo:margin-top="0in" fo:margin-bottom="0in" style:contextual-spacing="false" fo:text-align="start" style:justify-single-word="false"/>
      <style:text-properties style:font-name="Georgia" officeooo:rsid="008f39a1" officeooo:paragraph-rsid="008f39a1"/>
    </style:style>
    <style:style style:name="P133" style:family="paragraph" style:parent-style-name="Standard">
      <style:paragraph-properties fo:margin-top="0in" fo:margin-bottom="0in" style:contextual-spacing="false" fo:text-align="start" style:justify-single-word="false"/>
      <style:text-properties style:font-name="Georgia" officeooo:rsid="0096f94f" officeooo:paragraph-rsid="0096f94f"/>
    </style:style>
    <style:style style:name="P134" style:family="paragraph" style:parent-style-name="Standard">
      <style:paragraph-properties fo:margin-top="0in" fo:margin-bottom="0in" style:contextual-spacing="false" fo:text-align="center" style:justify-single-word="false"/>
      <style:text-properties style:font-name="Georgia" officeooo:rsid="0096f94f" officeooo:paragraph-rsid="0096f94f"/>
    </style:style>
    <style:style style:name="P135" style:family="paragraph" style:parent-style-name="Standard">
      <style:paragraph-properties fo:margin-top="0in" fo:margin-bottom="0in" style:contextual-spacing="false" fo:text-align="center" style:justify-single-word="false"/>
      <style:text-properties style:font-name="Georgia" officeooo:rsid="00974a5f" officeooo:paragraph-rsid="00974a5f"/>
    </style:style>
    <style:style style:name="P136" style:family="paragraph" style:parent-style-name="Standard">
      <style:paragraph-properties fo:margin-top="0in" fo:margin-bottom="0in" style:contextual-spacing="false" fo:text-align="start" style:justify-single-word="false"/>
      <style:text-properties style:font-name="Georgia" officeooo:rsid="00974a5f" officeooo:paragraph-rsid="00974a5f"/>
    </style:style>
    <style:style style:name="P137" style:family="paragraph" style:parent-style-name="Standard">
      <style:paragraph-properties fo:margin-top="0in" fo:margin-bottom="0in" style:contextual-spacing="false" fo:text-align="start" style:justify-single-word="false"/>
      <style:text-properties style:font-name="Georgia" officeooo:rsid="00992e0a" officeooo:paragraph-rsid="00992e0a"/>
    </style:style>
    <style:style style:name="P138" style:family="paragraph" style:parent-style-name="Standard">
      <style:paragraph-properties fo:margin-top="0in" fo:margin-bottom="0in" style:contextual-spacing="false" fo:text-align="center" style:justify-single-word="false"/>
      <style:text-properties style:font-name="Georgia" officeooo:rsid="00992e0a" officeooo:paragraph-rsid="00992e0a"/>
    </style:style>
    <style:style style:name="P139" style:family="paragraph" style:parent-style-name="Standard">
      <style:paragraph-properties fo:margin-top="0in" fo:margin-bottom="0in" style:contextual-spacing="false" fo:text-align="start" style:justify-single-word="false"/>
      <style:text-properties style:font-name="Georgia" officeooo:rsid="00a1956f" officeooo:paragraph-rsid="00a1956f"/>
    </style:style>
    <style:style style:name="P140" style:family="paragraph" style:parent-style-name="Standard">
      <style:paragraph-properties fo:margin-top="0in" fo:margin-bottom="0in" style:contextual-spacing="false" fo:text-align="center" style:justify-single-word="false"/>
      <style:text-properties style:font-name="Georgia" officeooo:rsid="00a1956f" officeooo:paragraph-rsid="00a1956f"/>
    </style:style>
    <style:style style:name="P141" style:family="paragraph" style:parent-style-name="Standard">
      <style:paragraph-properties fo:margin-top="0in" fo:margin-bottom="0in" style:contextual-spacing="false" fo:text-align="start" style:justify-single-word="false"/>
      <style:text-properties style:font-name="Georgia" officeooo:rsid="00a9c0a4" officeooo:paragraph-rsid="00a9c0a4"/>
    </style:style>
    <style:style style:name="P142" style:family="paragraph" style:parent-style-name="Standard">
      <style:paragraph-properties fo:margin-top="0in" fo:margin-bottom="0in" style:contextual-spacing="false" fo:text-align="center" style:justify-single-word="false"/>
      <style:text-properties style:font-name="Georgia" officeooo:rsid="00a9c0a4" officeooo:paragraph-rsid="00a9c0a4"/>
    </style:style>
    <style:style style:name="P143" style:family="paragraph" style:parent-style-name="Standard">
      <style:paragraph-properties fo:margin-top="0in" fo:margin-bottom="0in" style:contextual-spacing="false" fo:text-align="center" style:justify-single-word="false"/>
      <style:text-properties style:font-name="Georgia" officeooo:rsid="00ab7acb" officeooo:paragraph-rsid="00ab7acb"/>
    </style:style>
    <style:style style:name="P144" style:family="paragraph" style:parent-style-name="Standard">
      <style:paragraph-properties fo:margin-top="0in" fo:margin-bottom="0in" style:contextual-spacing="false" fo:text-align="start" style:justify-single-word="false"/>
      <style:text-properties style:font-name="Georgia" fo:font-style="italic" officeooo:rsid="00a9c0a4" officeooo:paragraph-rsid="00a9c0a4" style:font-style-asian="italic" style:font-style-complex="italic"/>
    </style:style>
    <style:style style:name="P145" style:family="paragraph" style:parent-style-name="Standard">
      <style:paragraph-properties fo:margin-top="0in" fo:margin-bottom="0in" style:contextual-spacing="false" fo:text-align="start" style:justify-single-word="false"/>
      <style:text-properties style:font-name="Georgia" officeooo:rsid="00d3079c" officeooo:paragraph-rsid="00d3079c"/>
    </style:style>
    <style:style style:name="P146" style:family="paragraph" style:parent-style-name="Standard">
      <style:paragraph-properties fo:margin-top="0in" fo:margin-bottom="0in" style:contextual-spacing="false" fo:text-align="center" style:justify-single-word="false"/>
      <style:text-properties style:font-name="Georgia" officeooo:rsid="00d3079c" officeooo:paragraph-rsid="00d3079c"/>
    </style:style>
    <style:style style:name="P147" style:family="paragraph" style:parent-style-name="Standard">
      <style:paragraph-properties fo:margin-top="0in" fo:margin-bottom="0in" style:contextual-spacing="false" fo:text-align="start" style:justify-single-word="false"/>
      <style:text-properties style:font-name="Georgia" officeooo:rsid="00d78b8e" officeooo:paragraph-rsid="00d78b8e"/>
    </style:style>
    <style:style style:name="P148" style:family="paragraph" style:parent-style-name="Standard">
      <style:paragraph-properties fo:margin-top="0in" fo:margin-bottom="0in" style:contextual-spacing="false" fo:text-align="center" style:justify-single-word="false"/>
      <style:text-properties style:font-name="Georgia" officeooo:rsid="00d78b8e" officeooo:paragraph-rsid="00d78b8e"/>
    </style:style>
    <style:style style:name="P149" style:family="paragraph" style:parent-style-name="Standard">
      <style:paragraph-properties fo:margin-top="0in" fo:margin-bottom="0in" style:contextual-spacing="false" fo:text-align="start" style:justify-single-word="false"/>
      <style:text-properties style:font-name="Georgia" officeooo:rsid="00da0930" officeooo:paragraph-rsid="00da0930"/>
    </style:style>
    <style:style style:name="P150" style:family="paragraph" style:parent-style-name="Standard">
      <style:paragraph-properties fo:margin-top="0in" fo:margin-bottom="0in" style:contextual-spacing="false" fo:text-align="center" style:justify-single-word="false"/>
      <style:text-properties style:font-name="Georgia" officeooo:rsid="00da0930" officeooo:paragraph-rsid="00da0930"/>
    </style:style>
    <style:style style:name="P151" style:family="paragraph" style:parent-style-name="Standard">
      <style:paragraph-properties fo:margin-top="0in" fo:margin-bottom="0in" style:contextual-spacing="false" fo:text-align="start" style:justify-single-word="false"/>
      <style:text-properties style:font-name="Georgia" officeooo:rsid="00f3a2ef" officeooo:paragraph-rsid="00f3a2ef"/>
    </style:style>
    <style:style style:name="P152" style:family="paragraph" style:parent-style-name="Standard">
      <style:paragraph-properties fo:margin-top="0in" fo:margin-bottom="0in" style:contextual-spacing="false" fo:text-align="center" style:justify-single-word="false"/>
      <style:text-properties style:font-name="Georgia" officeooo:rsid="00f3a2ef" officeooo:paragraph-rsid="00f3a2ef"/>
    </style:style>
    <style:style style:name="P153" style:family="paragraph" style:parent-style-name="Standard">
      <style:paragraph-properties fo:margin-top="0in" fo:margin-bottom="0in" style:contextual-spacing="false" fo:text-align="start" style:justify-single-word="false"/>
      <style:text-properties style:font-name="Georgia" officeooo:rsid="00fcef3c" officeooo:paragraph-rsid="00fcef3c"/>
    </style:style>
    <style:style style:name="P154" style:family="paragraph" style:parent-style-name="Standard">
      <style:paragraph-properties fo:margin-top="0in" fo:margin-bottom="0in" style:contextual-spacing="false" fo:text-align="center" style:justify-single-word="false"/>
      <style:text-properties style:font-name="Georgia" officeooo:rsid="00fcef3c" officeooo:paragraph-rsid="00fcef3c"/>
    </style:style>
    <style:style style:name="P155" style:family="paragraph" style:parent-style-name="Standard">
      <style:paragraph-properties fo:margin-top="0in" fo:margin-bottom="0in" style:contextual-spacing="false" fo:text-align="center" style:justify-single-word="false"/>
      <style:text-properties style:font-name="Georgia" officeooo:rsid="00fe4a31" officeooo:paragraph-rsid="00fe4a31"/>
    </style:style>
    <style:style style:name="P156" style:family="paragraph" style:parent-style-name="Standard">
      <style:paragraph-properties fo:margin-top="0in" fo:margin-bottom="0in" style:contextual-spacing="false" fo:text-align="start" style:justify-single-word="false"/>
      <style:text-properties style:font-name="Georgia" officeooo:rsid="00fe4a31" officeooo:paragraph-rsid="00fe4a31"/>
    </style:style>
    <style:style style:name="P157" style:family="paragraph" style:parent-style-name="Standard">
      <style:paragraph-properties fo:margin-top="0in" fo:margin-bottom="0in" style:contextual-spacing="false" fo:text-align="start" style:justify-single-word="false"/>
      <style:text-properties style:font-name="Georgia" officeooo:rsid="01002e75" officeooo:paragraph-rsid="01002e75"/>
    </style:style>
    <style:style style:name="P158" style:family="paragraph" style:parent-style-name="Standard">
      <style:paragraph-properties fo:margin-top="0in" fo:margin-bottom="0in" style:contextual-spacing="false" fo:text-align="center" style:justify-single-word="false"/>
      <style:text-properties style:font-name="Georgia" officeooo:rsid="01002e75" officeooo:paragraph-rsid="01002e75"/>
    </style:style>
    <style:style style:name="P159" style:family="paragraph" style:parent-style-name="Standard">
      <style:paragraph-properties fo:margin-top="0in" fo:margin-bottom="0in" style:contextual-spacing="false" fo:text-align="center" style:justify-single-word="false"/>
      <style:text-properties style:font-name="Georgia" officeooo:rsid="0101f228" officeooo:paragraph-rsid="0101f228"/>
    </style:style>
    <style:style style:name="P160" style:family="paragraph" style:parent-style-name="Standard">
      <style:paragraph-properties fo:margin-top="0in" fo:margin-bottom="0in" style:contextual-spacing="false" fo:text-align="start" style:justify-single-word="false"/>
      <style:text-properties style:font-name="Georgia" officeooo:rsid="0101f228" officeooo:paragraph-rsid="0101f228"/>
    </style:style>
    <style:style style:name="P161" style:family="paragraph" style:parent-style-name="Standard">
      <style:paragraph-properties fo:margin-top="0in" fo:margin-bottom="0in" style:contextual-spacing="false" fo:text-align="start" style:justify-single-word="false"/>
      <style:text-properties style:font-name="Georgia" officeooo:rsid="01024006" officeooo:paragraph-rsid="01024006"/>
    </style:style>
    <style:style style:name="P162" style:family="paragraph" style:parent-style-name="Standard">
      <style:paragraph-properties fo:margin-top="0in" fo:margin-bottom="0in" style:contextual-spacing="false" fo:text-align="center" style:justify-single-word="false"/>
      <style:text-properties style:font-name="Arial" fo:font-size="12pt" officeooo:rsid="004257a5" officeooo:paragraph-rsid="004257a5" style:font-size-asian="12pt" style:font-size-complex="12pt"/>
    </style:style>
    <style:style style:name="P163" style:family="paragraph" style:parent-style-name="Standard">
      <style:paragraph-properties fo:margin-top="0in" fo:margin-bottom="0in" style:contextual-spacing="false" fo:text-align="center" style:justify-single-word="false"/>
      <style:text-properties style:font-name="Arial" fo:font-size="12pt" fo:font-weight="normal" officeooo:rsid="0045e636" officeooo:paragraph-rsid="0045e636" style:font-size-asian="12pt" style:font-weight-asian="normal" style:font-size-complex="12pt" style:font-weight-complex="normal"/>
    </style:style>
    <style:style style:name="P164" style:family="paragraph" style:parent-style-name="Standard">
      <style:paragraph-properties fo:margin-top="0in" fo:margin-bottom="0in" style:contextual-spacing="false" fo:text-align="center" style:justify-single-word="false"/>
      <style:text-properties style:font-name="Arial" fo:font-size="12pt" fo:font-weight="normal" officeooo:rsid="005f0862" officeooo:paragraph-rsid="005f0862" style:font-size-asian="12pt" style:font-weight-asian="normal" style:font-size-complex="12pt" style:font-weight-complex="normal"/>
    </style:style>
    <style:style style:name="P165" style:family="paragraph" style:parent-style-name="Standard">
      <style:paragraph-properties fo:margin-top="0in" fo:margin-bottom="0in" style:contextual-spacing="false" fo:text-align="center" style:justify-single-word="false"/>
      <style:text-properties style:font-name="Arial" fo:font-size="12pt" fo:font-weight="normal" officeooo:rsid="0076b222" officeooo:paragraph-rsid="0076b222" style:font-size-asian="12pt" style:font-weight-asian="normal" style:font-size-complex="12pt" style:font-weight-complex="normal"/>
    </style:style>
    <style:style style:name="P166" style:family="paragraph" style:parent-style-name="Standard">
      <style:paragraph-properties fo:margin-top="0in" fo:margin-bottom="0in" style:contextual-spacing="false" fo:text-align="center" style:justify-single-word="false"/>
      <style:text-properties style:font-name="Arial" fo:font-size="12pt" fo:font-weight="normal" officeooo:rsid="008af3a1" officeooo:paragraph-rsid="008af3a1" style:font-size-asian="12pt" style:font-weight-asian="normal" style:font-size-complex="12pt" style:font-weight-complex="normal"/>
    </style:style>
    <style:style style:name="P167" style:family="paragraph" style:parent-style-name="Standard">
      <style:paragraph-properties fo:margin-top="0in" fo:margin-bottom="0in" style:contextual-spacing="false" fo:text-align="center" style:justify-single-word="false"/>
      <style:text-properties style:font-name="Arial" fo:font-size="12pt" fo:font-weight="normal" officeooo:rsid="009d8d40" officeooo:paragraph-rsid="009d8d40" style:font-size-asian="12pt" style:font-weight-asian="normal" style:font-size-complex="12pt" style:font-weight-complex="normal"/>
    </style:style>
    <style:style style:name="P168" style:family="paragraph" style:parent-style-name="Standard">
      <style:paragraph-properties fo:margin-top="0in" fo:margin-bottom="0in" style:contextual-spacing="false" fo:text-align="center" style:justify-single-word="false"/>
      <style:text-properties style:font-name="Arial" fo:font-size="12pt" fo:font-weight="normal" officeooo:rsid="00b2c7e6" officeooo:paragraph-rsid="00b2c7e6" style:font-size-asian="12pt" style:font-weight-asian="normal" style:font-size-complex="12pt" style:font-weight-complex="normal"/>
    </style:style>
    <style:style style:name="P169" style:family="paragraph" style:parent-style-name="Standard">
      <style:paragraph-properties fo:margin-top="0in" fo:margin-bottom="0in" style:contextual-spacing="false" fo:text-align="center" style:justify-single-word="false"/>
      <style:text-properties style:font-name="Arial" fo:font-size="12pt" fo:font-weight="normal" officeooo:rsid="00c58e77" officeooo:paragraph-rsid="00c58e77" style:font-size-asian="12pt" style:font-weight-asian="normal" style:font-size-complex="12pt" style:font-weight-complex="normal"/>
    </style:style>
    <style:style style:name="P170" style:family="paragraph" style:parent-style-name="Standard">
      <style:paragraph-properties fo:margin-top="0in" fo:margin-bottom="0in" style:contextual-spacing="false" fo:text-align="center" style:justify-single-word="false"/>
      <style:text-properties style:font-name="Arial" fo:font-size="12pt" fo:font-weight="normal" officeooo:rsid="00d33b91" officeooo:paragraph-rsid="00d33b91" style:font-size-asian="12pt" style:font-weight-asian="normal" style:font-size-complex="12pt" style:font-weight-complex="normal"/>
    </style:style>
    <style:style style:name="P171" style:family="paragraph" style:parent-style-name="Standard">
      <style:paragraph-properties fo:margin-top="0in" fo:margin-bottom="0in" style:contextual-spacing="false" fo:text-align="center" style:justify-single-word="false"/>
      <style:text-properties style:font-name="Arial" fo:font-size="12pt" fo:font-weight="normal" officeooo:rsid="00dcc5bb" officeooo:paragraph-rsid="00dcc5bb" style:font-size-asian="12pt" style:font-weight-asian="normal" style:font-size-complex="12pt" style:font-weight-complex="normal"/>
    </style:style>
    <style:style style:name="P172" style:family="paragraph" style:parent-style-name="Standard">
      <style:paragraph-properties fo:margin-top="0in" fo:margin-bottom="0in" style:contextual-spacing="false" fo:text-align="start" style:justify-single-word="false"/>
      <style:text-properties style:font-name="Arial" fo:font-size="12pt" fo:font-weight="normal" officeooo:rsid="00dcc5bb" officeooo:paragraph-rsid="00dcc5bb" style:font-size-asian="12pt" style:font-weight-asian="normal" style:font-size-complex="12pt" style:font-weight-complex="normal"/>
    </style:style>
    <style:style style:name="P173" style:family="paragraph" style:parent-style-name="Standard">
      <style:paragraph-properties fo:margin-top="0in" fo:margin-bottom="0in" style:contextual-spacing="false" fo:text-align="start" style:justify-single-word="false"/>
      <style:text-properties style:font-name="Arial" fo:font-size="9pt" fo:font-weight="bold" officeooo:rsid="008c89ff" officeooo:paragraph-rsid="008c89ff" style:font-size-asian="9pt" style:font-weight-asian="bold" style:font-size-complex="9pt" style:font-weight-complex="bold"/>
    </style:style>
    <style:style style:name="P174" style:family="paragraph" style:parent-style-name="Standard">
      <style:paragraph-properties fo:margin-top="0in" fo:margin-bottom="0in" style:contextual-spacing="false" fo:text-align="start" style:justify-single-word="false"/>
      <style:text-properties style:font-name="Arial" fo:font-size="9pt" fo:font-weight="bold" officeooo:rsid="0094af6a" officeooo:paragraph-rsid="0094af6a" style:font-size-asian="9pt" style:font-weight-asian="bold" style:font-size-complex="9pt" style:font-weight-complex="bold"/>
    </style:style>
    <style:style style:name="P175" style:family="paragraph" style:parent-style-name="Standard">
      <style:paragraph-properties fo:margin-top="0in" fo:margin-bottom="0in" style:contextual-spacing="false" fo:text-align="start" style:justify-single-word="false"/>
      <style:text-properties style:font-name="Arial" fo:font-size="9pt" fo:font-weight="bold" officeooo:rsid="00dcc5bb" officeooo:paragraph-rsid="00dcc5bb" style:font-size-asian="9pt" style:font-weight-asian="bold" style:font-size-complex="9pt" style:font-weight-complex="bold"/>
    </style:style>
    <style:style style:name="P176" style:family="paragraph" style:parent-style-name="Standard">
      <style:paragraph-properties fo:margin-top="0in" fo:margin-bottom="0in" style:contextual-spacing="false" fo:text-align="start" style:justify-single-word="false"/>
      <style:text-properties style:font-name="Arial" fo:font-size="9pt" fo:font-weight="bold" officeooo:rsid="00e25337" officeooo:paragraph-rsid="00e25337" style:font-size-asian="9pt" style:font-weight-asian="bold" style:font-size-complex="9pt" style:font-weight-complex="bold"/>
    </style:style>
    <style:style style:name="P177" style:family="paragraph" style:parent-style-name="Standard">
      <style:paragraph-properties fo:margin-top="0in" fo:margin-bottom="0in" style:contextual-spacing="false" fo:text-align="start" style:justify-single-word="false"/>
      <style:text-properties style:font-name="Arial" fo:font-size="9pt" fo:font-weight="bold" officeooo:rsid="00f44264" officeooo:paragraph-rsid="00f44264" style:font-size-asian="9pt" style:font-weight-asian="bold" style:font-size-complex="9pt" style:font-weight-complex="bold"/>
    </style:style>
    <style:style style:name="P178" style:family="paragraph" style:parent-style-name="Standard">
      <style:paragraph-properties fo:margin-top="0in" fo:margin-bottom="0in" style:contextual-spacing="false" fo:text-align="center" style:justify-single-word="false"/>
      <style:text-properties style:font-name="Arial" fo:font-size="14pt" fo:font-weight="normal" officeooo:rsid="008af3a1" officeooo:paragraph-rsid="008af3a1" style:font-size-asian="14pt" style:font-weight-asian="normal" style:font-size-complex="14pt" style:font-weight-complex="normal"/>
    </style:style>
    <style:style style:name="P179" style:family="paragraph" style:parent-style-name="Standard">
      <style:paragraph-properties fo:margin-top="0in" fo:margin-bottom="0in" style:contextual-spacing="false" fo:text-align="start" style:justify-single-word="false"/>
      <style:text-properties style:font-name="Arial" fo:font-size="14pt" fo:font-weight="normal" officeooo:rsid="008af3a1" officeooo:paragraph-rsid="008af3a1" style:font-size-asian="14pt" style:font-weight-asian="normal" style:font-size-complex="14pt" style:font-weight-complex="normal"/>
    </style:style>
    <style:style style:name="P180" style:family="paragraph" style:parent-style-name="Standard">
      <style:paragraph-properties fo:margin-top="0in" fo:margin-bottom="0in" style:contextual-spacing="false" fo:text-align="center" style:justify-single-word="false"/>
      <style:text-properties style:font-name="Arial" fo:font-size="14pt" officeooo:rsid="00dae11d" officeooo:paragraph-rsid="00dae11d" style:font-size-asian="14pt" style:font-size-complex="14pt"/>
    </style:style>
    <style:style style:name="P181" style:family="paragraph" style:parent-style-name="Standard">
      <style:paragraph-properties fo:margin-top="0in" fo:margin-bottom="0in" style:contextual-spacing="false" fo:text-align="start" style:justify-single-word="false"/>
      <style:text-properties style:font-name="Arial" fo:font-size="11pt" fo:font-weight="bold" officeooo:rsid="00d33b91" officeooo:paragraph-rsid="00d33b91" style:font-size-asian="11pt" style:font-weight-asian="bold" style:font-size-complex="11pt" style:font-weight-complex="bold"/>
    </style:style>
    <style:style style:name="P182" style:family="paragraph" style:parent-style-name="Standard">
      <style:paragraph-properties fo:margin-top="0in" fo:margin-bottom="0in" style:contextual-spacing="false"/>
      <style:text-properties fo:font-weight="bold" officeooo:rsid="00ae625d" officeooo:paragraph-rsid="00ae625d" style:font-weight-asian="bold" style:font-weight-complex="bold"/>
    </style:style>
    <style:style style:name="P183" style:family="paragraph" style:parent-style-name="Standard">
      <style:paragraph-properties fo:margin-top="0in" fo:margin-bottom="0in" style:contextual-spacing="false"/>
      <style:text-properties fo:font-weight="bold" officeooo:rsid="00af7dfa" officeooo:paragraph-rsid="00af7dfa" style:font-weight-asian="bold" style:font-weight-complex="bold"/>
    </style:style>
    <style:style style:name="P184" style:family="paragraph" style:parent-style-name="Standard">
      <style:paragraph-properties fo:margin-top="0in" fo:margin-bottom="0in" style:contextual-spacing="false"/>
      <style:text-properties fo:font-weight="bold" officeooo:rsid="00b04128" officeooo:paragraph-rsid="00b04128" style:font-weight-asian="bold" style:font-weight-complex="bold"/>
    </style:style>
    <style:style style:name="P185" style:family="paragraph" style:parent-style-name="Standard">
      <style:paragraph-properties fo:margin-top="0in" fo:margin-bottom="0in" style:contextual-spacing="false" fo:text-align="center" style:justify-single-word="false" fo:break-before="page"/>
      <style:text-properties style:font-name="Arial" fo:font-size="14pt" fo:font-weight="bold" officeooo:rsid="0045e636" officeooo:paragraph-rsid="0045e636" style:font-size-asian="14pt" style:font-weight-asian="bold" style:font-size-complex="14pt" style:font-weight-complex="bold"/>
    </style:style>
    <style:style style:name="P186" style:family="paragraph" style:parent-style-name="Standard">
      <style:paragraph-properties fo:margin-top="0in" fo:margin-bottom="0in" style:contextual-spacing="false" fo:text-align="center" style:justify-single-word="false" fo:break-before="page"/>
      <style:text-properties style:font-name="Arial" fo:font-size="14pt" fo:font-weight="bold" officeooo:rsid="00f44264" officeooo:paragraph-rsid="00f44264" style:font-size-asian="14pt" style:font-weight-asian="bold" style:font-size-complex="14pt" style:font-weight-complex="bold"/>
    </style:style>
    <style:style style:name="P187" style:family="paragraph" style:parent-style-name="Standard">
      <style:paragraph-properties fo:margin-top="0in" fo:margin-bottom="0in" style:contextual-spacing="false" fo:text-align="center" style:justify-single-word="false" fo:break-before="page"/>
      <style:text-properties style:font-name="Arial" fo:font-size="14pt" fo:font-weight="normal" officeooo:rsid="005f0862" officeooo:paragraph-rsid="005f0862" style:font-size-asian="14pt" style:font-weight-asian="normal" style:font-size-complex="14pt" style:font-weight-complex="normal"/>
    </style:style>
    <style:style style:name="P188" style:family="paragraph" style:parent-style-name="Standard">
      <style:paragraph-properties fo:margin-top="0in" fo:margin-bottom="0in" style:contextual-spacing="false" fo:text-align="center" style:justify-single-word="false" fo:break-before="page"/>
      <style:text-properties style:font-name="Arial" fo:font-size="14pt" fo:font-weight="normal" officeooo:rsid="0076b222" officeooo:paragraph-rsid="0076b222" style:font-size-asian="14pt" style:font-weight-asian="normal" style:font-size-complex="14pt" style:font-weight-complex="normal"/>
    </style:style>
    <style:style style:name="P189" style:family="paragraph" style:parent-style-name="Standard">
      <style:paragraph-properties fo:margin-top="0in" fo:margin-bottom="0in" style:contextual-spacing="false" fo:text-align="center" style:justify-single-word="false" fo:break-before="page"/>
      <style:text-properties style:font-name="Arial" fo:font-size="14pt" fo:font-weight="normal" officeooo:rsid="008af3a1" officeooo:paragraph-rsid="008af3a1" style:font-size-asian="14pt" style:font-weight-asian="normal" style:font-size-complex="14pt" style:font-weight-complex="normal"/>
    </style:style>
    <style:style style:name="P190" style:family="paragraph" style:parent-style-name="Standard">
      <style:paragraph-properties fo:margin-top="0in" fo:margin-bottom="0in" style:contextual-spacing="false" fo:text-align="center" style:justify-single-word="false" fo:break-before="page"/>
      <style:text-properties style:font-name="Arial" fo:font-size="14pt" fo:font-weight="normal" officeooo:rsid="009d8d40" officeooo:paragraph-rsid="009d8d40" style:font-size-asian="14pt" style:font-weight-asian="normal" style:font-size-complex="14pt" style:font-weight-complex="normal"/>
    </style:style>
    <style:style style:name="P191" style:family="paragraph" style:parent-style-name="Standard">
      <style:paragraph-properties fo:margin-top="0in" fo:margin-bottom="0in" style:contextual-spacing="false" fo:text-align="center" style:justify-single-word="false" fo:break-before="page"/>
      <style:text-properties style:font-name="Arial" fo:font-size="14pt" fo:font-weight="normal" officeooo:rsid="00b2c7e6" officeooo:paragraph-rsid="00b2c7e6" style:font-size-asian="14pt" style:font-weight-asian="normal" style:font-size-complex="14pt" style:font-weight-complex="normal"/>
    </style:style>
    <style:style style:name="P192" style:family="paragraph" style:parent-style-name="Standard">
      <style:paragraph-properties fo:margin-top="0in" fo:margin-bottom="0in" style:contextual-spacing="false" fo:text-align="center" style:justify-single-word="false" fo:break-before="page"/>
      <style:text-properties style:font-name="Arial" fo:font-size="14pt" fo:font-weight="normal" officeooo:rsid="00c58e77" officeooo:paragraph-rsid="00c58e77" style:font-size-asian="14pt" style:font-weight-asian="normal" style:font-size-complex="14pt" style:font-weight-complex="normal"/>
    </style:style>
    <style:style style:name="P193" style:family="paragraph" style:parent-style-name="Standard">
      <style:paragraph-properties fo:margin-top="0in" fo:margin-bottom="0in" style:contextual-spacing="false" fo:text-align="center" style:justify-single-word="false" fo:break-before="page"/>
      <style:text-properties style:font-name="Arial" fo:font-size="14pt" fo:font-weight="normal" officeooo:rsid="00d33b91" officeooo:paragraph-rsid="00d33b91" style:font-size-asian="14pt" style:font-weight-asian="normal" style:font-size-complex="14pt" style:font-weight-complex="normal"/>
    </style:style>
    <style:style style:name="P194" style:family="paragraph" style:parent-style-name="Standard">
      <style:paragraph-properties fo:margin-top="0in" fo:margin-bottom="0in" style:contextual-spacing="false" fo:text-align="center" style:justify-single-word="false" fo:break-before="page"/>
      <style:text-properties style:font-name="Arial" fo:font-size="14pt" fo:font-weight="normal" officeooo:rsid="00dcc5bb" officeooo:paragraph-rsid="00dcc5bb" style:font-size-asian="14pt" style:font-weight-asian="normal" style:font-size-complex="14pt" style:font-weight-complex="normal"/>
    </style:style>
    <style:style style:name="P195" style:family="paragraph" style:parent-style-name="Standard">
      <style:paragraph-properties fo:margin-top="0in" fo:margin-bottom="0in" style:contextual-spacing="false" fo:text-align="center" style:justify-single-word="false" fo:break-before="page"/>
      <style:text-properties style:font-name="Arial" fo:font-size="14pt" officeooo:rsid="00418125" officeooo:paragraph-rsid="00418125" style:font-size-asian="14pt" style:font-size-complex="14pt"/>
    </style:style>
    <style:style style:name="P196"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036e80f" officeooo:paragraph-rsid="0036e80f" style:font-size-asian="11pt" style:font-style-asian="normal" style:font-size-complex="11pt" style:font-style-complex="normal"/>
    </style:style>
    <style:style style:name="P197"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039db78" officeooo:paragraph-rsid="0039db78" style:font-size-asian="11pt" style:font-style-asian="normal" style:font-size-complex="11pt" style:font-style-complex="normal"/>
    </style:style>
    <style:style style:name="P198" style:family="paragraph" style:parent-style-name="Standard">
      <style:paragraph-properties fo:margin-top="0in" fo:margin-bottom="0in" style:contextual-spacing="false" fo:text-align="center" style:justify-single-word="false" fo:break-before="page">
        <style:tab-stops>
          <style:tab-stop style:position="1.6772in"/>
        </style:tab-stops>
      </style:paragraph-properties>
      <style:text-properties style:font-name="Georgia" fo:font-size="11pt" fo:font-style="normal" officeooo:rsid="00746a0b" officeooo:paragraph-rsid="00746a0b" style:font-size-asian="11pt" style:font-style-asian="normal" style:font-size-complex="11pt" style:font-style-complex="normal"/>
    </style:style>
    <style:style style:name="P199"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046cc2e" officeooo:paragraph-rsid="0046cc2e" style:font-size-asian="9.60000038146973pt" style:font-style-asian="normal" style:font-size-complex="11pt" style:font-style-complex="normal"/>
    </style:style>
    <style:style style:name="P200" style:family="paragraph" style:parent-style-name="Standard" style:master-page-name="Standard">
      <style:paragraph-properties fo:margin-top="0in" fo:margin-bottom="0in" style:contextual-spacing="false" fo:text-align="center" style:justify-single-word="false" style:page-number="auto"/>
      <style:text-properties style:font-name="Arial" fo:font-size="14pt" officeooo:rsid="00dc72ad" officeooo:paragraph-rsid="00dc72ad" style:font-size-asian="14pt" style:font-size-complex="14pt"/>
    </style:style>
    <style:style style:name="P201" style:family="paragraph" style:parent-style-name="Standard">
      <style:paragraph-properties fo:margin-top="0in" fo:margin-bottom="0in" style:contextual-spacing="false" fo:text-align="center" style:justify-single-word="false"/>
      <style:text-properties style:font-name="Arial" fo:font-size="12pt" fo:font-weight="normal" officeooo:rsid="00f44264" officeooo:paragraph-rsid="00f44264" style:font-size-asian="12pt" style:font-weight-asian="normal" style:font-size-complex="12pt" style:font-weight-complex="normal"/>
    </style:style>
    <style:style style:name="P202" style:family="paragraph" style:parent-style-name="Standard">
      <style:paragraph-properties fo:margin-top="0in" fo:margin-bottom="0in" style:contextual-spacing="false" fo:text-align="start" style:justify-single-word="false"/>
      <style:text-properties style:font-name="Georgia" fo:font-size="11pt" fo:font-weight="normal" officeooo:rsid="00f70eb4" officeooo:paragraph-rsid="00f44264" style:font-size-asian="9.60000038146973pt" style:font-weight-asian="normal" style:font-size-complex="11pt" style:font-weight-complex="normal"/>
    </style:style>
    <style:style style:name="P203" style:family="paragraph" style:parent-style-name="Standard">
      <style:paragraph-properties fo:margin-top="0in" fo:margin-bottom="0in" style:contextual-spacing="false" fo:text-align="start" style:justify-single-word="false"/>
      <style:text-properties style:font-name="Georgia" fo:font-size="11pt" fo:font-weight="normal" officeooo:rsid="00f95c43" officeooo:paragraph-rsid="00f44264" style:font-size-asian="9.60000038146973pt" style:font-weight-asian="normal" style:font-size-complex="11pt" style:font-weight-complex="normal"/>
    </style:style>
    <style:style style:name="P204" style:family="paragraph" style:parent-style-name="Standard">
      <style:paragraph-properties fo:margin-top="0in" fo:margin-bottom="0in" style:contextual-spacing="false" fo:text-align="start" style:justify-single-word="false"/>
      <style:text-properties style:font-name="Georgia" fo:font-size="11pt" fo:font-weight="normal" officeooo:rsid="00f9721f" officeooo:paragraph-rsid="00f44264" style:font-size-asian="9.60000038146973pt" style:font-weight-asian="normal" style:font-size-complex="11pt" style:font-weight-complex="normal"/>
    </style:style>
    <style:style style:name="P205" style:family="paragraph" style:parent-style-name="Standard">
      <style:paragraph-properties fo:margin-top="0in" fo:margin-bottom="0in" style:contextual-spacing="false" fo:text-align="start" style:justify-single-word="false"/>
      <style:text-properties style:font-name="Georgia" fo:font-size="11pt" fo:font-weight="normal" officeooo:rsid="00fb3f4a" officeooo:paragraph-rsid="00fb3f4a" style:font-size-asian="9.60000038146973pt" style:font-weight-asian="normal" style:font-size-complex="11pt" style:font-weight-complex="normal"/>
    </style:style>
    <style:style style:name="P206" style:family="paragraph" style:parent-style-name="Standard">
      <style:paragraph-properties fo:margin-top="0in" fo:margin-bottom="0in" style:contextual-spacing="false" fo:text-align="center" style:justify-single-word="false"/>
      <style:text-properties style:font-name="Arial" fo:font-size="12pt" fo:font-weight="normal" officeooo:rsid="00fb3f4a" officeooo:paragraph-rsid="00fb3f4a" style:font-size-asian="12pt" style:font-weight-asian="normal" style:font-size-complex="12pt" style:font-weight-complex="normal"/>
    </style:style>
    <style:style style:name="P207" style:family="paragraph" style:parent-style-name="Standard">
      <style:paragraph-properties fo:margin-top="0in" fo:margin-bottom="0in" style:contextual-spacing="false" fo:text-align="center" style:justify-single-word="false" fo:break-before="page"/>
      <style:text-properties style:font-name="Arial" fo:font-size="14pt" fo:font-weight="normal" officeooo:rsid="00fb3f4a" officeooo:paragraph-rsid="00fb3f4a" style:font-size-asian="14pt" style:font-weight-asian="normal" style:font-size-complex="14pt" style:font-weight-complex="normal"/>
    </style:style>
    <style:style style:name="T1" style:family="text">
      <style:text-properties officeooo:rsid="001e950b"/>
    </style:style>
    <style:style style:name="T2" style:family="text">
      <style:text-properties officeooo:rsid="001f0417"/>
    </style:style>
    <style:style style:name="T3" style:family="text">
      <style:text-properties officeooo:rsid="001f6601"/>
    </style:style>
    <style:style style:name="T4" style:family="text">
      <style:text-properties fo:font-weight="bold" style:font-weight-asian="bold" style:font-weight-complex="bold"/>
    </style:style>
    <style:style style:name="T5" style:family="text">
      <style:text-properties officeooo:rsid="001ffd98"/>
    </style:style>
    <style:style style:name="T6" style:family="text">
      <style:text-properties officeooo:rsid="00224655"/>
    </style:style>
    <style:style style:name="T7" style:family="text">
      <style:text-properties officeooo:rsid="0022cd03"/>
    </style:style>
    <style:style style:name="T8" style:family="text">
      <style:text-properties officeooo:rsid="002536e6"/>
    </style:style>
    <style:style style:name="T9" style:family="text">
      <style:text-properties officeooo:rsid="002575ef"/>
    </style:style>
    <style:style style:name="T10" style:family="text">
      <style:text-properties officeooo:rsid="0026fc5a"/>
    </style:style>
    <style:style style:name="T11" style:family="text">
      <style:text-properties fo:font-weight="normal" style:font-weight-asian="normal" style:font-weight-complex="normal"/>
    </style:style>
    <style:style style:name="T12" style:family="text">
      <style:text-properties fo:font-weight="normal" officeooo:rsid="002ba877" style:font-weight-asian="normal" style:font-weight-complex="normal"/>
    </style:style>
    <style:style style:name="T13" style:family="text">
      <style:text-properties fo:font-weight="normal" officeooo:rsid="0031e7ac" style:font-weight-asian="normal" style:font-weight-complex="normal"/>
    </style:style>
    <style:style style:name="T14" style:family="text">
      <style:text-properties fo:font-weight="normal" officeooo:rsid="00355ab5" style:font-weight-asian="normal" style:font-weight-complex="normal"/>
    </style:style>
    <style:style style:name="T15" style:family="text">
      <style:text-properties fo:font-weight="normal" officeooo:rsid="00369c58" style:font-weight-asian="normal" style:font-weight-complex="normal"/>
    </style:style>
    <style:style style:name="T16" style:family="text">
      <style:text-properties fo:font-weight="normal" officeooo:rsid="00378f32" style:font-weight-asian="normal" style:font-weight-complex="normal"/>
    </style:style>
    <style:style style:name="T17" style:family="text">
      <style:text-properties fo:font-weight="normal" officeooo:rsid="003ebbca" style:font-weight-asian="normal" style:font-weight-complex="normal"/>
    </style:style>
    <style:style style:name="T18" style:family="text">
      <style:text-properties fo:font-weight="normal" officeooo:rsid="0046205d" style:font-weight-asian="normal" style:font-weight-complex="normal"/>
    </style:style>
    <style:style style:name="T19" style:family="text">
      <style:text-properties fo:font-weight="normal" officeooo:rsid="0046f939" style:font-weight-asian="normal" style:font-weight-complex="normal"/>
    </style:style>
    <style:style style:name="T20" style:family="text">
      <style:text-properties fo:font-weight="normal" officeooo:rsid="0047f3fd" style:font-weight-asian="normal" style:font-weight-complex="normal"/>
    </style:style>
    <style:style style:name="T21" style:family="text">
      <style:text-properties fo:font-weight="normal" officeooo:rsid="0049ebeb" style:font-weight-asian="normal" style:font-weight-complex="normal"/>
    </style:style>
    <style:style style:name="T22" style:family="text">
      <style:text-properties fo:font-weight="normal" officeooo:rsid="004aa27f" style:font-weight-asian="normal" style:font-weight-complex="normal"/>
    </style:style>
    <style:style style:name="T23" style:family="text">
      <style:text-properties fo:font-weight="normal" officeooo:rsid="004c95d7" style:font-weight-asian="normal" style:font-weight-complex="normal"/>
    </style:style>
    <style:style style:name="T24" style:family="text">
      <style:text-properties fo:font-weight="normal" officeooo:rsid="004e156b" style:font-weight-asian="normal" style:font-weight-complex="normal"/>
    </style:style>
    <style:style style:name="T25" style:family="text">
      <style:text-properties fo:font-weight="normal" officeooo:rsid="004f04fd" style:font-weight-asian="normal" style:font-weight-complex="normal"/>
    </style:style>
    <style:style style:name="T26" style:family="text">
      <style:text-properties fo:font-weight="normal" officeooo:rsid="00502636" style:font-weight-asian="normal" style:font-weight-complex="normal"/>
    </style:style>
    <style:style style:name="T27" style:family="text">
      <style:text-properties fo:font-weight="normal" officeooo:rsid="00515972" style:font-weight-asian="normal" style:font-weight-complex="normal"/>
    </style:style>
    <style:style style:name="T28" style:family="text">
      <style:text-properties fo:font-weight="normal" officeooo:rsid="0051ad65" style:font-weight-asian="normal" style:font-weight-complex="normal"/>
    </style:style>
    <style:style style:name="T29" style:family="text">
      <style:text-properties fo:font-weight="normal" officeooo:rsid="0052c296" style:font-weight-asian="normal" style:font-weight-complex="normal"/>
    </style:style>
    <style:style style:name="T30" style:family="text">
      <style:text-properties fo:font-weight="normal" officeooo:rsid="00533029" style:font-weight-asian="normal" style:font-weight-complex="normal"/>
    </style:style>
    <style:style style:name="T31" style:family="text">
      <style:text-properties fo:font-weight="normal" officeooo:rsid="0053af70" style:font-weight-asian="normal" style:font-weight-complex="normal"/>
    </style:style>
    <style:style style:name="T32" style:family="text">
      <style:text-properties fo:font-weight="normal" officeooo:rsid="0053b925" style:font-weight-asian="normal" style:font-weight-complex="normal"/>
    </style:style>
    <style:style style:name="T33" style:family="text">
      <style:text-properties fo:font-weight="normal" officeooo:rsid="00541d4b" style:font-weight-asian="normal" style:font-weight-complex="normal"/>
    </style:style>
    <style:style style:name="T34" style:family="text">
      <style:text-properties fo:font-weight="normal" officeooo:rsid="0054fd31" style:font-weight-asian="normal" style:font-weight-complex="normal"/>
    </style:style>
    <style:style style:name="T35" style:family="text">
      <style:text-properties fo:font-weight="normal" officeooo:rsid="0056e3e3" style:font-weight-asian="normal" style:font-weight-complex="normal"/>
    </style:style>
    <style:style style:name="T36" style:family="text">
      <style:text-properties fo:font-weight="normal" officeooo:rsid="00586500" style:font-weight-asian="normal" style:font-weight-complex="normal"/>
    </style:style>
    <style:style style:name="T37" style:family="text">
      <style:text-properties fo:font-weight="normal" officeooo:rsid="0058e08d" style:font-weight-asian="normal" style:font-weight-complex="normal"/>
    </style:style>
    <style:style style:name="T38" style:family="text">
      <style:text-properties fo:font-weight="normal" officeooo:rsid="005a496e" style:font-weight-asian="normal" style:font-weight-complex="normal"/>
    </style:style>
    <style:style style:name="T39" style:family="text">
      <style:text-properties fo:font-weight="normal" officeooo:rsid="0067e5dc" style:font-weight-asian="normal" style:font-weight-complex="normal"/>
    </style:style>
    <style:style style:name="T40" style:family="text">
      <style:text-properties fo:font-weight="normal" officeooo:rsid="0079669f" style:font-weight-asian="normal" style:font-weight-complex="normal"/>
    </style:style>
    <style:style style:name="T41" style:family="text">
      <style:text-properties fo:font-weight="normal" officeooo:rsid="008609e8" style:font-weight-asian="normal" style:font-weight-complex="normal"/>
    </style:style>
    <style:style style:name="T42" style:family="text">
      <style:text-properties fo:font-weight="normal" officeooo:rsid="0086c424" style:font-weight-asian="normal" style:font-weight-complex="normal"/>
    </style:style>
    <style:style style:name="T43" style:family="text">
      <style:text-properties fo:font-weight="normal" officeooo:rsid="00871e3a" style:font-weight-asian="normal" style:font-weight-complex="normal"/>
    </style:style>
    <style:style style:name="T44" style:family="text">
      <style:text-properties fo:font-weight="normal" officeooo:rsid="0087ac6f" style:font-weight-asian="normal" style:font-weight-complex="normal"/>
    </style:style>
    <style:style style:name="T45" style:family="text">
      <style:text-properties fo:font-weight="normal" officeooo:rsid="0089113d" style:font-weight-asian="normal" style:font-weight-complex="normal"/>
    </style:style>
    <style:style style:name="T46" style:family="text">
      <style:text-properties fo:font-weight="normal" officeooo:rsid="00ab2162" style:font-weight-asian="normal" style:font-weight-complex="normal"/>
    </style:style>
    <style:style style:name="T47" style:family="text">
      <style:text-properties fo:font-weight="normal" officeooo:rsid="00b62c36" style:font-weight-asian="normal" style:font-weight-complex="normal"/>
    </style:style>
    <style:style style:name="T48" style:family="text">
      <style:text-properties fo:font-weight="normal" officeooo:rsid="00b7fa97" style:font-weight-asian="normal" style:font-weight-complex="normal"/>
    </style:style>
    <style:style style:name="T49" style:family="text">
      <style:text-properties fo:font-weight="normal" officeooo:rsid="00b96a61" style:font-weight-asian="normal" style:font-weight-complex="normal"/>
    </style:style>
    <style:style style:name="T50" style:family="text">
      <style:text-properties fo:font-weight="normal" officeooo:rsid="00b9c147" style:font-weight-asian="normal" style:font-weight-complex="normal"/>
    </style:style>
    <style:style style:name="T51" style:family="text">
      <style:text-properties fo:font-weight="normal" officeooo:rsid="00bd06c2" style:font-weight-asian="normal" style:font-weight-complex="normal"/>
    </style:style>
    <style:style style:name="T52" style:family="text">
      <style:text-properties fo:font-weight="normal" officeooo:rsid="00c0287e" style:font-weight-asian="normal" style:font-weight-complex="normal"/>
    </style:style>
    <style:style style:name="T53" style:family="text">
      <style:text-properties fo:font-weight="normal" officeooo:rsid="00c117ae" style:font-weight-asian="normal" style:font-weight-complex="normal"/>
    </style:style>
    <style:style style:name="T54" style:family="text">
      <style:text-properties fo:font-weight="normal" officeooo:rsid="00c96b86" style:font-weight-asian="normal" style:font-weight-complex="normal"/>
    </style:style>
    <style:style style:name="T55" style:family="text">
      <style:text-properties fo:font-weight="normal" officeooo:rsid="00d7fe1c" style:font-weight-asian="normal" style:font-weight-complex="normal"/>
    </style:style>
    <style:style style:name="T56" style:family="text">
      <style:text-properties fo:font-weight="normal" officeooo:rsid="00d99cb2" style:font-weight-asian="normal" style:font-weight-complex="normal"/>
    </style:style>
    <style:style style:name="T57" style:family="text">
      <style:text-properties fo:font-weight="normal" officeooo:rsid="00e66c62" style:font-weight-asian="normal" style:font-weight-complex="normal"/>
    </style:style>
    <style:style style:name="T58" style:family="text">
      <style:text-properties officeooo:rsid="0027f79f"/>
    </style:style>
    <style:style style:name="T59" style:family="text">
      <style:text-properties officeooo:rsid="002c7980"/>
    </style:style>
    <style:style style:name="T60" style:family="text">
      <style:text-properties officeooo:rsid="002ce7e7"/>
    </style:style>
    <style:style style:name="T61" style:family="text">
      <style:text-properties officeooo:rsid="002e4201"/>
    </style:style>
    <style:style style:name="T62" style:family="text">
      <style:text-properties officeooo:rsid="00302dd7"/>
    </style:style>
    <style:style style:name="T63" style:family="text">
      <style:text-properties officeooo:rsid="0033a101"/>
    </style:style>
    <style:style style:name="T64" style:family="text">
      <style:text-properties officeooo:rsid="00386553"/>
    </style:style>
    <style:style style:name="T65" style:family="text">
      <style:text-properties officeooo:rsid="003b8ae1"/>
    </style:style>
    <style:style style:name="T66" style:family="text">
      <style:text-properties officeooo:rsid="00401687"/>
    </style:style>
    <style:style style:name="T67" style:family="text">
      <style:text-properties fo:font-style="italic" fo:font-weight="normal" officeooo:rsid="0051ad65" style:font-style-asian="italic" style:font-weight-asian="normal" style:font-style-complex="italic" style:font-weight-complex="normal"/>
    </style:style>
    <style:style style:name="T68" style:family="text">
      <style:text-properties fo:font-style="italic" style:font-style-asian="italic" style:font-style-complex="italic"/>
    </style:style>
    <style:style style:name="T69" style:family="text">
      <style:text-properties fo:font-style="italic" officeooo:rsid="0011f312" style:font-style-asian="italic" style:font-style-complex="italic"/>
    </style:style>
    <style:style style:name="T70" style:family="text">
      <style:text-properties fo:font-style="italic" officeooo:rsid="004f141d" style:font-style-asian="italic" style:font-style-complex="italic"/>
    </style:style>
    <style:style style:name="T71" style:family="text">
      <style:text-properties fo:font-style="italic" officeooo:rsid="0081a652" style:font-style-asian="italic" style:font-style-complex="italic"/>
    </style:style>
    <style:style style:name="T72" style:family="text">
      <style:text-properties fo:font-style="italic" officeooo:rsid="00893b5a" style:font-style-asian="italic" style:font-style-complex="italic"/>
    </style:style>
    <style:style style:name="T73" style:family="text">
      <style:text-properties officeooo:rsid="005b9a46"/>
    </style:style>
    <style:style style:name="T74" style:family="text">
      <style:text-properties officeooo:rsid="005c264f"/>
    </style:style>
    <style:style style:name="T75" style:family="text">
      <style:text-properties officeooo:rsid="005cddf3"/>
    </style:style>
    <style:style style:name="T76" style:family="text">
      <style:text-properties officeooo:rsid="005d5649"/>
    </style:style>
    <style:style style:name="T77" style:family="text">
      <style:text-properties officeooo:rsid="005ee76d"/>
    </style:style>
    <style:style style:name="T78" style:family="text">
      <style:text-properties officeooo:rsid="00603c18"/>
    </style:style>
    <style:style style:name="T79" style:family="text">
      <style:text-properties officeooo:rsid="006147f9"/>
    </style:style>
    <style:style style:name="T80" style:family="text">
      <style:text-properties officeooo:rsid="0062c633"/>
    </style:style>
    <style:style style:name="T81" style:family="text">
      <style:text-properties officeooo:rsid="00637c53"/>
    </style:style>
    <style:style style:name="T82" style:family="text">
      <style:text-properties officeooo:rsid="00644a13"/>
    </style:style>
    <style:style style:name="T83" style:family="text">
      <style:text-properties officeooo:rsid="006817a5"/>
    </style:style>
    <style:style style:name="T84" style:family="text">
      <style:text-properties officeooo:rsid="00687149"/>
    </style:style>
    <style:style style:name="T85" style:family="text">
      <style:text-properties officeooo:rsid="006ef4bf"/>
    </style:style>
    <style:style style:name="T86" style:family="text">
      <style:text-properties officeooo:rsid="006fba6d"/>
    </style:style>
    <style:style style:name="T87" style:family="text">
      <style:text-properties officeooo:rsid="00703ddf"/>
    </style:style>
    <style:style style:name="T88" style:family="text">
      <style:text-properties officeooo:rsid="0071976b"/>
    </style:style>
    <style:style style:name="T89" style:family="text">
      <style:text-properties officeooo:rsid="00747a31"/>
    </style:style>
    <style:style style:name="T90" style:family="text">
      <style:text-properties officeooo:rsid="0076569d"/>
    </style:style>
    <style:style style:name="T91" style:family="text">
      <style:text-properties fo:font-size="11pt" fo:font-weight="normal" style:font-size-asian="9.60000038146973pt" style:font-weight-asian="normal" style:font-size-complex="11pt" style:font-weight-complex="normal"/>
    </style:style>
    <style:style style:name="T92" style:family="text">
      <style:text-properties fo:font-size="11pt" fo:font-weight="normal" officeooo:rsid="0077d9b6" style:font-size-asian="9.60000038146973pt" style:font-weight-asian="normal" style:font-size-complex="11pt" style:font-weight-complex="normal"/>
    </style:style>
    <style:style style:name="T93" style:family="text">
      <style:text-properties fo:font-size="11pt" fo:font-weight="normal" officeooo:rsid="007b0709" style:font-size-asian="9.60000038146973pt" style:font-weight-asian="normal" style:font-size-complex="11pt" style:font-weight-complex="normal"/>
    </style:style>
    <style:style style:name="T94" style:family="text">
      <style:text-properties fo:font-size="11pt" fo:font-weight="normal" officeooo:rsid="007c5f20" style:font-size-asian="9.60000038146973pt" style:font-weight-asian="normal" style:font-size-complex="11pt" style:font-weight-complex="normal"/>
    </style:style>
    <style:style style:name="T95" style:family="text">
      <style:text-properties fo:font-size="11pt" fo:font-weight="normal" officeooo:rsid="007e04e7" style:font-size-asian="9.60000038146973pt" style:font-weight-asian="normal" style:font-size-complex="11pt" style:font-weight-complex="normal"/>
    </style:style>
    <style:style style:name="T96" style:family="text">
      <style:text-properties fo:font-size="11pt" fo:font-weight="normal" officeooo:rsid="007eab77" style:font-size-asian="9.60000038146973pt" style:font-weight-asian="normal" style:font-size-complex="11pt" style:font-weight-complex="normal"/>
    </style:style>
    <style:style style:name="T97" style:family="text">
      <style:text-properties fo:font-size="11pt" fo:font-weight="normal" officeooo:rsid="007efb18" style:font-size-asian="9.60000038146973pt" style:font-weight-asian="normal" style:font-size-complex="11pt" style:font-weight-complex="normal"/>
    </style:style>
    <style:style style:name="T98" style:family="text">
      <style:text-properties fo:font-size="11pt" fo:font-weight="normal" officeooo:rsid="007fa396" style:font-size-asian="9.60000038146973pt" style:font-weight-asian="normal" style:font-size-complex="11pt" style:font-weight-complex="normal"/>
    </style:style>
    <style:style style:name="T99" style:family="text">
      <style:text-properties fo:font-size="11pt" fo:font-style="normal" officeooo:rsid="008ad6fa" style:font-size-asian="11pt" style:font-style-asian="normal" style:font-size-complex="11pt" style:font-style-complex="normal"/>
    </style:style>
    <style:style style:name="T100" style:family="text">
      <style:text-properties style:font-name="Georgia"/>
    </style:style>
    <style:style style:name="T101" style:family="text">
      <style:text-properties style:font-name="Georgia" fo:font-size="11pt" fo:font-weight="normal" style:font-size-asian="9.60000038146973pt" style:font-weight-asian="normal" style:font-size-complex="11pt" style:font-weight-complex="normal"/>
    </style:style>
    <style:style style:name="T102" style:family="text">
      <style:text-properties style:font-name="Georgia" fo:font-size="11pt" fo:font-weight="normal" officeooo:rsid="007fa396" style:font-size-asian="9.60000038146973pt" style:font-weight-asian="normal" style:font-size-complex="11pt" style:font-weight-complex="normal"/>
    </style:style>
    <style:style style:name="T103" style:family="text">
      <style:text-properties style:font-name="Georgia" fo:font-size="11pt" fo:font-weight="normal" officeooo:rsid="00804965" style:font-size-asian="9.60000038146973pt" style:font-weight-asian="normal" style:font-size-complex="11pt" style:font-weight-complex="normal"/>
    </style:style>
    <style:style style:name="T104" style:family="text">
      <style:text-properties style:font-name="Georgia" fo:font-size="11pt" fo:font-weight="normal" officeooo:rsid="008099d2" style:font-size-asian="9.60000038146973pt" style:font-weight-asian="normal" style:font-size-complex="11pt" style:font-weight-complex="normal"/>
    </style:style>
    <style:style style:name="T105" style:family="text">
      <style:text-properties style:font-name="Georgia" fo:font-size="11pt" fo:font-weight="normal" officeooo:rsid="008221a3" style:font-size-asian="9.60000038146973pt" style:font-weight-asian="normal" style:font-size-complex="11pt" style:font-weight-complex="normal"/>
    </style:style>
    <style:style style:name="T106" style:family="text">
      <style:text-properties style:font-name="Georgia" fo:font-size="11pt" fo:font-weight="normal" officeooo:rsid="00826bb5" style:font-size-asian="9.60000038146973pt" style:font-weight-asian="normal" style:font-size-complex="11pt" style:font-weight-complex="normal"/>
    </style:style>
    <style:style style:name="T107" style:family="text">
      <style:text-properties style:font-name="Georgia" fo:font-size="11pt" fo:font-weight="normal" officeooo:rsid="008411e3" style:font-size-asian="9.60000038146973pt" style:font-weight-asian="normal" style:font-size-complex="11pt" style:font-weight-complex="normal"/>
    </style:style>
    <style:style style:name="T108" style:family="text">
      <style:text-properties style:font-name="Georgia" fo:font-size="11pt" fo:font-weight="normal" officeooo:rsid="0084f2e8" style:font-size-asian="9.60000038146973pt" style:font-weight-asian="normal" style:font-size-complex="11pt" style:font-weight-complex="normal"/>
    </style:style>
    <style:style style:name="T109" style:family="text">
      <style:text-properties style:font-name="Georgia" fo:font-size="11pt" fo:font-weight="normal" officeooo:rsid="00875ee9" style:font-size-asian="9.60000038146973pt" style:font-weight-asian="normal" style:font-size-complex="11pt" style:font-weight-complex="normal"/>
    </style:style>
    <style:style style:name="T110" style:family="text">
      <style:text-properties style:font-name="Georgia" fo:font-size="11pt" fo:font-weight="normal" officeooo:rsid="00f539e4" style:font-size-asian="9.60000038146973pt" style:font-weight-asian="normal" style:font-size-complex="11pt" style:font-weight-complex="normal"/>
    </style:style>
    <style:style style:name="T111" style:family="text">
      <style:text-properties style:font-name="Georgia" fo:font-size="11pt" fo:font-weight="normal" officeooo:rsid="00f5eed0" style:font-size-asian="9.60000038146973pt" style:font-weight-asian="normal" style:font-size-complex="11pt" style:font-weight-complex="normal"/>
    </style:style>
    <style:style style:name="T112" style:family="text">
      <style:text-properties style:font-name="Georgia" fo:font-size="11pt" fo:font-weight="normal" officeooo:rsid="00f70eb4" style:font-size-asian="9.60000038146973pt" style:font-weight-asian="normal" style:font-size-complex="11pt" style:font-weight-complex="normal"/>
    </style:style>
    <style:style style:name="T113" style:family="text">
      <style:text-properties style:font-name="Georgia" fo:font-size="11pt" fo:font-weight="normal" officeooo:rsid="00f90aee" style:font-size-asian="9.60000038146973pt" style:font-weight-asian="normal" style:font-size-complex="11pt" style:font-weight-complex="normal"/>
    </style:style>
    <style:style style:name="T114" style:family="text">
      <style:text-properties style:font-name="Georgia" fo:font-size="11pt" fo:font-weight="normal" officeooo:rsid="00f95c43" style:font-size-asian="9.60000038146973pt" style:font-weight-asian="normal" style:font-size-complex="11pt" style:font-weight-complex="normal"/>
    </style:style>
    <style:style style:name="T115" style:family="text">
      <style:text-properties style:font-name="Georgia" fo:font-size="11pt" fo:font-weight="normal" officeooo:rsid="00f9721f" style:font-size-asian="9.60000038146973pt" style:font-weight-asian="normal" style:font-size-complex="11pt" style:font-weight-complex="normal"/>
    </style:style>
    <style:style style:name="T116" style:family="text">
      <style:text-properties style:font-name="Georgia" fo:font-size="11pt" style:font-size-asian="9.60000038146973pt" style:font-size-complex="11pt"/>
    </style:style>
    <style:style style:name="T117" style:family="text">
      <style:text-properties style:font-name="Georgia" fo:font-size="11pt" officeooo:rsid="008c1ba2" style:font-size-asian="9.60000038146973pt" style:font-size-complex="11pt"/>
    </style:style>
    <style:style style:name="T118" style:family="text">
      <style:text-properties style:font-name="Georgia" fo:font-size="11pt" officeooo:rsid="008c89ff" style:font-size-asian="9.60000038146973pt" style:font-size-complex="11pt"/>
    </style:style>
    <style:style style:name="T119" style:family="text">
      <style:text-properties style:font-name="Georgia" fo:font-size="11pt" officeooo:rsid="008fdd2d" style:font-size-asian="9.60000038146973pt" style:font-size-complex="11pt"/>
    </style:style>
    <style:style style:name="T120" style:family="text">
      <style:text-properties style:font-name="Georgia" fo:font-size="11pt" officeooo:rsid="00932663" style:font-size-asian="9.60000038146973pt" style:font-size-complex="11pt"/>
    </style:style>
    <style:style style:name="T121" style:family="text">
      <style:text-properties style:font-name="Georgia" fo:font-size="11pt" officeooo:rsid="0094af6a" style:font-size-asian="9.60000038146973pt" style:font-size-complex="11pt"/>
    </style:style>
    <style:style style:name="T122" style:family="text">
      <style:text-properties style:font-name="Georgia" fo:font-size="11pt" officeooo:rsid="00e2301e" style:font-size-asian="9.60000038146973pt" style:font-size-complex="11pt"/>
    </style:style>
    <style:style style:name="T123" style:family="text">
      <style:text-properties style:font-name="Georgia" fo:font-size="11pt" officeooo:rsid="00e244b1" style:font-size-asian="9.60000038146973pt" style:font-size-complex="11pt"/>
    </style:style>
    <style:style style:name="T124" style:family="text">
      <style:text-properties style:font-name="Georgia" fo:font-size="11pt" officeooo:rsid="00e25337" style:font-size-asian="9.60000038146973pt" style:font-size-complex="11pt"/>
    </style:style>
    <style:style style:name="T125" style:family="text">
      <style:text-properties style:font-name="Georgia" fo:font-size="11pt" officeooo:rsid="00e7015a" style:font-size-asian="9.60000038146973pt" style:font-size-complex="11pt"/>
    </style:style>
    <style:style style:name="T126" style:family="text">
      <style:text-properties style:font-name="Georgia" fo:font-size="11pt" officeooo:rsid="00e80bed" style:font-size-asian="9.60000038146973pt" style:font-size-complex="11pt"/>
    </style:style>
    <style:style style:name="T127" style:family="text">
      <style:text-properties style:font-name="Georgia" fo:font-size="11pt" officeooo:rsid="00e9bd20" style:font-size-asian="9.60000038146973pt" style:font-size-complex="11pt"/>
    </style:style>
    <style:style style:name="T128" style:family="text">
      <style:text-properties style:font-name="Georgia" fo:font-size="11pt" officeooo:rsid="00ea62e1" style:font-size-asian="9.60000038146973pt" style:font-size-complex="11pt"/>
    </style:style>
    <style:style style:name="T129" style:family="text">
      <style:text-properties style:font-name="Georgia" fo:font-size="11pt" officeooo:rsid="00eab456" style:font-size-asian="9.60000038146973pt" style:font-size-complex="11pt"/>
    </style:style>
    <style:style style:name="T130" style:family="text">
      <style:text-properties style:font-name="Georgia" fo:font-size="11pt" officeooo:rsid="00ec7d8e" style:font-size-asian="9.60000038146973pt" style:font-size-complex="11pt"/>
    </style:style>
    <style:style style:name="T131" style:family="text">
      <style:text-properties style:font-name="Georgia" fo:font-size="11pt" officeooo:rsid="00ed6b2f" style:font-size-asian="9.60000038146973pt" style:font-size-complex="11pt"/>
    </style:style>
    <style:style style:name="T132" style:family="text">
      <style:text-properties style:font-name="Georgia" fo:font-size="11pt" officeooo:rsid="00ee152d" style:font-size-asian="9.60000038146973pt" style:font-size-complex="11pt"/>
    </style:style>
    <style:style style:name="T133" style:family="text">
      <style:text-properties style:font-name="Georgia" fo:font-size="11pt" officeooo:rsid="00eef797" style:font-size-asian="9.60000038146973pt" style:font-size-complex="11pt"/>
    </style:style>
    <style:style style:name="T134" style:family="text">
      <style:text-properties style:font-name="Georgia" fo:font-size="11pt" officeooo:rsid="00efdae0" style:font-size-asian="9.60000038146973pt" style:font-size-complex="11pt"/>
    </style:style>
    <style:style style:name="T135" style:family="text">
      <style:text-properties style:font-name="Georgia" fo:font-size="11pt" officeooo:rsid="00f0bb1e" style:font-size-asian="9.60000038146973pt" style:font-size-complex="11pt"/>
    </style:style>
    <style:style style:name="T136" style:family="text">
      <style:text-properties style:font-name="Georgia" fo:font-size="11pt" officeooo:rsid="00f25c88" style:font-size-asian="9.60000038146973pt" style:font-size-complex="11pt"/>
    </style:style>
    <style:style style:name="T137" style:family="text">
      <style:text-properties style:font-name="Georgia" fo:font-weight="normal" style:font-weight-asian="normal" style:font-weight-complex="normal"/>
    </style:style>
    <style:style style:name="T138" style:family="text">
      <style:text-properties style:font-name="Georgia" fo:font-weight="normal" officeooo:rsid="008d8f1e" style:font-weight-asian="normal" style:font-weight-complex="normal"/>
    </style:style>
    <style:style style:name="T139" style:family="text">
      <style:text-properties style:font-name="Georgia" fo:font-weight="normal" officeooo:rsid="008f4a8c" style:font-weight-asian="normal" style:font-weight-complex="normal"/>
    </style:style>
    <style:style style:name="T140" style:family="text">
      <style:text-properties style:font-name="Georgia" fo:font-weight="normal" officeooo:rsid="00950513" style:font-weight-asian="normal" style:font-weight-complex="normal"/>
    </style:style>
    <style:style style:name="T141" style:family="text">
      <style:text-properties style:font-name="Georgia" fo:font-weight="normal" officeooo:rsid="0096f927" style:font-weight-asian="normal" style:font-weight-complex="normal"/>
    </style:style>
    <style:style style:name="T142" style:family="text">
      <style:text-properties style:font-name="Georgia" fo:font-weight="normal" officeooo:rsid="00df471d" style:font-weight-asian="normal" style:font-weight-complex="normal"/>
    </style:style>
    <style:style style:name="T143" style:family="text">
      <style:text-properties style:font-name="Georgia" fo:font-weight="normal" officeooo:rsid="00e054f0" style:font-weight-asian="normal" style:font-weight-complex="normal"/>
    </style:style>
    <style:style style:name="T144" style:family="text">
      <style:text-properties style:font-name="Georgia" fo:font-weight="normal" officeooo:rsid="00e05fae" style:font-weight-asian="normal" style:font-weight-complex="normal"/>
    </style:style>
    <style:style style:name="T145" style:family="text">
      <style:text-properties style:font-name="Georgia" fo:font-weight="normal" officeooo:rsid="00e2045f" style:font-weight-asian="normal" style:font-weight-complex="normal"/>
    </style:style>
    <style:style style:name="T146" style:family="text">
      <style:text-properties style:font-name="Georgia" fo:font-weight="normal" officeooo:rsid="00e3cee0" style:font-weight-asian="normal" style:font-weight-complex="normal"/>
    </style:style>
    <style:style style:name="T147" style:family="text">
      <style:text-properties style:font-name="Georgia" fo:font-weight="normal" officeooo:rsid="00e53342" style:font-weight-asian="normal" style:font-weight-complex="normal"/>
    </style:style>
    <style:style style:name="T148" style:family="text">
      <style:text-properties style:font-name="Georgia" fo:font-weight="normal" officeooo:rsid="00e66c62" style:font-weight-asian="normal" style:font-weight-complex="normal"/>
    </style:style>
    <style:style style:name="T149" style:family="text">
      <style:text-properties style:font-name="Georgia" officeooo:rsid="008f4a8c"/>
    </style:style>
    <style:style style:name="T150" style:family="text">
      <style:text-properties style:font-name="Georgia" fo:font-size="9pt" fo:font-weight="normal" style:font-size-asian="9pt" style:font-weight-asian="normal" style:font-size-complex="9pt" style:font-weight-complex="normal"/>
    </style:style>
    <style:style style:name="T151" style:family="text">
      <style:text-properties style:font-name="Georgia" fo:font-size="9pt" fo:font-weight="normal" officeooo:rsid="00ab2162" style:font-size-asian="9pt" style:font-weight-asian="normal" style:font-size-complex="9pt" style:font-weight-complex="normal"/>
    </style:style>
    <style:style style:name="T152" style:family="text">
      <style:text-properties style:font-name="Georgia" fo:font-size="9pt" fo:font-weight="normal" officeooo:rsid="00ab83e4" style:font-size-asian="9pt" style:font-weight-asian="normal" style:font-size-complex="9pt" style:font-weight-complex="normal"/>
    </style:style>
    <style:style style:name="T153" style:family="text">
      <style:text-properties style:font-name="Georgia" fo:font-size="9pt" fo:font-weight="normal" officeooo:rsid="00af2c52" style:font-size-asian="9pt" style:font-weight-asian="normal" style:font-size-complex="9pt" style:font-weight-complex="normal"/>
    </style:style>
    <style:style style:name="T154" style:family="text">
      <style:text-properties style:font-name="Georgia" fo:font-size="9pt" fo:font-weight="normal" officeooo:rsid="00b1ac4e" style:font-size-asian="9pt" style:font-weight-asian="normal" style:font-size-complex="9pt" style:font-weight-complex="normal"/>
    </style:style>
    <style:style style:name="T155" style:family="text">
      <style:text-properties style:font-name="Georgia" fo:font-size="9pt" fo:font-weight="normal" officeooo:rsid="00b289a6" style:font-size-asian="9pt" style:font-weight-asian="normal" style:font-size-complex="9pt" style:font-weight-complex="normal"/>
    </style:style>
    <style:style style:name="T156" style:family="text">
      <style:text-properties style:font-name="Georgia" fo:font-size="9pt" style:font-size-asian="9pt" style:font-size-complex="9pt"/>
    </style:style>
    <style:style style:name="T157" style:family="text">
      <style:text-properties style:font-name="Georgia" fo:font-size="9pt" officeooo:rsid="00ab83e4" style:font-size-asian="9pt" style:font-size-complex="9pt"/>
    </style:style>
    <style:style style:name="T158" style:family="text">
      <style:text-properties style:font-name="Georgia" fo:font-size="9pt" officeooo:rsid="00af2c52" style:font-size-asian="9pt" style:font-size-complex="9pt"/>
    </style:style>
    <style:style style:name="T159" style:family="text">
      <style:text-properties style:font-name="Georgia" officeooo:rsid="00893b5a"/>
    </style:style>
    <style:style style:name="T160" style:family="text">
      <style:text-properties style:font-name="Georgia" officeooo:rsid="00e2045f"/>
    </style:style>
    <style:style style:name="T161" style:family="text">
      <style:text-properties officeooo:rsid="008ff3c1"/>
    </style:style>
    <style:style style:name="T162" style:family="text">
      <style:text-properties officeooo:rsid="0098ccc6"/>
    </style:style>
    <style:style style:name="T163" style:family="text">
      <style:text-properties officeooo:rsid="009a1ed3"/>
    </style:style>
    <style:style style:name="T164" style:family="text">
      <style:text-properties officeooo:rsid="00a04b02"/>
    </style:style>
    <style:style style:name="T165" style:family="text">
      <style:text-properties officeooo:rsid="00a131d8"/>
    </style:style>
    <style:style style:name="T166" style:family="text">
      <style:text-properties officeooo:rsid="00a32eff"/>
    </style:style>
    <style:style style:name="T167" style:family="text">
      <style:text-properties officeooo:rsid="00a45708"/>
    </style:style>
    <style:style style:name="T168" style:family="text">
      <style:text-properties officeooo:rsid="00a60c14"/>
    </style:style>
    <style:style style:name="T169" style:family="text">
      <style:text-properties officeooo:rsid="00a89bd7"/>
    </style:style>
    <style:style style:name="T170" style:family="text">
      <style:text-properties officeooo:rsid="00a8f68f"/>
    </style:style>
    <style:style style:name="T171" style:family="text">
      <style:text-properties officeooo:rsid="00ab83e4"/>
    </style:style>
    <style:style style:name="T172" style:family="text">
      <style:text-properties officeooo:rsid="00abf34f"/>
    </style:style>
    <style:style style:name="T173" style:family="text">
      <style:text-properties officeooo:rsid="00ac71f5"/>
    </style:style>
    <style:style style:name="T174" style:family="text">
      <style:text-properties officeooo:rsid="00ae625d"/>
    </style:style>
    <style:style style:name="T175" style:family="text">
      <style:text-properties officeooo:rsid="00af7dfa"/>
    </style:style>
    <style:style style:name="T176" style:family="text">
      <style:text-properties officeooo:rsid="00b04128"/>
    </style:style>
    <style:style style:name="T177" style:family="text">
      <style:text-properties officeooo:rsid="00b37ad8"/>
    </style:style>
    <style:style style:name="T178" style:family="text">
      <style:text-properties officeooo:rsid="00ba933b"/>
    </style:style>
    <style:style style:name="T179" style:family="text">
      <style:text-properties officeooo:rsid="00be4f81"/>
    </style:style>
    <style:style style:name="T180" style:family="text">
      <style:text-properties officeooo:rsid="00c05d45"/>
    </style:style>
    <style:style style:name="T181" style:family="text">
      <style:text-properties officeooo:rsid="00c117ae"/>
    </style:style>
    <style:style style:name="T182" style:family="text">
      <style:text-properties officeooo:rsid="00c1c980"/>
    </style:style>
    <style:style style:name="T183" style:family="text">
      <style:text-properties officeooo:rsid="00c5e7d5"/>
    </style:style>
    <style:style style:name="T184" style:family="text">
      <style:text-properties officeooo:rsid="00c71fbd"/>
    </style:style>
    <style:style style:name="T185" style:family="text">
      <style:text-properties officeooo:rsid="00c748af"/>
    </style:style>
    <style:style style:name="T186" style:family="text">
      <style:text-properties officeooo:rsid="00ca886a"/>
    </style:style>
    <style:style style:name="T187" style:family="text">
      <style:text-properties officeooo:rsid="00cc1993"/>
    </style:style>
    <style:style style:name="T188" style:family="text">
      <style:text-properties officeooo:rsid="00cceea9"/>
    </style:style>
    <style:style style:name="T189" style:family="text">
      <style:text-properties officeooo:rsid="00ce4de0"/>
    </style:style>
    <style:style style:name="T190" style:family="text">
      <style:text-properties officeooo:rsid="00d022b2"/>
    </style:style>
    <style:style style:name="T191" style:family="text">
      <style:text-properties officeooo:rsid="00d0feff"/>
    </style:style>
    <style:style style:name="T192" style:family="text">
      <style:text-properties officeooo:rsid="00d3eb95"/>
    </style:style>
    <style:style style:name="T193" style:family="text">
      <style:text-properties officeooo:rsid="00d5895a"/>
    </style:style>
    <style:style style:name="T194" style:family="text">
      <style:text-properties officeooo:rsid="00d62545"/>
    </style:style>
    <style:style style:name="T195" style:family="text">
      <style:text-properties officeooo:rsid="0009db64"/>
    </style:style>
    <style:style style:name="T196" style:family="text">
      <style:text-properties officeooo:rsid="000b3178"/>
    </style:style>
    <style:style style:name="T197" style:family="text">
      <style:text-properties officeooo:rsid="000e1b80"/>
    </style:style>
    <style:style style:name="T198" style:family="text">
      <style:text-properties officeooo:rsid="000ed9c4"/>
    </style:style>
    <style:style style:name="T199" style:family="text">
      <style:text-properties officeooo:rsid="000ee2e6"/>
    </style:style>
    <style:style style:name="T200" style:family="text">
      <style:text-properties officeooo:rsid="00106749"/>
    </style:style>
    <style:style style:name="T201" style:family="text">
      <style:text-properties officeooo:rsid="0011f312"/>
    </style:style>
    <style:style style:name="T202" style:family="text">
      <style:text-properties fo:font-style="normal" officeooo:rsid="0011f312" style:font-style-asian="normal" style:font-style-complex="normal"/>
    </style:style>
    <style:style style:name="T203" style:family="text">
      <style:text-properties officeooo:rsid="0012c7e8"/>
    </style:style>
    <style:style style:name="T204" style:family="text">
      <style:text-properties officeooo:rsid="0012e349"/>
    </style:style>
    <style:style style:name="T205" style:family="text">
      <style:text-properties officeooo:rsid="0013abf7"/>
    </style:style>
    <style:style style:name="T206" style:family="text">
      <style:text-properties officeooo:rsid="00149d78"/>
    </style:style>
    <style:style style:name="T207" style:family="text">
      <style:text-properties officeooo:rsid="0018dd4e"/>
    </style:style>
    <style:style style:name="T208" style:family="text">
      <style:text-properties officeooo:rsid="001a6cee"/>
    </style:style>
    <style:style style:name="T209" style:family="text">
      <style:text-properties officeooo:rsid="001c3175"/>
    </style:style>
    <style:style style:name="T210" style:family="text">
      <style:text-properties officeooo:rsid="001e6ee8"/>
    </style:style>
    <style:style style:name="T211" style:family="text">
      <style:text-properties style:text-position="super 58%" officeooo:rsid="001e6ee8"/>
    </style:style>
    <style:style style:name="T212" style:family="text">
      <style:text-properties style:text-position="super 58%" officeooo:rsid="009ab579"/>
    </style:style>
    <style:style style:name="T213" style:family="text">
      <style:text-properties officeooo:rsid="00227638"/>
    </style:style>
    <style:style style:name="T214" style:family="text">
      <style:text-properties officeooo:rsid="002bf021"/>
    </style:style>
    <style:style style:name="T215" style:family="text">
      <style:text-properties officeooo:rsid="002c42af"/>
    </style:style>
    <style:style style:name="T216" style:family="text">
      <style:text-properties officeooo:rsid="002cc4eb"/>
    </style:style>
    <style:style style:name="T217" style:family="text">
      <style:text-properties officeooo:rsid="002f06f2"/>
    </style:style>
    <style:style style:name="T218" style:family="text">
      <style:text-properties officeooo:rsid="0030562d"/>
    </style:style>
    <style:style style:name="T219" style:family="text">
      <style:text-properties officeooo:rsid="003157d8"/>
    </style:style>
    <style:style style:name="T220" style:family="text">
      <style:text-properties officeooo:rsid="0031ae22"/>
    </style:style>
    <style:style style:name="T221" style:family="text">
      <style:text-properties officeooo:rsid="0033b04a"/>
    </style:style>
    <style:style style:name="T222" style:family="text">
      <style:text-properties officeooo:rsid="0036e80f"/>
    </style:style>
    <style:style style:name="T223" style:family="text">
      <style:text-properties officeooo:rsid="0038c0ac"/>
    </style:style>
    <style:style style:name="T224" style:family="text">
      <style:text-properties officeooo:rsid="0038e884"/>
    </style:style>
    <style:style style:name="T225" style:family="text">
      <style:text-properties officeooo:rsid="003b116f"/>
    </style:style>
    <style:style style:name="T226" style:family="text">
      <style:text-properties officeooo:rsid="003b4356"/>
    </style:style>
    <style:style style:name="T227" style:family="text">
      <style:text-properties officeooo:rsid="003caa3c"/>
    </style:style>
    <style:style style:name="T228" style:family="text">
      <style:text-properties officeooo:rsid="003cab0c"/>
    </style:style>
    <style:style style:name="T229" style:family="text">
      <style:text-properties officeooo:rsid="003e57e1"/>
    </style:style>
    <style:style style:name="T230" style:family="text">
      <style:text-properties officeooo:rsid="003fb80f"/>
    </style:style>
    <style:style style:name="T231" style:family="text">
      <style:text-properties officeooo:rsid="004179eb"/>
    </style:style>
    <style:style style:name="T232" style:family="text">
      <style:text-properties officeooo:rsid="0041d9c0"/>
    </style:style>
    <style:style style:name="T233" style:family="text">
      <style:text-properties officeooo:rsid="00436265"/>
    </style:style>
    <style:style style:name="T234" style:family="text">
      <style:text-properties officeooo:rsid="0043bab7"/>
    </style:style>
    <style:style style:name="T235" style:family="text">
      <style:text-properties officeooo:rsid="00474236"/>
    </style:style>
    <style:style style:name="T236" style:family="text">
      <style:text-properties officeooo:rsid="0048ca34"/>
    </style:style>
    <style:style style:name="T237" style:family="text">
      <style:text-properties officeooo:rsid="004b7236"/>
    </style:style>
    <style:style style:name="T238" style:family="text">
      <style:text-properties officeooo:rsid="004f141d"/>
    </style:style>
    <style:style style:name="T239" style:family="text">
      <style:text-properties officeooo:rsid="0051b987"/>
    </style:style>
    <style:style style:name="T240" style:family="text">
      <style:text-properties officeooo:rsid="00549bfe"/>
    </style:style>
    <style:style style:name="T241" style:family="text">
      <style:text-properties officeooo:rsid="0057cf54"/>
    </style:style>
    <style:style style:name="T242" style:family="text">
      <style:text-properties officeooo:rsid="00595932"/>
    </style:style>
    <style:style style:name="T243" style:family="text">
      <style:text-properties officeooo:rsid="005bdf65"/>
    </style:style>
    <style:style style:name="T244" style:family="text">
      <style:text-properties officeooo:rsid="005cdcf9"/>
    </style:style>
    <style:style style:name="T245" style:family="text">
      <style:text-properties officeooo:rsid="005e3ec4"/>
    </style:style>
    <style:style style:name="T246" style:family="text">
      <style:text-properties officeooo:rsid="005ff2b8"/>
    </style:style>
    <style:style style:name="T247" style:family="text">
      <style:text-properties officeooo:rsid="0062d51c"/>
    </style:style>
    <style:style style:name="T248" style:family="text">
      <style:text-properties officeooo:rsid="00644248"/>
    </style:style>
    <style:style style:name="T249" style:family="text">
      <style:text-properties officeooo:rsid="0066f08b"/>
    </style:style>
    <style:style style:name="T250" style:family="text">
      <style:text-properties officeooo:rsid="0068a92d"/>
    </style:style>
    <style:style style:name="T251" style:family="text">
      <style:text-properties officeooo:rsid="00692977"/>
    </style:style>
    <style:style style:name="T252" style:family="text">
      <style:text-properties officeooo:rsid="00694357"/>
    </style:style>
    <style:style style:name="T253" style:family="text">
      <style:text-properties officeooo:rsid="006b7b8f"/>
    </style:style>
    <style:style style:name="T254" style:family="text">
      <style:text-properties officeooo:rsid="006ddd49"/>
    </style:style>
    <style:style style:name="T255" style:family="text">
      <style:text-properties officeooo:rsid="006f4c16"/>
    </style:style>
    <style:style style:name="T256" style:family="text">
      <style:text-properties officeooo:rsid="006f896c"/>
    </style:style>
    <style:style style:name="T257" style:family="text">
      <style:text-properties officeooo:rsid="00724530"/>
    </style:style>
    <style:style style:name="T258" style:family="text">
      <style:text-properties officeooo:rsid="0072a76b"/>
    </style:style>
    <style:style style:name="T259" style:family="text">
      <style:text-properties officeooo:rsid="0074fbad"/>
    </style:style>
    <style:style style:name="T260" style:family="text">
      <style:text-properties officeooo:rsid="00769eee"/>
    </style:style>
    <style:style style:name="T261" style:family="text">
      <style:text-properties officeooo:rsid="00785912"/>
    </style:style>
    <style:style style:name="T262" style:family="text">
      <style:text-properties officeooo:rsid="007ab7f5"/>
    </style:style>
    <style:style style:name="T263" style:family="text">
      <style:text-properties officeooo:rsid="007bf3e9"/>
    </style:style>
    <style:style style:name="T264" style:family="text">
      <style:text-properties officeooo:rsid="007d5001"/>
    </style:style>
    <style:style style:name="T265" style:family="text">
      <style:text-properties officeooo:rsid="007fc8d9"/>
    </style:style>
    <style:style style:name="T266" style:family="text">
      <style:text-properties officeooo:rsid="0081a652"/>
    </style:style>
    <style:style style:name="T267" style:family="text">
      <style:text-properties officeooo:rsid="008392c6"/>
    </style:style>
    <style:style style:name="T268" style:family="text">
      <style:text-properties officeooo:rsid="008421f4"/>
    </style:style>
    <style:style style:name="T269" style:family="text">
      <style:text-properties officeooo:rsid="0088369a"/>
    </style:style>
    <style:style style:name="T270" style:family="text">
      <style:text-properties officeooo:rsid="00893b5a"/>
    </style:style>
    <style:style style:name="T271" style:family="text">
      <style:text-properties officeooo:rsid="008ad6fa"/>
    </style:style>
    <style:style style:name="T272" style:family="text">
      <style:text-properties officeooo:rsid="008e3417"/>
    </style:style>
    <style:style style:name="T273" style:family="text">
      <style:text-properties officeooo:rsid="008f9a38"/>
    </style:style>
    <style:style style:name="T274" style:family="text">
      <style:text-properties officeooo:rsid="00908c90"/>
    </style:style>
    <style:style style:name="T275" style:family="text">
      <style:text-properties officeooo:rsid="0091d166"/>
    </style:style>
    <style:style style:name="T276" style:family="text">
      <style:text-properties officeooo:rsid="0092ff04"/>
    </style:style>
    <style:style style:name="T277" style:family="text">
      <style:text-properties officeooo:rsid="00989047"/>
    </style:style>
    <style:style style:name="T278" style:family="text">
      <style:text-properties officeooo:rsid="009ab579"/>
    </style:style>
    <style:style style:name="T279" style:family="text">
      <style:text-properties officeooo:rsid="009be640"/>
    </style:style>
    <style:style style:name="T280" style:family="text">
      <style:text-properties officeooo:rsid="009fad96"/>
    </style:style>
    <style:style style:name="T281" style:family="text">
      <style:text-properties officeooo:rsid="00a37866"/>
    </style:style>
    <style:style style:name="T282" style:family="text">
      <style:text-properties officeooo:rsid="00a52730"/>
    </style:style>
    <style:style style:name="T283" style:family="text">
      <style:text-properties officeooo:rsid="00a6de69"/>
    </style:style>
    <style:style style:name="T284" style:family="text">
      <style:text-properties officeooo:rsid="00ab7acb"/>
    </style:style>
    <style:style style:name="T285" style:family="text">
      <style:text-properties officeooo:rsid="00ac8ff5"/>
    </style:style>
    <style:style style:name="T286" style:family="text">
      <style:text-properties officeooo:rsid="00adf413"/>
    </style:style>
    <style:style style:name="T287" style:family="text">
      <style:text-properties officeooo:rsid="00af8682"/>
    </style:style>
    <style:style style:name="T288" style:family="text">
      <style:text-properties officeooo:rsid="00b0552a"/>
    </style:style>
    <style:style style:name="T289" style:family="text">
      <style:text-properties officeooo:rsid="00b06b3e"/>
    </style:style>
    <style:style style:name="T290" style:family="text">
      <style:text-properties officeooo:rsid="00b12f9b"/>
    </style:style>
    <style:style style:name="T291" style:family="text">
      <style:text-properties officeooo:rsid="00b2e419"/>
    </style:style>
    <style:style style:name="T292" style:family="text">
      <style:text-properties officeooo:rsid="00b54311"/>
    </style:style>
    <style:style style:name="T293" style:family="text">
      <style:text-properties officeooo:rsid="00b615ca"/>
    </style:style>
    <style:style style:name="T294" style:family="text">
      <style:text-properties officeooo:rsid="00b63ba2"/>
    </style:style>
    <style:style style:name="T295" style:family="text">
      <style:text-properties officeooo:rsid="00b672f9"/>
    </style:style>
    <style:style style:name="T296" style:family="text">
      <style:text-properties officeooo:rsid="00b8647e"/>
    </style:style>
    <style:style style:name="T297" style:family="text">
      <style:text-properties officeooo:rsid="00bd44d1"/>
    </style:style>
    <style:style style:name="T298" style:family="text">
      <style:text-properties officeooo:rsid="00be0b54"/>
    </style:style>
    <style:style style:name="T299" style:family="text">
      <style:text-properties officeooo:rsid="00bf284f"/>
    </style:style>
    <style:style style:name="T300" style:family="text">
      <style:text-properties officeooo:rsid="00bfc6e1"/>
    </style:style>
    <style:style style:name="T301" style:family="text">
      <style:text-properties officeooo:rsid="00c1b0f2"/>
    </style:style>
    <style:style style:name="T302" style:family="text">
      <style:text-properties officeooo:rsid="00c30f80"/>
    </style:style>
    <style:style style:name="T303" style:family="text">
      <style:text-properties officeooo:rsid="00c3ebc4"/>
    </style:style>
    <style:style style:name="T304" style:family="text">
      <style:text-properties officeooo:rsid="00c4db90"/>
    </style:style>
    <style:style style:name="T305" style:family="text">
      <style:text-properties officeooo:rsid="00c6375e"/>
    </style:style>
    <style:style style:name="T306" style:family="text">
      <style:text-properties officeooo:rsid="00c80e5b"/>
    </style:style>
    <style:style style:name="T307" style:family="text">
      <style:text-properties officeooo:rsid="00c9ee5a"/>
    </style:style>
    <style:style style:name="T308" style:family="text">
      <style:text-properties officeooo:rsid="00ca1d17"/>
    </style:style>
    <style:style style:name="T309" style:family="text">
      <style:text-properties officeooo:rsid="00cb0d77"/>
    </style:style>
    <style:style style:name="T310" style:family="text">
      <style:text-properties officeooo:rsid="00cc2d32"/>
    </style:style>
    <style:style style:name="T311" style:family="text">
      <style:text-properties officeooo:rsid="00cdfe26"/>
    </style:style>
    <style:style style:name="T312" style:family="text">
      <style:text-properties officeooo:rsid="00ce9558"/>
    </style:style>
    <style:style style:name="T313" style:family="text">
      <style:text-properties officeooo:rsid="00d07af4"/>
    </style:style>
    <style:style style:name="T314" style:family="text">
      <style:text-properties officeooo:rsid="00d1f485"/>
    </style:style>
    <style:style style:name="T315" style:family="text">
      <style:text-properties officeooo:rsid="00d4e0ca"/>
    </style:style>
    <style:style style:name="T316" style:family="text">
      <style:text-properties officeooo:rsid="00d8491c"/>
    </style:style>
    <style:style style:name="T317" style:family="text">
      <style:text-properties officeooo:rsid="00d9f0f8"/>
    </style:style>
    <style:style style:name="T318" style:family="text">
      <style:text-properties officeooo:rsid="00db27ef"/>
    </style:style>
    <style:style style:name="T319" style:family="text">
      <style:text-properties officeooo:rsid="00db8860"/>
    </style:style>
    <style:style style:name="T320" style:family="text">
      <style:text-properties officeooo:rsid="00dc0b75"/>
    </style:style>
    <style:style style:name="T321" style:family="text">
      <style:text-properties officeooo:rsid="00dd270a"/>
    </style:style>
    <style:style style:name="T322" style:family="text">
      <style:text-properties officeooo:rsid="00ddbec4"/>
    </style:style>
    <style:style style:name="T323" style:family="text">
      <style:text-properties officeooo:rsid="00e0de4b"/>
    </style:style>
    <style:style style:name="T324" style:family="text">
      <style:text-properties officeooo:rsid="00e0f19a"/>
    </style:style>
    <style:style style:name="T325" style:family="text">
      <style:text-properties officeooo:rsid="00e2a36f"/>
    </style:style>
    <style:style style:name="T326" style:family="text">
      <style:text-properties officeooo:rsid="00e2df90"/>
    </style:style>
    <style:style style:name="T327" style:family="text">
      <style:text-properties officeooo:rsid="00e5b1f0"/>
    </style:style>
    <style:style style:name="T328" style:family="text">
      <style:text-properties officeooo:rsid="00e5f71c"/>
    </style:style>
    <style:style style:name="T329" style:family="text">
      <style:text-properties officeooo:rsid="00e63f43"/>
    </style:style>
    <style:style style:name="T330" style:family="text">
      <style:text-properties officeooo:rsid="00e6cb01"/>
    </style:style>
    <style:style style:name="T331" style:family="text">
      <style:text-properties officeooo:rsid="00e7a145"/>
    </style:style>
    <style:style style:name="T332" style:family="text">
      <style:text-properties officeooo:rsid="00e8bc03"/>
    </style:style>
    <style:style style:name="T333" style:family="text">
      <style:text-properties officeooo:rsid="00e90eb0"/>
    </style:style>
    <style:style style:name="T334" style:family="text">
      <style:text-properties officeooo:rsid="00eab60b"/>
    </style:style>
    <style:style style:name="T335" style:family="text">
      <style:text-properties officeooo:rsid="00eb5c75"/>
    </style:style>
    <style:style style:name="T336" style:family="text">
      <style:text-properties officeooo:rsid="00ed557a"/>
    </style:style>
    <style:style style:name="T337" style:family="text">
      <style:text-properties officeooo:rsid="00ee22d4"/>
    </style:style>
    <style:style style:name="T338" style:family="text">
      <style:text-properties officeooo:rsid="00eee3a7"/>
    </style:style>
    <style:style style:name="T339" style:family="text">
      <style:text-properties officeooo:rsid="00f16d23"/>
    </style:style>
    <style:style style:name="T340" style:family="text">
      <style:text-properties officeooo:rsid="00f2931b"/>
    </style:style>
    <style:style style:name="T341" style:family="text">
      <style:text-properties officeooo:rsid="00f3fe5b"/>
    </style:style>
    <style:style style:name="T342" style:family="text">
      <style:text-properties officeooo:rsid="00f5172d"/>
    </style:style>
    <style:style style:name="T343" style:family="text">
      <style:text-properties officeooo:rsid="00f52fb3"/>
    </style:style>
    <style:style style:name="T344" style:family="text">
      <style:text-properties officeooo:rsid="00f67803"/>
    </style:style>
    <style:style style:name="T345" style:family="text">
      <style:text-properties officeooo:rsid="00f702d2"/>
    </style:style>
    <style:style style:name="T346" style:family="text">
      <style:text-properties officeooo:rsid="00f9c9e5"/>
    </style:style>
    <style:style style:name="T347" style:family="text">
      <style:text-properties officeooo:rsid="00fb415f"/>
    </style:style>
    <style:style style:name="T348" style:family="text">
      <style:text-properties officeooo:rsid="01035ebb"/>
    </style:style>
    <style:style style:name="T349" style:family="text">
      <style:text-properties officeooo:rsid="0104a1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Chapter Zero</text:p>
      <text:p text:style-name="P180"/>
      <text:p text:style-name="P110">Tue May 26, 2015</text:p>
      <text:p text:style-name="P111"/>
      <text:p text:style-name="P111"><text:s text:c="5"/>Let's start from the beginning shall we? Why not. Sounds like a good idea a good plan. <text:span text:style-name="T195">It's raining out today. It's not a harsh rain or rain that will blow you away. But it's still rain.</text:span></text:p>
      <text:p text:style-name="P111"><text:s text:c="5"/><text:span text:style-name="T196">No matter. Life doesn't appear to have anything of use at the moment. It just sits here and goes by without problems day after day.</text:span></text:p>
      <text:p text:style-name="P111"><text:s text:c="5"/><text:span text:style-name="T196">Have court soon. Thursday actually. Been waiting for this day to come for a while now. Not sure what to think about that. Should prove interesting in the least. I'm sure it will go fine though. How else would you expect court to go? Glad I'm not the one in trouble. That would be too much for me to handle.</text:span></text:p>
      <text:p text:style-name="P111"><text:s text:c="5"/><text:span text:style-name="T197">The music continues to play on. No matter how terrible life tends to be. It just continues to go forward without regrets. Never any regrets to be shown or missed. It always continues forward.</text:span></text:p>
      <text:p text:style-name="P111"><text:s text:c="5"/><text:span text:style-name="T197">Everyone's music is different. It's something that puts a person's mind and space where they need to be. Sometimes the music is violent. It's not always something good.</text:span></text:p>
      <text:p text:style-name="P111"><text:s text:c="5"/><text:span text:style-name="T198">Naturally music is a metaphor in this context. It is not actual music. But something unique to the individual who is having the problems or issues that need to be resolved. Yes it could be music, but usually is not.</text:span></text:p>
      <text:p text:style-name="P111"><text:s text:c="5"/><text:span text:style-name="T199">I had started a journal, a thing of day to day musings or whatever it was. Ended up deleting it because nothing personal was in it. Would be nice to </text:span><text:soft-page-break/><text:span text:style-name="T199">actually have some personal writings in it. Something unique to me.</text:span></text:p>
      <text:p text:style-name="P111"><text:s text:c="5"/><text:span text:style-name="T199">That is why I have started over. The personal writings must be written down so people will know about me. Who I am / and eventually will be was. A record for my prosperity as it were.</text:span></text:p>
      <text:p text:style-name="P111"><text:s text:c="5"/><text:span text:style-name="T199">So let us begin.</text:span></text:p>
      <text:p text:style-name="P111"><text:s text:c="5"/><text:span text:style-name="T200">Some would think me a foolish person from time to time. I can't blame them. I am riddled with self doubt and human error probably more than most. It is not something I'm proud of. I am actually quite ashamed of it all. No one should have to endure mental anguish like I put myself through on a regular basis.</text:span></text:p>
      <text:p text:style-name="P111"><text:s text:c="5"/><text:span text:style-name="T201">Picked up a book the other day. It's titled </text:span><text:span text:style-name="T69">Crank</text:span><text:span text:style-name="T202">. A story about a gal who gets into trouble after experimenting with drugs. The author, the gal's mother, seems to have gotten it write with the writing. I wonder if it helped her get through the difficult time she was going through.</text:span></text:p>
      <text:p text:style-name="P112"><text:s text:c="5"/>They say writing has a way of releasing the inner demons that manage to keep you up at night. I wonder if I will have the same experience.</text:p>
      <text:p text:style-name="P112"><text:s text:c="5"/>I've had an idea for a story...for a while now. I only hope I am able to put the thoughts and feelings and ideas down on paper so I can see how it all turns out for me.</text:p>
      <text:p text:style-name="P112"><text:s text:c="5"/><text:span text:style-name="T203">Such demons in a person's life. They tend to get in the way of whatever else there is. It's easy to say “Don't let the demons in you the first place!” Yeah something silly and crazy like that.</text:span></text:p>
      <text:p text:style-name="P112"><text:s text:c="5"/><text:span text:style-name="T204">Only a handful of days left this month. Money is tight, not at all where I expected it to be. I don't know what to do about that. Have to find a way to get our </text:span><text:soft-page-break/><text:span text:style-name="T204">finances under control. Can't let the kids know, that's something they don't need to know about.</text:span></text:p>
      <text:p text:style-name="P112"><text:s text:c="5"/><text:span text:style-name="T205">Left my Pepsi in the car this morning. Kinda wish I had it right now. Oh well. Drinking water instead. Need to keep drinking all that water. Some would think water is good for you...but if you're like my friend Gina, you'll be in the bathroom all day. Okay so probably the same thing would happen with too much Pepsi. Whatever.</text:span></text:p>
      <text:p text:style-name="P112"><text:s text:c="5"/><text:span text:style-name="T206">Oh there's the bad thoughts that come into my mind every so often. Yep they're here today. Maybe it has to do with not taking my medication? I don't know. We'll have to wait and see what happens.</text:span></text:p>
      <text:p text:style-name="P112"/>
      <text:p text:style-name="P114">Wed May 27, 2015</text:p>
      <text:p text:style-name="P113"/>
      <text:p text:style-name="P113"><text:s text:c="5"/>We have court tomorrow. I feel anxious about it all. Not sure what will happen. The kids have visits with both mom and dad on Tuesdays and Thursdays. I wonder what the judge will do about it. If it's leading to adoption like DCFS suggests, will those visitations get canceled? Will we have to keep taking them to visits even if we don't want to?</text:p>
      <text:p text:style-name="P113"><text:s text:c="5"/>I just don't know what will be happening, and that scares me. Wish I had a clear answer to it all. Heck I wish it all came with a nice instruction book that actually made sense and wasn't full of legal jargon. But I don't think we can have that. It's just not practical I suppose. So we'll have to wait and see what happens.</text:p>
      <text:p text:style-name="P113"><text:s text:c="5"/>On a good note, our car insurance dropped down to $180 from like $320. So that will help save money. I like saving money, it's a good thing.</text:p>
      <text:p text:style-name="P113"><text:s text:c="5"/><text:span text:style-name="T207">Having some difficulties today. Having to remind myself I didn't know everything when I started </text:span><text:soft-page-break/><text:span text:style-name="T207">working here...it's taken years to comprehend things and understand them. Yeah something like that. Just have to be patient.</text:span></text:p>
      <text:p text:style-name="P113"><text:s text:c="5"/><text:span text:style-name="T208">Sometimes I just feel like screaming. I'm not sure what to do about it all, but I feel like screaming. So I scream. Inside my head mostly. Nothing too crazy. I mean if you were to scream out loud? People would notice. Venting doesn't do any help either. But it just seems to happen and go places. Whatever happens, it will just end up like it always does. I can't fix it.</text:span></text:p>
      <text:p text:style-name="P113"/>
      <text:p text:style-name="P116">Fri May 29, 2015</text:p>
      <text:p text:style-name="P115"/>
      <text:p text:style-name="P115"><text:s text:c="5"/>Went to court with the kiddos yesterday. Judge approved changing the goal to adoption. We will have to wait and see how all of that ends up. 45 days from now, they (the bio parents) will meet in court for a pre trial hearing. We <text:span text:style-name="T213">don't</text:span>' have to be there thank goodness. If they straighten up their act in that 45 days, the judge could give them another chance at getting their kids back.</text:p>
      <text:p text:style-name="P115"><text:s text:c="5"/>It hit Lisa (the mom) pretty hard. Izayiah kept asking “Why are you crying?” yeah def too soon to explain to the kids what's going on. But it doesn't make sense to them. Awful situation for sure.</text:p>
      <text:p text:style-name="P115"><text:s text:c="5"/>Wish I could slap the bio parents up the side of the head and tell them to wakeup and focus on what they need to do to get their kids back. Lisa didn't grasp that she couldn't see her kids at anytime if they get adopted, that it's up to us, the foster parents. That was like a ton of bricks I'm sure.</text:p>
      <text:p text:style-name="P115"><text:s text:c="5"/>Hopefully that's enough of a push to get her moving in the right direction. So who knows what will happen in the next 45 days. I sure don't.</text:p>
      <text:p text:style-name="P115"><text:soft-page-break/><text:s text:c="5"/><text:span text:style-name="T209">I do know one thing, if we do adopt, kids won't be seeing their mom until they turn 18 and are adults who can do what they want to do. I'm sure they'll eventually want to find their mom. That will happen.</text:span></text:p>
      <text:p text:style-name="P115"><text:s text:c="5"/><text:span text:style-name="T210">It's a waiting game. That's all it is now. I'm not a fan of waiting games. Not a fan at all, but what can you do about it all? The judge says what the judge wants and thinks is best for the case. DCFS does what they think is best for the children.</text:span></text:p>
      <text:p text:style-name="P115"><text:s text:c="5"/><text:span text:style-name="T210">The judge made a comment that people have turned their life around in the 11</text:span><text:span text:style-name="T211">th</text:span><text:span text:style-name="T210"> hour enabling them to get their kids back. She's seen it done so many times before...so that is a possibility.</text:span></text:p>
      <text:p text:style-name="P115"><text:s text:c="5"/><text:span text:style-name="T210">Personally I hate it.</text:span></text:p>
      <text:p text:style-name="P115"><text:s text:c="5"/><text:span text:style-name="T210">But if it's in the best interest for the kids? Then I pray it happens. If it's not, then I hope we can adopt them.</text:span></text:p>
      <text:p text:style-name="P115"><text:s text:c="5"/><text:span text:style-name="T210">We'll just have to wait and see.</text:span></text:p>
      <text:p text:style-name="P115"/>
      <text:p text:style-name="P117">Sat May 30, 2015</text:p>
      <text:p text:style-name="P117"/>
      <text:p text:style-name="P118"><text:s text:c="5"/>Death is a part of life. Buried Pebbles this morning in the back yard on the first tier next to the steps. She came up with Jane's parents and everything was fine and dandy for a few days. Then she started hiding from us. Didn't find her at all yesterday until late last night.</text:p>
      <text:p text:style-name="P118"><text:s text:c="5"/>She was under one of the kid's bed cold and dead. I cried for at least an hour. Jane went to sleep. I'm sure living on a farm, she's use to death.</text:p>
      <text:p text:style-name="P118"><text:s text:c="5"/>So...yeah that's that.</text:p>
      <text:p text:style-name="P118"/>
      <text:p text:style-name="P120">Sun May 31, 2015</text:p>
      <text:p text:style-name="P120"/>
      <text:p text:style-name="P119"><text:soft-page-break/><text:s text:c="5"/>There needs to be something unique in this life. Something completely wonderful. I wish I had an idea of what that <text:span text:style-name="T68">wonderful</text:span> thing would be. But I don't have a clue at the moment. Maybe it will come up and everything will be fine again.</text:p>
      <text:p text:style-name="P119"><text:s text:c="5"/>Who's to say it's not fine right now though? I'd prefer to believe life is okay. I want to believe that life is okay. But if I can't get past the fact that people and pets die? What am I to do about it all?</text:p>
      <text:p text:style-name="P119"/>
      <text:p text:style-name="P121">Mon Jun 1, 2015</text:p>
      <text:p text:style-name="P121"/>
      <text:p text:style-name="P122"><text:s text:c="5"/>So I'm trying to be patient. Trying to be brave. It's not that easy. I hate it. Hate it all with a passion. I miss my dog. I need to get over it. Need to move on somehow. I just miss my dog. Is that wrong? I don't know.</text:p>
      <text:p text:style-name="P122"/>
      <text:p text:style-name="P124">Tue Jun 2, 2015</text:p>
      <text:p text:style-name="P123"/>
      <text:p text:style-name="P123"><text:s text:c="5"/>Traveling to drop Jane<text:span text:style-name="T216">'</text:span>s mom back off at home...not missing anyone but Pebbles. <text:span text:style-name="T214">Not sure how I feel about that. Okay I know exactly how I feel about that. It's stupid. Pebbles should be with us in the car on the way down. Maybe I should have buried her out at the farm instead of at home. I don't know.</text:span></text:p>
      <text:p text:style-name="P123"><text:s text:c="5"/><text:span text:style-name="T215">I'm not happy about it. I'm rather pissed off at the whole situation. Stupid stupid stupid. There has to be a way to get over all of these thoughts. There just has to be a way to get over it all. Something I can do to stop these thoughts from entering my mind anymore. I hate them. I hate them and they need to go away.</text:span></text:p>
      <text:p text:style-name="P123"><text:s text:c="5"/><text:span text:style-name="T215">I need my dog back. I want my dog back. It's not happening. Why isn't it happening? She's gone, but it's not fair. It isn't fair!</text:span></text:p>
      <text:p text:style-name="P123"><text:soft-page-break/></text:p>
      <text:p text:style-name="P125">Wed Jun 3, 2015</text:p>
      <text:p text:style-name="P125"/>
      <text:p text:style-name="P126"><text:s text:c="5"/>A day has passed. Another day begins. It's not much of anything to be honest. It's life. Life and a wee bit of something you don't want to mess with. <text:span text:style-name="T217">So life is returning back to normal. Whatever normal is...I don't think I've ever fully comprehended normal. It's not something I choose to discuss with other people. Unless I'm just in a really crappy mood and I want them to feel my pain. But I typically try to avoid it all. They don't need to hear any of that. It goes away eventually. I can handle that. I can deal with that. It's a good thing.</text:span></text:p>
      <text:p text:style-name="P126"/>
      <text:p text:style-name="P128">Thu Jun 4, 2015</text:p>
      <text:p text:style-name="P128"/>
      <text:p text:style-name="P127"><text:s text:c="5"/>Another week is about over. I can handle that. I can do that. It's just a week right? Yeah that's what I was thinking/hoping. It's just a week and here we all are doing whatever we need to do in order to survive and get through this week without any problems or consequences that we can't handle.</text:p>
      <text:p text:style-name="P127"><text:s text:c="5"/>Something like that.</text:p>
      <text:p text:style-name="P127"><text:s text:c="5"/>They started some game at work. I joined just because. I'm not sure what to think about it. Maybe tomorrow when I have nothing to do I'll play it. No, wait tomorrow I'll be working on stuff. Well that idea just got knocked out the window. Oh well, I'll figure it all out eventually. Maybe. Someday.</text:p>
      <text:p text:style-name="P127"><text:s text:c="5"/>My fingers do a lot of typing these days. They don't do a lot of writing down what I'm thinking though. Figured it doesn't matter. Why should it matter? I am just a person after all. Maybe I just <text:soft-page-break/>need something to boost me up. Yeah that would be a good thing for sure.</text:p>
      <text:p text:style-name="P127"><text:s text:c="5"/><text:span text:style-name="T218">We'll have to see what happens later on. If I still feel terrible maybe I'll get a way to be happy. I don't know. Maybe I do know...but I don't. Did I mention my life feels quite complicated at times? I really don't know how to handle it most days. </text:span></text:p>
      <text:p text:style-name="P127"><text:s text:c="5"/><text:span text:style-name="T219">Perhaps that's what having anxiety does to a person? Who's to really ever know what goes on in the mind of a person with anxiety. I only know what goes on in my mind. I kinda hate having a chemical imbalance in my head. I prefer not to call it a mental disorder. Even though that's probably what it is.</text:span></text:p>
      <text:p text:style-name="P127"><text:s text:c="5"/><text:span text:style-name="T220">Gah I hate this.</text:span></text:p>
      <text:p text:style-name="P127"/>
      <text:p text:style-name="P130">Mon Jun 8, 2015</text:p>
      <text:p text:style-name="P129"/>
      <text:p text:style-name="P129"><text:s text:c="5"/>I feel weak today. There are so many things in this life that just happen for some reason or another and I don't have a clue of why those reasons happen! It's so annoying. So very much annoying. Something tells me I shouldn't feel this way. Something tells me I need to be happy. But how am I to be happy and in a better place when everything feels like it's falling down around upon me?</text:p>
      <text:p text:style-name="P129"><text:s text:c="5"/>How am I meant to feel better...there's so much history that has taken place in a person's life. The memories are overclouding my judgment! I'd rather not deal with such nonsense. It is nonsense isn't it? I mean...there are so many thoughts and emotions that a person can feel before they go berserk. Maybe it's nothing, perhaps it has nothing to do with anything that is out there and all I am doing is wasting my time spinning my wheels clicking my heals for a better life and it just won't come. At what point do I <text:soft-page-break/>just get up and walk away from it all? Start a new life someplace where I can be happy?</text:p>
      <text:p text:style-name="P129"><text:s text:c="5"/>I want to be happy. There needs to be something that can make me a happy person. What is it though? Running away won't solve my problems. It is all just something worse something so worse that it will end up making me cry at night and everything will be that much far worse off that I won't know what to do about any of it. Gah! Do you see everything that happens to me? Do you understand and realize what goes on when the mind has a chance to wander and just lose complete control over everything that is there?</text:p>
      <text:p text:style-name="P129"><text:s text:c="5"/>I don't want to be part of anything anymore. Alone I want to be. It is the only viable option to make sense. If I were alone, I wouldn't have to worry about anything else that happens. I wouldn't have to worry about life in general. It would all cease to function and be. It could be something peaceful after that.</text:p>
      <text:p text:style-name="P129"><text:s text:c="5"/>Man I wish I had someone to talk all of this through with. My wife would freak and assume the worst and then she would simply get up and leave me for someone who doesn't have issues like this. Stupid anxiety. What does she even see in me anymore? I don't know. There are so many things in this life that just don't make sense.</text:p>
      <text:p text:style-name="P129"><text:s text:c="5"/>I know we haven't been able to finish talking about everything that happened in the past. That damn awful past that didn't make any sense. <text:span text:style-name="T221">Talk about annoying. Something so terrible that I can't even bring myself to think about it because the tears just start flowing. I wish there was a way to make it all go away and end. Something to make sense...I just want it all to make sense again! Nothing makes any sense and here I sit day after day wishing and hoping there </text:span><text:soft-page-break/><text:span text:style-name="T221">would be something better in this damn fucking life and I can't seem to grasp onto it.</text:span></text:p>
      <text:p text:style-name="P129"><text:s text:c="5"/><text:span text:style-name="T221">Why can't I grasp onto something as simple as life? Why can't life be a simple place to be? What in the fuck am I doing with my life?! Makes me so pissed off and angry that I don't kow where this life is headed. I don't know what's going on and what there is to make sense in anything. It all doesn't matter anymore though does it? No, I didn't as hell think so. Something has got to give. Something has got to make everything all better. Something has just got to be better. I want that something. I want everything to be better. I want it all to end. Something good needs to come my way soon. Something wonderful. Pleasant. Something just so great and grand that I can be happy again.</text:span></text:p>
      <text:p text:style-name="P129"><text:s text:c="5"/><text:span text:style-name="T221">My folks told me that if I get married I would be a happier person. Some days I wish I never listened to them. Just marrying someone doesn't make you a better happier person. You have to choose to be happy.</text:span></text:p>
      <text:p text:style-name="P129"><text:s text:c="5"/><text:span text:style-name="T221">Maybe that's it. Maybe I just need to choose to be happy and live with whatever it is that I've been dealt. Change what I have the ability to change, and then move on from there. If it sounds that simple and easy on paper...why can't I make it happen in real life? What is holding me back so far that I'm unable to fix it all and figure it all out?</text:span></text:p>
      <text:p text:style-name="P129"><text:s text:c="5"/><text:span text:style-name="T221">What is wrong with me? It doesn't make sense. It doesn't make any sense at all. When things like this happen I think to myself that something is wrong with me and I am at fault for whatever it is that is wrong. There needs to be a better thought process than that. Am I really everything that is wrong with my life? I do not know.1</text:span></text:p>
      <text:p text:style-name="P129"><text:soft-page-break/><text:s text:c="5"/><text:span text:style-name="T222">If I did know? Then I would have some sort of option towards me that would allow everything</text:span></text:p>
      <text:p text:style-name="P129">-</text:p>
      <text:p text:style-name="P50">1. As far as I know, it's been like that my entire life. If something is wrong, it is my fault and I am at fault. It...could be my fault? I don't know exactly what happens with any of it. That's just how it falls under my mind.</text:p>
      <text:p text:style-name="P196">to make some kind of sense in this world of no sense at all. <text:span text:style-name="T223">There appears to be too many emotions going on in my life at the current moment. I wish it wasn't this way, but it is. I hate it all. I hate everything that is going on and I don't have a clue about how to change any of it.</text:span></text:p>
      <text:p text:style-name="P94"><text:s text:c="5"/><text:span text:style-name="T223">Change must be made or a city can crumble as it is only as strong as the foundation it is built upon. Yes there should be something better than this. Something that I can handle. Something that I can take with me and make better. It has to be a better world...a better place for me to understand what it is that I am going through as a person.</text:span></text:p>
      <text:p text:style-name="P94"><text:s text:c="5"/><text:span text:style-name="T224">If I don't understand myself, how am I going to make things better for my family? How will I make things better for me? I want things to be so much better. Better than anything else that has ever gone on in this life.</text:span></text:p>
      <text:p text:style-name="P94"><text:s text:c="5"/><text:span text:style-name="T224">Everything plays over in my mind. The past is a ghost that will haunt me and never let go. It will always continue to bother me and bug me. There is nothing else there that will ever make sense until the point where I can make sense of it all. Something has got to make sense.2</text:span></text:p>
      <text:p text:style-name="P94">-</text:p>
      <text:p text:style-name="P51">2. The past is always with me. No matter wherever I go, it haunts me. Tortures me. Makes me its slave. Every mistake I've made in this life. It manages to haunt me. It manages to take me everywhere it wants to take me. It will always be there. No matter where I am, it is there. It wants to take over my life. Some days I feel like I can let it do just that. Ever try and explain that to someone? They don't understand it. They don't get it. It just has a way of making matters worse. This life will give way to something so terrible that I will not be able to hang on forever. It is a great fear of mine. I need to grow a pair and stand up to all of the bullshit that has happened. It all needs to simply go away.</text:p>
      <text:p text:style-name="P197"><text:s text:c="5"/><text:span text:style-name="T225">Something tells me to do it...and yet I can't bring myself to even attempt it. It didn't go over so well the last time I tried. I don't even feel like saying what it is I want to try or attempt. It would be a foolish mistake at this point in life. So foolish and stupid. I wish I could just make the thoughts go away. So many thoughts in my head today. I can't seem to find a place for all of them. It is but a memory, a distant memory upon which I have no idea or balance. There doesn't seem to even be anything I can do about it all. That far gone are the thoughts into my memory, my mind. It is but a dream.</text:span></text:p>
      <text:p text:style-name="P95"><text:s text:c="5"/><text:span text:style-name="T226">But don't dreams have good and happy endings? It is the nightmare which tends to be something more on the sinister side right? Isn't that how life works out best? The good dreams occur because you wish them to, the nightmares come because there's nothing else to be done with them. Oh my, how those nightmares tend to come and go they destroy everything you have. All confidence is gone at that point. It all will end shortly someday or another. Long before you expect it to go. Long before everything else tends to be made...it all will go away and end where it doesn't matter anymore. Everything is gone...a sad day to be had. A sad thought to be faced with...and yet here I sit. Thinking about such things as though they were to happen tomorrow. What kind of monster has found its way into my head? What kind of demon has found its way into my subconscious? It doesn't make sense.</text:span></text:p>
      <text:p text:style-name="P95"><text:s text:c="5"/><text:span text:style-name="T227">So I will do what I want as I want until everything will come to a sense and I will not have this problem. That is easier said than done of course. Isn't that how life works out most days? You say something and do another thing completely? Yeah I don't get it myself. </text:span><text:soft-page-break/><text:span text:style-name="T227">It's just one of those things you have to deal with. My brain could stand slowing down from time to time of course. But well what is a person to do when their mind is going a good 60 mph in a 20? Not much I'm afraid, not much at all.</text:span></text:p>
      <text:p text:style-name="P95"><text:s text:c="5"/><text:span text:style-name="T228">To be in love or to be in lust. You must decide which one you are in. If it is all lust, that can have a tendency to fade. If it is actually love? Then it must come back or stick around for longer than lust will. I am but a man in limbo. I do not know if it is lust or love. Time will tell, but hopefully not before it gets too long for that to happen.</text:span></text:p>
      <text:p text:style-name="P95"><text:s text:c="5"/><text:span text:style-name="T229">Who am I kidding? There's no reason to have any of these thoughts. What in the fuck am I thinking? Of course this isn't going to turn out the way I supposedly want it to. There's nothing at all that will take away any of this. It will last as long as it will last. So I will be strong. I will hold my head up high and not worry about a damn thing.</text:span></text:p>
      <text:p text:style-name="P95"><text:s text:c="5"/><text:span text:style-name="T230">A foolish thought. That's all it is. Foolish thoughts that won't go anywhere. To be happy is but a state of mind. That's all I need right now. I need to have a happy state of mind. There needs to be something good to come from it. If not? Then there is nothing to be happy or pleased about. But I will be happy. That is what I choose today. I must be happy.</text:span></text:p>
      <text:p text:style-name="P95"><text:s text:c="5"/><text:span text:style-name="T231">Yes happy is a way of life.</text:span></text:p>
      <text:p text:style-name="P95"><text:s text:c="5"/><text:span text:style-name="T232">It is a choice.</text:span></text:p>
      <text:p text:style-name="P95"><text:s text:c="5"/><text:span text:style-name="T232">So I will choose to be happy.</text:span></text:p>
      <text:p text:style-name="P95"/>
      <text:p text:style-name="P97">Tue Jun 9, 2015</text:p>
      <text:p text:style-name="P97"/>
      <text:p text:style-name="P96"><text:s text:c="5"/>Well last night could have gone better. I'm not sure what to think about it all to be honest with you. <text:span text:style-name="T233">Jane had to go do rewash, that's fine. It's what she </text:span><text:soft-page-break/><text:span text:style-name="T233">does at her work at night sometimes just so she doesn't have to lose hours.</text:span></text:p>
      <text:p text:style-name="P96"><text:s text:c="5"/><text:span text:style-name="T233">Well midnight came around and she wasn't home still. So I called her. No response. I then texted her, no response. Then I started freaking out. Bad. My mind began racing and started bringing up the past. Man what a terrible thing the past is!</text:span></text:p>
      <text:p text:style-name="P96"><text:s text:c="5"/><text:span text:style-name="T234">After screaming in my head for a good twenty minutes, I called her again. This time she picked up and pulled into the driveway.</text:span></text:p>
      <text:p text:style-name="P96"><text:s text:c="5"/><text:span text:style-name="T234">No repeat of times past, this time. My mind hates me I swear it. It doesn't want to let go of things that are so long gone. I don't know why it does this. I hate it. I hate it so much. It annoys me to no end. So here I sit with these thoughts in my head and nowhere to put them except for this book. Yay...not really.3</text:span></text:p>
      <text:p text:style-name="P96"><text:s text:c="5"/><text:span text:style-name="T235">This life feels like a prison at times. I don't know what it is I want from any of it. I want to be happy. I choose to be happy. But why am I not happy yet?</text:span></text:p>
      <text:p text:style-name="P96"><text:s text:c="5"/><text:span text:style-name="T236">Shouldn't have listened to anyone. It really fucked with my thoughts and messed up my head. Oh if you get married you'll be happier! The fuck was that all about? Screw that! Just being married doesn't make you automatically happy. Why did I believe them when they said that? </text:span></text:p>
      <text:p text:style-name="P96"><text:s text:c="5"/><text:span text:style-name="T237">Where would I be if I didn't get married? How would my life turn out if that was the case? Doesn't make sense much does it? I don't know. I wish I did, but I really don't know. So I'll be quiet.</text:span></text:p>
      <text:p text:style-name="P96">-</text:p>
      <text:p text:style-name="P52">3. I had a panic attack remembering how she once went to a hotel at night with some friends and left me alone with the kids. That was a difficult night as the kids were leaving the next day. Man, I wish I didn't have these feelings. They tear into me like no other. I swear it's like poison to me.</text:p>
      <text:p text:style-name="P199"><text:s text:c="5"/><text:span text:style-name="T238">It would make so much more sense if I could explain myself. Or if I could just make everything better. Like a wish. But things don't happen overnight, you have to actually work at them and get them going about your way...well not always </text:span><text:span text:style-name="T70">your</text:span><text:span text:style-name="T238"> way, there has to be a compromise somehow. Maybe that's something I just don't understand anymore. Did I ever understand it? I don't know.</text:span></text:p>
      <text:p text:style-name="P104"><text:s text:c="5"/><text:span text:style-name="T239">A spouse is not meant to speak ill towards or about their spouse. It's just not how things are meant to be. All of these emotions bottled up and I don't know what to do with them!</text:span></text:p>
      <text:p text:style-name="P104"><text:s text:c="5"/><text:span text:style-name="T240">So let this life be whatever it is meant to be. Let it just be out there and be whatever it needs to be. Don't let anything get in the way of it. It is a life and everything else must be kept in a certain bound set by those who would have it all kept together.</text:span></text:p>
      <text:p text:style-name="P104"><text:s text:c="5"/><text:span text:style-name="T241">So let's just get it over with. There's no point in wondering about what it will be or where it's going. Just have to find out what it currently is. Something to get the ball rolling. Have to find a way to make it happen.</text:span></text:p>
      <text:p text:style-name="P104"><text:s text:c="5"/><text:span text:style-name="T242">Have to be happy. There is no other choice but to be happy. Happiness is the key to everything. Be happy. Just be happy. Don't look back to the past, if you do you'll drop it all out and it won't ever come back. You need to be positive and be happy. Happiness is the key there. Please be happy. Just please be happy.</text:span></text:p>
      <text:p text:style-name="P105"><text:s text:c="5"/><text:span text:style-name="T242">Don't make me beg for you to be happy. It is up to you to choose to be happy. So please choose to be happy. Be happy and see what is out there. Just simply be happy. Don't worry about anything else. Be happy and just go from that point on.</text:span></text:p>
      <text:p text:style-name="P105"><text:s text:c="5"/><text:span text:style-name="T242">Be happy.</text:span></text:p>
      <text:p text:style-name="P105"><text:soft-page-break/><text:s text:c="5"/><text:span text:style-name="T243">What is the purpose of people caring? Happiness is but a thought isn't it? If a person decides to be happy isn't that what they become? If they choose to be unhappy...isn't that how it works?</text:span></text:p>
      <text:p text:style-name="P105"><text:s text:c="5"/><text:span text:style-name="T243">I didn't choose to be unhappy. I want to be happy. I need to be happy. I want to be needed and wanted. I deserve to be those things. There has to be time for every part of it, doesn't there? You would think it wouldn't be such an annoying thing to accomplish.</text:span></text:p>
      <text:p text:style-name="P105"><text:s text:c="5"/><text:span text:style-name="T243">Get married they said. You'll be happier they said. Really? That's how it works? I get married and bam instant happiness? I wish that were the case. That ins't the case. That wasn't the case. That doesn't make any fucking sense at all.</text:span></text:p>
      <text:p text:style-name="P105"/>
      <text:p text:style-name="P107">Wed Jun 10, 2015</text:p>
      <text:p text:style-name="P107"/>
      <text:p text:style-name="P106"><text:s text:c="5"/>Today is amazing. It's such a good day. I love today. Today is so wonderful and happy and enjoyable. Yay! If I could? I'd shout it everywhere and then I would be the bestest thinkerin the day. Or something like that.</text:p>
      <text:p text:style-name="P106"><text:s text:c="5"/>So I cheated. I took a xanax this morning. It was good. It needed to be taken. But I am so flipping happy.</text:p>
      <text:p text:style-name="P106"><text:s text:c="5"/><text:span text:style-name="T244">Happy is a good thing. It's not a metaphor. It's actually something good. I like things that are good. Happy is good. I am happy. Yay happy! Hey, I'd <text:s/>rather be happy than depressed and sad. Sad is not a good feeling. Sad is sad and sad is not good. Not good at all. So I am happy and that makes me just plain wonderful.</text:span></text:p>
      <text:p text:style-name="P106"><text:s text:c="5"/><text:span text:style-name="T245">Yay happy!</text:span></text:p>
      <text:p text:style-name="P106"><text:s text:c="5"/><text:span text:style-name="T246">So there are things in this life. Happiness is one of those things that you need in order to get through a </text:span><text:soft-page-break/><text:span text:style-name="T246">day. Or by a day. Or around a day. However you look at it, that's all it depends on. Getting by it all and everything must find a way to make it all happen. Life is good. Life will always be better. It has a way of looking up towards the sky and the rain falls in the direction it's meant to fall. Everything will be good. It seems to matter beyond anything else that you think will matter.</text:span></text:p>
      <text:p text:style-name="P106"><text:s text:c="5"/><text:span text:style-name="T246">If the rain didn't fall, we wouldn't have the needed water that is...needed.</text:span></text:p>
      <text:p text:style-name="P106"/>
      <text:p text:style-name="P109">Thu Jun 11, 2015</text:p>
      <text:p text:style-name="P109"/>
      <text:p text:style-name="P108"><text:s text:c="5"/>Well had a panic attack...again. What is wrong with my body these days? Doesn't make sense! I hate it. I hate it all and it needs to go away. Soon. Fast. Quick. What needs to go away though? I'm not sure. There has to be something that needs to go away. I wish I knew what it was. Something just needs to get better. A happy life is what's needed. I want to be happy again. Happy is good. Sad, depressed, and anxious is a bad thing. Don't be that way. Be happy. Be very happy. That's what I want is to be happy.</text:p>
      <text:p text:style-name="P108"><text:s text:c="5"/><text:span text:style-name="T247">So let's not over think it all.</text:span></text:p>
      <text:p text:style-name="P108"><text:s text:c="5"/><text:span text:style-name="T248">To understand something you have to be able to take that something and put it into your mind in a manner where you don't worry about it. It becomes a ball that you are able to control.</text:span></text:p>
      <text:p text:style-name="P108"><text:s text:c="5"/><text:span text:style-name="T248">Ah control. What is the point of having control over something if you, yourself, are unable to fathom such an idea to begin with? Yes it must be found deep within your mind. Your would. Someplace where it all will eventually come to light. A simple thought? No, not really. But motivation must be made and things must succeed.</text:span></text:p>
      <text:p text:style-name="P108"><text:soft-page-break/><text:s text:c="5"/><text:span text:style-name="T249">I'd like to say I understand everything that goes on in my head most days. But there aren't things that occur that way. Everyday there's something different. Everything else that is new, and yet it's not new. It's just a place never to be understood.</text:span></text:p>
      <text:p text:style-name="P108"><text:s text:c="5"/><text:span text:style-name="T249">Why should I care anymore? What's the point of it all? It doesn't seem to matter if you believe in things that aren't in yourself. Doesn't matter. It looks like there's always a problem. Something out there. It's there but it isn't there. This life is meant to make some kind of better sense for those who are around you. If they don't, then everything else will be there.</text:span></text:p>
      <text:p text:style-name="P108"><text:s text:c="5"/><text:span text:style-name="T250">Everyone wants to become something better than they currently are. People need some kind of interaction that makes them something more than what they're offering to be. It must be something much better than that. Unique and better.</text:span></text:p>
      <text:p text:style-name="P108"><text:s text:c="5"/><text:span text:style-name="T250">If it's just a joke, then why even bother with any of it? Go for what you want. Make yourself happy if you need to! Go for it! Do it! Just go out and have your own fun. Maybe it's a lie to yourself or a cruel joke someone is playing on you. But if you don't give it a shot. If you don't understand all that's involved, why bother? Learn about it. Go out and just be happy.</text:span></text:p>
      <text:p text:style-name="P108"><text:s text:c="5"/><text:span text:style-name="T251">Isn't that the key in life? Being happy? Aren't we all just meant to be happy in this life? You would expect it to be that way. I don't know though. It doesn't seem to make sense. Something just isn't right and I need/want to figure it out.</text:span></text:p>
      <text:p text:style-name="P108"><text:s text:c="5"/><text:span text:style-name="T252">Wracking my brain with so many questions that don't seem to have any kind of answer. It's a joke really. A cruel joke that doesn't seem to want to make sense. I wish I could let it all go. I want to let it all go. Eventually it must go...someday. </text:span></text:p>
      <text:p text:style-name="P108"><text:soft-page-break/><text:s text:c="5"/><text:span text:style-name="T253">Oh but the memories won't let me go. They stick around like an evil thought. A most terrible thought that don't want to ever leave. Is it a crime to wish they would go away? To simply hope they would disappear from this mind of mine? Would it be such a bad thing for them to just up and leave never to come back? I don't know.4</text:span></text:p>
      <text:p text:style-name="P108"><text:s text:c="5"/><text:span text:style-name="T255">Sometimes you have to rely on yourself for guidance and a way to keep standing throughout this life. There has to be a way to get through it all.</text:span></text:p>
      <text:p text:style-name="P108"><text:s text:c="5"/><text:span text:style-name="T256">To live a life full of bravery there needs to be something to behold. Whatever that is, or whatever that means. It can all just be a bunch of nothing. I don't know. I should care about such matters, but well I don't.</text:span></text:p>
      <text:p text:style-name="P108"><text:s text:c="5"/><text:span text:style-name="T257">I couldn't care less about anything at the moment. Just swimming through the motions and living life. That's okay with me. I don't want anything else to worry about right now. There's enough on my plate.</text:span></text:p>
      <text:p text:style-name="P108">-</text:p>
      <text:p text:style-name="P53">4. Oh how those same thoughts always find me. It's nothing new. Never anything new. They come and go and never find a way to simply leave me alone. <text:span text:style-name="T254">It would be nice to have those thoughts leave me, but they don't. They stick around and they don't get up and go ever. Yes that's what I need most days. I just want them to get up, bow, wave their hats and leave.</text:span></text:p>
      <text:p text:style-name="P53"><text:s text:c="5"/><text:span text:style-name="T258">A thought on repeat if you will. Music being played over and over again within my mind. Something that isn't meant to be there and yet there it sits. There are things that don't seem to matter anymore.</text:span></text:p>
      <text:p text:style-name="P53"><text:s text:c="5"/><text:span text:style-name="T258">What if nothing in this life mattered anymore? What if it's all just hogwash ready to be tossed down the drain? What if is a strong phrase...and I don't know what to do with these thoughts. They come and go as they please. Everything will eventually fade into nothing.</text:span></text:p>
      <text:p text:style-name="P53"><text:s text:c="5"/><text:span text:style-name="T258">Am I ready for such a thing? Turn the page and find out.</text:span></text:p>
      <text:p text:style-name="P198">Mon Jun 15, 2015</text:p>
      <text:p text:style-name="P98"/>
      <text:p text:style-name="P99"><text:s text:c="5"/><text:span text:style-name="T259">Well the weekend was weird. I don't know how to describe it. Need to get hold of my anxiety somehow. None of it makes sense from time to time, day after day. It manages to fall out from under everything else that matters. Whatever happens...I'm just lost. I suppose that's an okay feeling some days...other days? Not so much. I'd rather it all make perfect sense right now. Just have it all make sense.</text:span></text:p>
      <text:p text:style-name="P99"><text:s text:c="5"/><text:span text:style-name="T260">Oh well, what can you do when something doesn't make sense? You just have to go on about your life like it doesn't matter anymore. Isn't that the key to it all? Go through life like nothing matters? Yeah, that's what I was hoping for. If it doesn't work that way? Then it will eventually get in the way and everything else will not matter.</text:span></text:p>
      <text:p text:style-name="P99"><text:s text:c="5"/><text:span text:style-name="T261">Whatever happens. Life will just simply have to endure. Such a fowl word that feels. Endure. It tends to have a negative connotation to it. Something I'd rather not even worry about. But what can you do? You have to worry about something. Half of this life is all about worry. Then you wait and worry some more. Eventually everything gets figured out...eventually if you're lucky.</text:span></text:p>
      <text:p text:style-name="P99"><text:s text:c="5"/><text:span text:style-name="T262">Not caring has a manner of working...kinda. It comes back to haunt you though. But for a time, it seems to work the way you expect it to. I don't know what to do with it all once I feel caring all over again. It's a messed up funk that I don't want to deal with anymore.</text:span></text:p>
      <text:p text:style-name="P99"><text:s text:c="5"/><text:span text:style-name="T263">Happiness. Why is everyone concerned with being happy all the time? What's the point of it all? Can't a person just get through this life without being happy? Is such a thing possible? Sure You might say, </text:span><text:soft-page-break/><text:span text:style-name="T263">oh don't do that...that's a bad idea! You would be crazy to do such a thing!</text:span></text:p>
      <text:p text:style-name="P99"><text:s text:c="5"/><text:span text:style-name="T263">Well it might be a crazy idea, but what if it works and that's all a person needs / wants in life? What if they don't care about being happy? They just live life day to day and see what happens and becomes of it. Life doesn't care if you're happy or not. It just happens to get in the way doesn't it?</text:span></text:p>
      <text:p text:style-name="P99"><text:s text:c="5"/><text:span text:style-name="T264">Talk about an annoying thought.</text:span></text:p>
      <text:p text:style-name="P99"><text:s text:c="5"/><text:span text:style-name="T264">Life shouldn't be something that just gets in the way. It should be something unique. Something wonderful. Something so amazing that you can't get enough of it. I don't know. I never have an answer to any of this nonsense that pretends to be life.</text:span></text:p>
      <text:p text:style-name="P99"><text:s text:c="5"/><text:span text:style-name="T265">I must find a way to be happy. Life cannot exist without happiness. It must be happy. There cannot be anything else but happiness in this life. That is all there is to it. It must exist. It must find a way to be. Without happiness this world would simply fall apart and there would be nothing else to it. Oh what kind of life would it be then?</text:span></text:p>
      <text:p text:style-name="P99"><text:s text:c="5"/><text:span text:style-name="T265">If life were to fall apart, what would become of everything there was to become of? What would take place, and what would happen? Oh how everything would cease to exist! At least that's how I look at it. Everything would end.</text:span></text:p>
      <text:p text:style-name="P99"><text:s text:c="5"/><text:span text:style-name="T266">Now if life were to end, what would that make it all be about? It would cease to exist. Everything would fail to be and it would all fall apart. Deep into the corners of the mind it would cease to exist and everything would dump out like upon the shore. Particles of sand, dust, and rotten pieces of metal. Oh how everything would simply disappear and waste away to nothing. Now that would be an interesting change of events! That would be something to look </text:span><text:soft-page-break/><text:span text:style-name="T266">down upon and think...</text:span><text:span text:style-name="T71">woah how on earth did that ever work</text:span><text:span text:style-name="T266">? You wouldn't want any part of it. You would rather it went away. Something to give, something to stay...it would cease to be. Happiness wouldn't be found anywhere.</text:span></text:p>
      <text:p text:style-name="P99"><text:s text:c="5"/><text:span text:style-name="T267">So this life isn't a happy one. It will find a way to collapse in on itself and we all will be sitting here wondering what was the use of it all.</text:span></text:p>
      <text:p text:style-name="P99"><text:s text:c="5"/><text:span text:style-name="T268">A thought came up over the weekend. But I'm not quite certain what to do with the thought. I doubt I'll do anything with it at all. There isn't a point to think about it. No, I won't even speak of it. It would be a waste.</text:span></text:p>
      <text:p text:style-name="P100"/>
      <text:p text:style-name="P101">Tue Jun 16, 2015</text:p>
      <text:p text:style-name="P100"/>
      <text:p text:style-name="P100"><text:s text:c="5"/>This life doesn't feel like anything at the moment. In some ways it makes sense, other ways it doesn't. It's all whatever it will be and I can handle it all. What can't you handle these days? There are so many things you have to handle. Without that, there is nothing.</text:p>
      <text:p text:style-name="P100"><text:s text:c="5"/><text:span text:style-name="T269">If a person can't deal with life, what is the point of living anymore? What's the entire point of just not dealing with it all? There should be things set in place where everything has a motive and everything has a reason for being. Maybe there is, maybe there isn't. Who knows what will occur during that time when nothing is meant to happen.</text:span></text:p>
      <text:p text:style-name="P100"><text:s text:c="5"/><text:span text:style-name="T269">Who really knows.</text:span></text:p>
      <text:p text:style-name="P100"><text:s text:c="5"/><text:span text:style-name="T270">The real question of the day though...what exactly is love? You can love your neighbor, you can have romantic love for your spouse. But what </text:span><text:span text:style-name="T72">is</text:span><text:span text:style-name="T270"> love? Been trying to figure that out for a while now. It's just something I don't know what to think about </text:span><text:soft-page-break/><text:span text:style-name="T270">anymore. Oh how interesting that would be if I could figure it all out. Just needing something to understand and discover within myself. If I knew what love was...maybe I could deal with it better. Yes maybe that would be the answer to it all. Who is to </text:span><text:span text:style-name="T159">know? I sure don't.</text:span></text:p>
      <text:p text:style-name="P100"/>
      <text:p text:style-name="P102">Thu Jun 18, 2015</text:p>
      <text:p text:style-name="P103"/>
      <text:p text:style-name="P2"><text:span text:style-name="T99"><text:s text:c="5"/>Tod</text:span><text:span text:style-name="T271">ay is not going well. Jane asked me to call in sick so I could watch the kids while she sleeps. She's not feeling well at all. I am not pleased with this course of action. I want to be at work. I need to be at work. Whatever.</text:span></text:p>
      <text:p text:style-name="P2"><text:s text:c="5"/><text:span text:style-name="T272">Let's think about something positive though. There must be something to think about it all. I don't know. I wish I did. It's a thing with me. Nothing makes sense and I have to deal with it. There's just nothing in this world that wants to make sense. I want it to be something different. Something unique. Something happy. But it doesn't ever grow on trees. Everything works the way it goes...whatever that means. I'm stressed beyond my will to be stressed and everything manages to become crazy.</text:span></text:p>
      <text:p text:style-name="P2"><text:s text:c="5"/><text:span text:style-name="T272">Yes it's a thing. Something needs to get better. Life must find a way to get better. I will find a way to make it better. It has to be up to me. I have to do it alone. There is no other reason for it...I must do it all alone. Isn't that the answer to it all? Yes that has to be the reason. So let's play this game and everything will be okay again. Maybe that's not how it works...perhaps it's something more or something different. I don't know. It has a way of going and coming and everything else will never make sense again.</text:span></text:p>
      <text:p text:style-name="P2"><text:soft-page-break/><text:s text:c="5"/><text:span text:style-name="T272">That's how this life is meant to be. That's how this life is purposed. There's nothing to be said about it. Nothing else to be said and it all becomes a joke. A simple joke in the mind of a person who can't tell the difference between reality and something fake sometimes. Did I mention nothing makes sense anymore? It's a terrible thought...a most terrible thought.</text:span></text:p>
      <text:p text:style-name="P2"><text:s text:c="5"/><text:span text:style-name="T272">Don't ever get depressed. Depression will have a way of fucking with your life. I don't know who can tell you what's going on. Oh how this life doesn't matter it seems. You have to hate it. There's nothing else to do about it. It just sucks. There's nothing to be told about what goes on in my mind. I don't want people to know I have these feelings and these thoughts.</text:span></text:p>
      <text:p text:style-name="P2"><text:s text:c="5"/><text:span text:style-name="T272">To say it goes on for a reason? That's a lie people tell themselves to make it feel better. There's nothing to do with any of it. There is simply nothing to be done about any of it. It all must go away eventually. Everything will end. Don't worry though. Let's not go there. If they don't know the thoughts, then you don't need to know the thoughts. It's all about nothing and nothing has to do with everything.</text:span></text:p>
      <text:p text:style-name="P2"><text:s text:c="5"/><text:span text:style-name="T272">Oh how nothing makes sense now. If I could cry I would. But that does nothing for me. Nothing at all. There are things in this life worse than the thought that you can get lost in it all. The thoughts that come along and everything else that just goes away...what am I even talking about now? I don't know. There's no reason behind it all. There is no reason I shouldn't feel good! There isn't a reason I need to have these feelings. Every single day I feel this way. I don't want to. I want to feel normal again.</text:span></text:p>
      <text:p text:style-name="P2"/>
      <text:p text:style-name="P131"><text:soft-page-break/>Fri Jun 19, 2015</text:p>
      <text:p text:style-name="P131"/>
      <text:p text:style-name="P132"><text:s text:c="5"/><text:span text:style-name="T273">It's Friday. Nothing good ever happens on Fridays. I end up watching kids. Whiny kids who want answers to everything. Everything that I don't have answers to. It's crazy and annoying all at the same time.</text:span></text:p>
      <text:p text:style-name="P132"><text:s text:c="5"/><text:span text:style-name="T274">Whatever. I keep telling her I don't want these kids. I don't want them and she just tells me everything will be fine. Not to worry about it. Whatever. She wants the kids? She can have them.</text:span></text:p>
      <text:p text:style-name="P132"><text:s text:c="5"/><text:span text:style-name="T275">Yeah let's not go into those thoughts and feelings right now. They're all messed up and there's no reason for them to be around. Stupid thoughts. Simple stupid thoughts that don't matter to anyone. If they don't matter to you, why should they matter to me?</text:span></text:p>
      <text:p text:style-name="P132"><text:s text:c="5"/><text:span text:style-name="T275">In all of life, there are billions of people...so many people and I am just but one person in the mixed up world that is. There doesn't seem to matter. Nothing will matter after everything is all said and done. Everything ends. Everything has a way of ending. In time it will all come to an end. I don't know where I'll be there at that time...but it will all come to an end.</text:span></text:p>
      <text:p text:style-name="P132"><text:s text:c="5"/><text:span text:style-name="T276">So everything that comes down to it, it doesn't matter and everything else just seems to go away. Never mind what thoughts there are, don't care about all there is to worry about. It's all a thing that could possibly not matter. And here we are again tossed around stuck in a loop without anything else in the world trying to get in the way. Life happens and that's all there is to it.</text:span></text:p>
      <text:p text:style-name="P132"/>
      <text:p text:style-name="P132"/>
      <text:p text:style-name="P132"/>
      <text:p text:style-name="P134"><text:soft-page-break/>Sun Jun 21, 2015</text:p>
      <text:p text:style-name="P134"/>
      <text:p text:style-name="P133"><text:s text:c="5"/>Not sure what to think about today. It's almost too much to comprehend really.</text:p>
      <text:p text:style-name="P133"><text:s text:c="5"/>Jane said she feels that I hate her deep down inside and that she could have been a better wife. She then told me she's afraid of what the doctor will tell her tomorrow. Afraid of cancer and the like. I don't know how to respond to such words. I just don't know how to respond...so I didn't say a word. So odd and strange.</text:p>
      <text:p text:style-name="P133"/>
      <text:p text:style-name="P135">Mon Jun 22, 2015</text:p>
      <text:p text:style-name="P135"/>
      <text:p text:style-name="P136"><text:s text:c="5"/>So today has come. It is a brand new day. There are many worries on the horizon. Worries I don't want to deal with. Things I don't want to have to think about. Just too much on the mind at the moment it becomes lost in the shuffle of the day to day life. <text:span text:style-name="T277">But I must endure it somehow...somehow I must find a way to make it all just calm down and deal with it.</text:span></text:p>
      <text:p text:style-name="P136"><text:s text:c="5"/><text:span text:style-name="T278">July 6</text:span><text:span text:style-name="T212">th</text:span><text:span text:style-name="T278">, Jane is going to have a consult meeting with the doc. I think they'll be doing like an upper gi again, not sure...it has to do with her stomach. I am not looking forward to this at all. Hopefully it will come out with good results. Who knows what will happen with it all. She says she'll fight it if it is cancer...and cancer runs in her family. I told her we'll need to give the kids back to foster care if it turns out to be bad. So who knows what will happen with it all. I hate the waiting game. It's not a fun game to be played. It's just a waiting game now. Wait for the 6</text:span><text:span text:style-name="T212">th</text:span><text:span text:style-name="T278"> to come, then we go out of town, then we'll come back and there will be a surgery probably. I don't </text:span><text:soft-page-break/><text:span text:style-name="T278">know what to think about it all. It's just a bit too much to worry about.</text:span></text:p>
      <text:p text:style-name="P136"><text:s text:c="5"/><text:span text:style-name="T279">The last round of this came out that she has the cancer cell but it's benign. Maybe this will come out the same way too? I don't know. I hope it's just nothing. Nothing and then we can just get on with our lives. Yeah like that ever happens. Everything happens for a reason they say. I don't believe in that. I believe life happens and then it just gets worse. I mean yeah it might get better eventually... someday. In the far future. But I don't think it'll happen anytime soon.</text:span></text:p>
      <text:p text:style-name="P136"><text:s text:c="5"/><text:span text:style-name="T280">So that's pretty much that for now.</text:span></text:p>
      <text:p text:style-name="P136"/>
      <text:p text:style-name="P138">Tue Jun 23, 2015</text:p>
      <text:p text:style-name="P137"/>
      <text:p text:style-name="P137"><text:s text:c="5"/>Today is Tuesday. Tuesdays always come after a Monday. What would you do if it didn't happen that way? There has to be a level of security or something that's constant in this life...and if it's as simple as Tuesday coming after Monday then I'm all for it.</text:p>
      <text:p text:style-name="P137"/>
      <text:p text:style-name="P140">Wed Jun 24, 2015</text:p>
      <text:p text:style-name="P140"/>
      <text:p text:style-name="P139"><text:s text:c="5"/>Middle of the week. Not too bad if I do say so myself. There should be something said about today. I'm not certain what it is that needs to be said, but there should be something. I want everything to be perfect in life. So perfect, but well perfection never happens. You have to work at perfection, every day of your life. You'll never get there on your own during this life. Perfection comes later. All you can do is try for now.</text:p>
      <text:p text:style-name="P139"><text:s text:c="5"/><text:span text:style-name="T281">Not sure what I'm even thinking about right now. Probably shouldn't be thinking the things I am. I </text:span><text:soft-page-break/><text:span text:style-name="T281">need this marriage to work for some reason. I don't know why. It needs to just work. Isn't that enough of a reason for something to work? Just because?</text:span></text:p>
      <text:p text:style-name="P139"><text:s text:c="5"/><text:span text:style-name="T281">Where's the love though? Why don't I feel any love in any of this? There must be a reason. There has to be something I can do to make everything work again. It's my fault. I've accepted that. It's all my fault. So there's that. No other reason to believe in anything else.</text:span></text:p>
      <text:p text:style-name="P139"><text:s text:c="5"/><text:span text:style-name="T281">If I can grasp that...why can't I grasp anything else? So difficult. So annoying. I hate it. I hate it with everything else that goes on in my life. There needs to be something I can do. Something to make everything better. What is it though? What can I do? What must I do?</text:span></text:p>
      <text:p text:style-name="P139"><text:s text:c="5"/><text:span text:style-name="T282">So there it all is. I've gone over the events in my mind over and over again and I can't seem to manage anything else but worry about it. So what's wrong with me? There's something wrong with me. There has to be something wrong with me. Right?! I mean there must be something wrong. I don't know what it is though. Just that something wrong. Who knows what's wrong with me? I sure don't.</text:span></text:p>
      <text:p text:style-name="P139"><text:s text:c="5"/><text:span text:style-name="T283">I don't want to think about this anymore. I want it all to stop. All of these thoughts have got to stop and be done with. Yes there needs to be something I can do about it.</text:span></text:p>
      <text:p text:style-name="P139"/>
      <text:p text:style-name="P142">Thu Jun 25, 2015</text:p>
      <text:p text:style-name="P143"/>
      <text:p text:style-name="P141"><text:s text:c="5"/>So the weekend is coming. I can deal with that. Something to do for sure. It's just a place to be and I can handle all of that. <text:span text:style-name="T284">Maybe it's something I have to deal with, or something I must do. The thing to remember is I can do it. I can handle everything that </text:span><text:soft-page-break/><text:span text:style-name="T284">comes my way. I have to be upbeat and positive about it. There's nothing else to be said really. I can do it, I will do it. Eventually everything will make some kind of sense and I will be happy again.</text:span></text:p>
      <text:p text:style-name="P141"><text:s text:c="5"/><text:span text:style-name="T284">Happiness just isn't a thing you get. It doesn't automatically come to you. Sometimes you have to work for happiness. You have to actually work for it and make it real. It just doesn't decide to happen.</text:span></text:p>
      <text:p text:style-name="P141"><text:s text:c="5"/><text:span text:style-name="T285">You have to decide if you want to be happy or not. Right now? I'm not certain what it is I want from this life. I don't know if I want to be happy. I don't have any idea if that's what I want out of this life <text:s/>at all. If it happens? That's fine. It happens. If it doesn't? That's also fine. Either way? I'll be existing. Isn't existing good enough for most days?</text:span></text:p>
      <text:p text:style-name="P141"><text:s text:c="5"/><text:span text:style-name="T286">I swear I tend to flip flop back and forth on the issues in life. What's important to some aren't important to others. I don't know where I sit when it comes to importance. Am I important to someone? How does that go? What really matters in this life anymore? I don't know. Do you have a clue how this works?</text:span></text:p>
      <text:p text:style-name="P141"><text:s text:c="5"/><text:span text:style-name="T287">I'd love to be able to figure everything out eventually. It would be nice to just sit down one day and plan out everything there is to plan out. Who knows what I'm to plan out though. It just has to happen ya know? No one cal say here's what's going to happen on this day, be prepared for it. Life doesn't always happen like that. There are so many things that can occur to a person without even thinking about them.</text:span></text:p>
      <text:p text:style-name="P141"><text:s text:c="5"/><text:span text:style-name="T288">People die. Pets die. Things come and go. What's waiting for it all to end? What's the difference in this life when everything will eventually come crashing down to a halt?</text:span></text:p>
      <text:p text:style-name="P141"><text:soft-page-break/><text:s text:c="5"/><text:span text:style-name="T289">So many questions that don't have any answers in my mind. I wish I could figure it all out. Wish I could put a plan in place and have everything just work out for me. I don't know how that's going to happen.</text:span></text:p>
      <text:p text:style-name="P141"><text:s text:c="5"/><text:span text:style-name="T290">So here's this life. We all happen to go through whatever we go through. The stresses of it all tends to be going along with everything else that happens. I wish it would all end actually. Just something tells me I want it to end and I don't want to worry about things anymore. Bills, kids, everything else. I hate it all. Hate is a strong word, but well it's true. I hate it all and everything just has a way of coming and going. Makes me want to throw up at times. But I can't. The anxiety just needs to go away. It can't stick around forever right?</text:span></text:p>
      <text:p text:style-name="P141"><text:s text:c="5"/><text:span text:style-name="T291">Trying to read a book I purchased about anxiety a while ago. I'll get through it. Takes time to read things ya know? It's all just a phase they say. Well they being people who don't understand anxiety. It's a phase here and a phase there. Nothing else matters as far as they're concerned. Silly doesn't even begin to describe all that goes on in my mind.</text:span></text:p>
      <text:p text:style-name="P141"><text:s text:c="5"/><text:span text:style-name="T292">It's not silly though. It's a serious condition that I wish I would have figured out I had years ago. I don't understand why I can't get over this. I try to understand it, I try to figure out a way to make it all go. It won't. It sticks with me and I can't figure out how to get rid of the stupid thoughts in my head.</text:span></text:p>
      <text:p text:style-name="P141"><text:s text:c="5"/><text:span text:style-name="T293">I'm sure I've said these things before...but I don't know. I'm just not sure how to overcome it all. Something has got to give eventually. I just hope it's not my brain breaking and splatting me all over the ground.</text:span></text:p>
      <text:p text:style-name="P141"><text:s text:c="5"/><text:span text:style-name="T294">Is all this just a scribbling from an insecure person? What is all of this? What am I? Who am I? </text:span><text:soft-page-break/><text:span text:style-name="T294">What's going on anymore that I can't even describe the feelings that go through my head from time to time? I don't understand it. I don't get it. I want to get everything. I want it to make sense someday. Will that day come? Why hasn't it arrived yet? Why can't I stop thinking about it all?</text:span></text:p>
      <text:p text:style-name="P141"><text:s text:c="5"/><text:span text:style-name="T294">So many questions. Too many to handle at times. I don't know what to do about these questions. Nothing makes sense. I want to hide under my desk and make it all go away. It has to go away one of these days.</text:span></text:p>
      <text:p text:style-name="P141"><text:s text:c="5"/><text:span text:style-name="T295">Need to forget all that happened in life. Need to find a way to forget it all. Make everything go away. Have to find a way to enjoy life again. Life must be enjoyed. Life must be found without worry happening. It has to be something I can smile about. Something I can deal with. Consequences happen, that's a part of life. I get that. I can handle that. Life must happen for a reason or two. Maybe three. I need to find the reason that will make everything wonderful again.</text:span></text:p>
      <text:p text:style-name="P141"><text:s text:c="5"/><text:span text:style-name="T295">Something must say, look you'll be alright. Just have to hang in there. Must find a way to do that. Can't always be putting myself down because things aren't going the way I thought they would go. Life doesn't work that way. Have to keep my head up. Keep my chin up. Must find a way to make peace with myself.</text:span></text:p>
      <text:p text:style-name="P141"><text:s text:c="5"/><text:span text:style-name="T295">It's gotta make sense.</text:span></text:p>
      <text:p text:style-name="P141"><text:s text:c="5"/><text:span text:style-name="T295">Something has to make sense.</text:span></text:p>
      <text:p text:style-name="P141"><text:s text:c="5"/><text:span text:style-name="T296">Not everything, but something. One piece at a time. It must make sense. If this life doesn't make sense...what am I going to do about it? I don't know. Do you have any clue, any idea of what I can do to make this life make 100% sense? Takes time right? </text:span><text:soft-page-break/><text:span text:style-name="T296">Something takes time in order for it to make it all right in the head. The mind has to sort through all the information that comes and goes in a lifetime. So much information. Too much data to sort and filter through. It all must find a way to have peace.</text:span></text:p>
      <text:p text:style-name="P141"><text:s text:c="5"/><text:span text:style-name="T297">Oh peaceful intentions. Now there's something to write about. They say the road to hell is paved with good intentions. Well what happens if that road is paved with exactly what it should be paved with? What then? Do you honestly know where you're headed in the long run?</text:span></text:p>
      <text:p text:style-name="P141"><text:s text:c="5"/><text:span text:style-name="T298">Maybe it's a quality of life kind of thing. People live their lives to some degree and figure out the rest of it whenever it comes along and taps them on the forehead. Is there a problem with that way of thinking? Who's to say yes or no when it happens.</text:span></text:p>
      <text:p text:style-name="P141"><text:s text:c="5"/><text:span text:style-name="T299">Everything has a time and place in which things occur. There isn't anything wrong with that thought or idea. It all happens due to some grand design in the universe, and everything has been plotted out as how it should be for someone to enjoy life and find happiness. Not everyone follows that path and find themselves out and about trying their own thing until they come crashing down it seems. When they choose to follow the path, it gets hard but is possible.</text:span></text:p>
      <text:p text:style-name="P141"><text:s text:c="5"/><text:span text:style-name="T300">So, having said that. How can I improve my life so it's better than it currently is? What is so wrong with my life that I am unable to find happiness and everything else I want out of it. Those are the things I must find answers to. Those are the things I need to figure out. Without those things? I don't think I have a leg to stand on.</text:span></text:p>
      <text:p text:style-name="P141"><text:s text:c="5"/><text:span text:style-name="T301">But why do I bother with such thoughts and actions? Who's to say what's right and wrong in this life? If you're not breaking the commandments, then </text:span><text:soft-page-break/><text:span text:style-name="T301">what's wrong with living life as you see fit? Isn't that what matters most? Don't break the commandments? Love your neighbor as you would love yourself?</text:span></text:p>
      <text:p text:style-name="P141"><text:s text:c="5"/><text:span text:style-name="T301">Isn't that all that matters?</text:span></text:p>
      <text:p text:style-name="P141"><text:s text:c="5"/><text:span text:style-name="T302">What if nothing matters at all and we're just fooling ourselves? Is that possible? I don't know. I don't want to think about such things. It all just comes crashing down around me right now. So let's not worry about that. I don't want to worry anymore. Can't worry. Worry is nothing I need. Need to be happy. Need to worry less. Can't worry. Worry is bad. Bad is not good. Just can't worry about it anymore. No reason to worry. No reason to fear. Can't do both.</text:span></text:p>
      <text:p text:style-name="P141"><text:s text:c="5"/><text:span text:style-name="T303">Raw emotions seem to be floating to the top now. What is this hell I've gotten myself into now? Doesn't make sense. Wish it had some way of getting over. Need to find a simple way to get over whatever fear there is to be had in my mind, in my head. Have to get rid of it. Fear isn't good to carry around, just like anxiety isn't good to carry around.</text:span></text:p>
      <text:p text:style-name="P141"><text:s text:c="5"/><text:span text:style-name="T303">Causes damage.</text:span></text:p>
      <text:p text:style-name="P141"><text:s text:c="5"/><text:span text:style-name="T303">Trauma.</text:span></text:p>
      <text:p text:style-name="P141"><text:s text:c="5"/><text:span text:style-name="T303">Everything you don't want.</text:span></text:p>
      <text:p text:style-name="P141"><text:s text:c="5"/><text:span text:style-name="T303">Must find a way to overcome it. Find a way to get past it all. Everything else must be gone and find a way to destroy such thoughts. All of these thoughts must be gone. Find a way to make it happen. Everything else can stay. Just the negative thoughts must go. Everything must go. Nothing must stick around in my mind. There can be nothing but peace in my mind. Peaceful thoughts are good. Happy, peaceful, delightful thoughts. Everything must be happy and peaceful. Nothing can be there waiting for me to crash.</text:span></text:p>
      <text:p text:style-name="P141"><text:soft-page-break/><text:s text:c="5"/><text:span text:style-name="T303">Crashing is hard. Difficult on the soul and mind. Freaking out right now. Can't worry about life. Can't worry about death. Can't worry. Want to hide under my desk. Need to find something to comfort me. Need a comforting something. A comforting someone. Need just something to be there. Something to hold onto. Everything else must fail and fall away. Nothing else to matter. It all must go away into a pit. Deep pit where it won't come back. Need to figure it out. Need to find a way to make it go back from where it came. It all must be given away. Can't deal with the thoughts. The dreams. The ideas. Everything else that makes me scream inside.</text:span></text:p>
      <text:p text:style-name="P141"><text:s text:c="5"/><text:span text:style-name="T304">I want the anxiety to go away.</text:span></text:p>
      <text:p text:style-name="P141"><text:s text:c="5"/><text:span text:style-name="T304">I want life to be complete again.</text:span></text:p>
      <text:p text:style-name="P141"><text:s text:c="5"/><text:span text:style-name="T304">I want to love.</text:span></text:p>
      <text:p text:style-name="P141"><text:s text:c="5"/><text:span text:style-name="T304">I want to live.</text:span></text:p>
      <text:p text:style-name="P141"><text:s text:c="5"/><text:span text:style-name="T304">I want to feel alive.</text:span></text:p>
      <text:p text:style-name="P141"><text:s text:c="5"/><text:span text:style-name="T305">A to do list won't really help. It's just a list of things you'd like to accomplish someday. Doesn't mean you'll actually accomplish those things. Doesn't mean a darn thing at all.</text:span></text:p>
      <text:p text:style-name="P141"><text:s text:c="5"/><text:span text:style-name="T306">Feelings are getting in the way of life. There doesn't seem to be a way to overcome such obstacles. Why would I bother with such things? The feelings need to just go away. Maybe I don't want to feel anything anymore. What if that's a possibility? What happens at that point in time?</text:span></text:p>
      <text:p text:style-name="P144"><text:s text:c="5"/><text:span text:style-name="T306">Again with the questions.</text:span></text:p>
      <text:p text:style-name="P141"><text:s text:c="5"/><text:span text:style-name="T306">You bet I'm going to be asking questions. I don't know what to do with this life I've been dealt and it feels like it's falling apart.</text:span></text:p>
      <text:p text:style-name="P141"><text:s text:c="5"/><text:span text:style-name="T307">I don't want to feel like I'm falling apart. Can't let anyone in on these feelings. You have to keep them inside. People will think you're odd or strange if you </text:span><text:soft-page-break/><text:span text:style-name="T307">let these feelings out in the open. They don't matter to anyone but you. They're just feelings. Don't let them out into the open. Seriously. Don't do it. You don't need to cause a scene. No reason to cause a scene. No reason at all. So let them go. Just don't let them build up anymore, just let them go.</text:span></text:p>
      <text:p text:style-name="P141"><text:s text:c="5"/><text:span text:style-name="T308">Yeah... tried that, and here I still sit.</text:span></text:p>
      <text:p text:style-name="P141"><text:s text:c="5"/><text:span text:style-name="T309">Maybe there isn't anything that can be done about it. Perhaps I just need to walk away and let it go. Maybe that's all I need to do is let it go out of my life. Deal with the hand I've been dealt and just keep on going through the motions.</text:span></text:p>
      <text:p text:style-name="P141"><text:s text:c="5"/><text:span text:style-name="T310">No one would want me, I don't think. I'm broken. Doesn't make sense does it? I used to think highly of myself and now? Look where I'm at. I'm broken and just here doing nothing. Nothing but over thinking life and everything else that comes along with it.</text:span></text:p>
      <text:p text:style-name="P141"><text:s text:c="5"/><text:span text:style-name="T311">Would be nice to feel peace again. Something to do. Something to look forward to. This life doesn't make sense right now, eventually it will. It will make sense someday.</text:span></text:p>
      <text:p text:style-name="P141"><text:s text:c="5"/><text:span text:style-name="T312">Has to right? It's just nothing I have control over currently. There's no reason to have control over it, so why bother? Need to let it go. Need to have a way to just let it go.</text:span></text:p>
      <text:p text:style-name="P141"><text:s text:c="5"/><text:span text:style-name="T313">Breathe. Are you breathing? Be sure to breathe. In and out. Nice and slow. Do it. Don't let anything get in your way of your breathing. Allow it to happen. Let it just flow. There's no reason to not let it flow. Have to find a way to keep on moving towards the end goal. Need to find something to do. Something to enjoy. What do I enjoy most? What's there to be happy about? Make a list. Not a big list, a small list. Start out small. See what you come up with.</text:span></text:p>
      <text:p text:style-name="P141"><text:soft-page-break/><text:s text:c="5"/><text:span text:style-name="T314">If you don't do it now, you won't do it later. You never know what's going to happen. Everything has a price in this life. Happiness can be a price. It has become a price, one that you've not been able to obtain yet. There's just something about that price you've not been able to figure out yet.</text:span></text:p>
      <text:p text:style-name="P141"/>
      <text:p text:style-name="P146">Fri Jun 26, 2015</text:p>
      <text:p text:style-name="P146"/>
      <text:p text:style-name="P145"><text:s text:c="5"/>You'd think these feelings and emotions wouldn't get caught up with me. I can't believe I said all those thoughts out loud. I'm sure it's just gotten more crazy. I wonder what she thinks about it all. Probably mad at me once in a while. Things are just getting worse health wise. I hope it won't be too terrible and everything will just work out for the best.</text:p>
      <text:p text:style-name="P145"><text:s text:c="5"/>I won't lie. I feel a little different today. If it's concern, well that's something different than the anxiety I've been feeling. I'm going to assume it's a good thing. Who knows.</text:p>
      <text:p text:style-name="P145"><text:s text:c="5"/><text:span text:style-name="T315">It feels good to feel different. I mean isn't that the goal in life? To feel better and different during it all? Yeah something like that. At least that's what I feel like. Who really knows what happens in this life beyond anything else that has already happened. It does its thing and I do my thing. Everything else just goes away long down the road where everything else will end up down the drain. Oh to be able to see where it all goes. Those thoughts that don't have a home. This life manages to just keep getting better.</text:span></text:p>
      <text:p text:style-name="P145"/>
      <text:p text:style-name="P148">Sat Jun 27, 2015</text:p>
      <text:p text:style-name="P148"/>
      <text:p text:style-name="P147"><text:s text:c="5"/>Hooked up my computer to the <text:span text:style-name="T316">TV</text:span> through an <text:span text:style-name="T316">HDMI</text:span> cable. Talk about fun. We'll see if Jane ends <text:soft-page-break/>up liking it. She said we could give it a shot for a few months. To see if it works for us. Yep I'm sure it will. Mostly because why not? Sounds fun. It is fun. I like it. Should be enjoyable.</text:p>
      <text:p text:style-name="P147"><text:s text:c="5"/><text:span text:style-name="T316">If she wants to watch TV and I want to use a computer? I'll just use my laptop. It all works out in my mind. But well that's my mind, we'll see how it all goes.</text:span></text:p>
      <text:p text:style-name="P147"><text:s text:c="5"/><text:span text:style-name="T317">I'm excited about it. Let's just put it at that.</text:span></text:p>
      <text:p text:style-name="P147"/>
      <text:p text:style-name="P150">Mon Jun 29, 2015</text:p>
      <text:p text:style-name="P150"/>
      <text:p text:style-name="P149"><text:s text:c="5"/>You would think this life would have some kind of meaning to it. Some kind of sense. Oh how I wish everything would simply make sense. I would then be able to have everything grasped at my fingertips. Pfft. Whatever that means. There's no such thing as having things grasped at your fingertips! Only you know what is going on in your life. Only you have the ability to understand it. No one can tell you what to do or how to think. That portion is up to you and you alone.</text:p>
      <text:p text:style-name="P149"><text:s text:c="5"/>If you're looking to be a lemming, then by all means follow someone and let them tell you where to go. But if you want to live life to its fullest, and make your life your own? You had better shape up and figure things out. No need in making it a terrible place to be. Just be there for yourself. You know you need to. Have to step up and take action no matter what happens.</text:p>
      <text:p text:style-name="P149"><text:s text:c="5"/><text:span text:style-name="T318">Huh. It's interesting how thoughts and memories can stick with you. They can leave if they want to, but well if they don't want to leave they'll just stick around waiting for you to take action.</text:span></text:p>
      <text:p text:style-name="P149"><text:soft-page-break/><text:s text:c="5"/><text:span text:style-name="T318">Tried to take action once or twice. It didn't work out that great. Besides how can you argue with someone who is as strong willed or stronger willed than you are at that moment? You really can't. You end up sounding like a twelve year old who had been denied a treat. Maybe a five year old who has been denied a treat actually.</text:span></text:p>
      <text:p text:style-name="P149"><text:s text:c="5"/><text:span text:style-name="T318">Either way? You just sound ridiculous. Getting along with another person, and living with another person is just difficult. It's not the easiest thing in the world. You have to grasp onto something one of these days. Can't always just be hiding hoping for the best to come out of it.</text:span></text:p>
      <text:p text:style-name="P149"><text:s text:c="5"/><text:span text:style-name="T318">What is it you want from this life? You have to be able to answer that question first. If you don't answer that question you'll never know and everything you've done will be for nothing. You'll have thrown yourself out the window in a manner of speaking. So what is it? What do you want from this life?</text:span></text:p>
      <text:p text:style-name="P149"><text:s text:c="5"/><text:span text:style-name="T318">If its' to be left alone? You shouldn't have gotten married. But I know how it is, you can't deal with the thought of being alone. That pain hurts just too much.</text:span></text:p>
      <text:p text:style-name="P149"><text:s text:c="5"/><text:span text:style-name="T319">So what are you going to do about it all? You must have some kind of response for yourself. Haven't you thought this through a number of times? What was the conclusion of your constant pondering and mulling it over in your head? Don't you have any kind of answer yet?</text:span></text:p>
      <text:p text:style-name="P149"><text:s text:c="5"/><text:span text:style-name="T320">Okay, let's table those thoughts for now. Don't worry about it. You don't want to worry about something you don't have any control over. That's the key remember? Don't panic over things you don't have control over. There's no reason for any of it. Let it go. Simply let it go. I know that sounds like some </text:span><text:soft-page-break/><text:span text:style-name="T320">cracked Disney song, or an actual one. But you have to let something go eventually. It can't keep be building up inside of you until you explode. There's no reason for any of it. You have to simply find a way to let it all go. Need to find a way to make it go away.</text:span></text:p>
      <text:p text:style-name="P149"><text:s text:c="5"/><text:span text:style-name="T320">No reason to keep these thoughts around you anymore. There can't be a simple reason. So don't worry about that reason. Just make it all go away. It will eventually go away right? Won't it go away? Man I really hope it goes away. There's nothing to believe in if you don't let certain things go. You have to make it all go away...can't allow these thoughts to stick around forever. Have to find a way to let them escape out into reality to attack someone else.</text:span></text:p>
      <text:p text:style-name="P149"><text:s text:c="5"/><text:span text:style-name="T320">Leave them all be.</text:span></text:p>
      <text:p text:style-name="P149"><text:s text:c="5"/><text:span text:style-name="T320">Just let them all go away.</text:span></text:p>
      <text:p text:style-name="P149"><text:s text:c="5"/><text:span text:style-name="T321">No matter how much I scream in my mind, there isn't a way to make everything go away. It would be nice to force such thoughts to simply go away, but it doesn't happen always. It just never happens the way I expect it to.</text:span></text:p>
      <text:p text:style-name="P149"><text:s text:c="5"/><text:span text:style-name="T322">So, what is it I expect? If I had the ability to design an outcome for this life, what would I do to design that outcome? How would I go about doing that?</text:span></text:p>
      <text:p text:style-name="P149"><text:s text:c="5"/><text:span text:style-name="T323">It is but a story, one of many which lay inside my head. I cannot decide what to do with most of them as they don't wish to vanish away. The hateful feelings I have in my mind are not good for me. They do me no good and will be my own downfall, my undoing. Maybe it is because I am so hard headed. I don't simply forgive a thing. It could be something deeper, something more terrible than anything I would want to expose myself to.</text:span></text:p>
      <text:p text:style-name="P149"><text:s text:c="5"/><text:span text:style-name="T323">It could be a monster lying deep within my soul. It feeds on my fears, my hopes, my dreams, my desires. </text:span><text:soft-page-break/><text:span text:style-name="T323">I cannot shake it for the life of me. Yes that is what it is, a monster which wants to destroy me piece by piece, layer by layer until I fall apart into a puddle of goo. Nothing left of me to fight. I will be dead. If I am dead, there will be nothing left to fight. Nothing left to redeem over me. I won't have to worry about anything at all. But I cannot simply end this life. It can't happen that way. My end must be of God's deciding. Beyond that? I have no control.</text:span></text:p>
      <text:p text:style-name="P149"><text:s text:c="5"/><text:span text:style-name="T324">So, let's table that whole thought for now as well. What do I have control over? In all of this existence which I experience day in and day out, what do I have control over?</text:span></text:p>
      <text:p text:style-name="P149"><text:s text:c="5"/><text:span text:style-name="T325">There doesn't feel like I have much control over anything at the moment. Who's to say exactly what I have control over if I feel empty? It's not a good feeling to have. That empty feeling. Something deep inside tells me I'm worthless and nothing. But I can't listen to that. There's no reason to listen to that nonsense at all. Have to keep moving away from it all. There needs to be something I can do...something I can take and handle without going crazy and going overboard. I just need to find that something...I don't know what it is though. Don't have a clue what that thing is that I need so badly.</text:span></text:p>
      <text:p text:style-name="P149"><text:s text:c="5"/><text:span text:style-name="T326">Instead I sit here and destroy my inner soul and mind with thoughts of hatred towards myself and feelings that I don't love myself, and other things. It has to stop. There must be a way to put it all away and not revisit the past.</text:span></text:p>
      <text:p text:style-name="P149"><text:s text:c="5"/><text:span text:style-name="T326">I need to find a way not to over think things. There has got to be a way to make it all stop. An end must be made. There can't be anything else in my mind but peaceful thoughts. Yes, that's what I need the most is peaceful, happy thoughts. So what do I do?</text:span></text:p>
      <text:p text:style-name="P149"><text:soft-page-break/><text:s text:c="5"/><text:span text:style-name="T327">If I lie to myself I can eventually believe the lie right? I mean that would be the ideal option here. Believe the lie that I can tell myself. Without that, who am I? Just a person trying to live in a place where harmony doesn't exist.</text:span></text:p>
      <text:p text:style-name="P149"><text:s text:c="5"/><text:span text:style-name="T328">So I will lie to myself. I will make everything better, and beyond that? I will find a way to fix my life. There needs to be fixing here. I won't lie, I see it. I need to get to a happy place and stay there for a while. Something needs to be happy. Something needs to change. I just need to find a way to be happy. Medication won't do that for me. That's simply a temporary existence. There's nothing medicine can solve for me.</text:span></text:p>
      <text:p text:style-name="P149"><text:s text:c="5"/><text:span text:style-name="T329">The mind has a way of messing with you. You think one thing for so long, and you believe it. You try and think another thing, and your mind doesn't allow you to actually do that.</text:span></text:p>
      <text:p text:style-name="P149"><text:s text:c="5"/><text:span text:style-name="T330">Why must all of this sadness be in my mind? My heart? All around me? What's the point of it all? Doesn't make any sense.</text:span></text:p>
      <text:p text:style-name="P149"><text:s text:c="5"/><text:span text:style-name="T331">What I want is useless. There doesn't need to be any kind of analysis on what I want. What I need is more important than what I want. There is nothing else in this life more needed than that which is actually needed. To be wanted is good, and all of that. But what a person needs outweighs the wants more than anything else. So, having said that. Give me what I want, because the needs don't seem to be coming my way at the moment.</text:span></text:p>
      <text:p text:style-name="P149"><text:s text:c="5"/><text:span text:style-name="T331">Talk about a waste of time.</text:span></text:p>
      <text:p text:style-name="P149"><text:s text:c="5"/><text:span text:style-name="T332">Am I talking around in circles? It feels that way most days. There needs to be something I can do about this. Just something. Anything will do, anything will work. It doesn't need to be a crazy </text:span><text:soft-page-break/><text:span text:style-name="T332">thought process or a crazy show. It only needs to be taken care of. Maybe the meds would do something for me. Yes, maybe the medication would calm me down and everything would be better.</text:span></text:p>
      <text:p text:style-name="P149"><text:s text:c="5"/><text:span text:style-name="T332">We'll have to see what happens with it all. I can't say what I'm really thinking ever. There can't be a reason for it. There mustn't be a way to comprehend all of these thoughts. I don't know what that means, but I know what it is I'm trying to communicate.</text:span></text:p>
      <text:p text:style-name="P149"><text:s text:c="5"/><text:span text:style-name="T333">I want freedom. I want to be out there, doing something with my life. Taking it to the next level. I'm tired of being over cautious. I want to feel the wind in my hair, see the light that is the sun. Be hopeful for anything and everything that is out there. I want to live. Is that a bad thing? Is that really such a bad thing? I just want to live. I want to be out there among the stars living my dream to its fullest!</text:span></text:p>
      <text:p text:style-name="P149"><text:s text:c="5"/><text:span text:style-name="T334">What is keeping me from my dreams? What is keeping me from everything else in this life where I'm unable to figure it all out? Where is that person I once was? Where did he go! Don't call it settling down. I doubt I ever did that. Not with all these thoughts in my head. No, you would think it would all come crashing down eventually. Maybe someday it will. But right now, it's not.</text:span></text:p>
      <text:p text:style-name="P149"><text:s text:c="5"/><text:span text:style-name="T335">I wonder if we should have had more conversations before we got married. But what kind of conversations were needed to be had? We wanted each other, what more was there to it than that?</text:span></text:p>
      <text:p text:style-name="P149"><text:s text:c="5"/><text:span text:style-name="T336">Give me a reason to love myself. Give me a reason to be at peace with myself and all I've ever done. Give me a reason. Come on. You can't can you. I know you can't because I've been trying to do that for the longest time. You have done so many terrible things in your life, there will never be any forgiveness. You </text:span><text:soft-page-break/><text:span text:style-name="T336">will never be forgiven, do you understand this? Do you understand how terrible you have fucked up your life? There is no forgiveness anywhere. You can't be forgiven for something you've done. It's not possible. You will never be forgiven and you must accept that. There is no reason to try anymore. Might as well just stop pretending who you are, and quit it all now.</text:span></text:p>
      <text:p text:style-name="P149"><text:s text:c="5"/><text:span text:style-name="T337">She doesn't love you. Don't think she does for a second. There's no reason to believe it. Just like you don't love her. You both are tolerating each other. You don't want to be with each other, you just have to deal with it. Dealing with things like that in life are complicated. But you'll get through it. Stop trying to push her away. There's no reason to lie to yourself now. You simply must give in. Don't fret about it, just accept the truth and go about your way.</text:span></text:p>
      <text:p text:style-name="P149"><text:s text:c="5"/><text:span text:style-name="T338">If you write what you believe to be the happy ending, you can live through that. There is nothing worse than tormenting yourself. You must find a way to write about a good happy solid ending. Then you will find a way to be happy. You will be happy. Everything in this life will make sense again. So write that story. Write out how you want your ending to be. Don't cover it with fluff. Make it real. Make it yours. Stop asking questions and write.</text:span></text:p>
      <text:p text:style-name="P149"><text:s text:c="5"/><text:span text:style-name="T338">It's what you do best. Simply write. Make that be your happy place to go to. You can do this. You can do anything you want to be able to do. So do it. Please, I'm begging you do this to make yourself happy. You need to be happy. I want you to be happy. I care. You need to start caring too. Don't hesitate anymore. Be there for yourself. Be happy. Make yourself happy. You have within yourself the power to do so. Make yourself happy and you will be happy. But you must try to be happy first. Please. I beg you. </text:span><text:soft-page-break/><text:span text:style-name="T338">What is wrong with you?! What causes you to think this way about yourself? About other people? Don't you know it's damaging to your soul?</text:span></text:p>
      <text:p text:style-name="P149"><text:s text:c="5"/><text:span text:style-name="T339">I don't know.</text:span></text:p>
      <text:p text:style-name="P149"><text:s text:c="5"/><text:span text:style-name="T339">I don't know what to think anymore.</text:span></text:p>
      <text:p text:style-name="P149"><text:s text:c="5"/><text:span text:style-name="T339">It has all become some kind of rat race.</text:span></text:p>
      <text:p text:style-name="P149"><text:s text:c="5"/><text:span text:style-name="T340">The first person to get to the finish line wins the race. But here's the catch, there is no finish line. Why would there be such a thing? You wouldn't understand it if you were to think it happened to you to begin with.</text:span></text:p>
      <text:p text:style-name="P149"><text:s text:c="5"/><text:span text:style-name="T340">The mind is the maze. A big terrible maze which doesn't have an escape option. You are simply stuck with your own thoughts. Is that enough of what you want in this life? Is that something you would enjoy having? Well it happens. People are simply slaves to their minds. Their minds are the masters.</text:span></text:p>
      <text:p text:style-name="P149"/>
      <text:p text:style-name="P152">Tue Jun 30, 2015</text:p>
      <text:p text:style-name="P152"/>
      <text:p text:style-name="P151"><text:s text:c="5"/>Another day came like it typically does. There's nothing wrong with thinking the way I do about life. It happens, no matter what I tend to deal with. It's just there and I'll accept that it's okay.</text:p>
      <text:p text:style-name="P151"><text:s text:c="5"/><text:span text:style-name="T341">There's nothing wrong with me. I have to accept that. I am doing okay. I am okay. I need to accept myself as a person first before anything else happens I this life. That's what I'm missing out on. I am not accepting myself as a person and that's not right.</text:span></text:p>
      <text:p text:style-name="P151"><text:s text:c="5"/><text:span text:style-name="T342">It's okay to let go of the past. There's nothing wrong with that. You can simply let go and allow it to go away. You have control over that. You have the ability to control what you think and feel.</text:span></text:p>
      <text:p text:style-name="P151"><text:s text:c="5"/><text:span text:style-name="T342">If you need to at first, simply live blind to whatever is going on. Just accept it for what it is and </text:span><text:soft-page-break/><text:span text:style-name="T342">don't bother with thinking about it like crazy. Just believe you can overcome whatever it is that you are feeling. You can do this. All you have to do is believe in yourself. You have the ability from within to take control of your life and see everything that is out there. So do it. Do it while you have that ability. Do it now.</text:span></text:p>
      <text:p text:style-name="P151"><text:s text:c="5"/><text:span text:style-name="T343">Love yourself. You need to be able to love yourself. There is nothing wrong with loving yourself. Love who you are. If you don't love yourself, then change whatever it is that needs to be changed and then try to love you for you.</text:span></text:p>
      <text:p text:style-name="P151"><text:s text:c="5"/><text:span text:style-name="T343">Don't think it's over until it's actually over. There's nothing more annoying than thinking the end is here when it's so many years away. Be positive in the light that is shining. Think happy thoughts about everything. If the day isn't going well, change it so it is going well and good for you.</text:span></text:p>
      <text:p text:style-name="P151"><text:s text:c="5"/><text:span text:style-name="T344">So what else needs to be said about this? Nothing I don't think. Just have to get up and do it. Nope nothing wrong with that at all.</text:span></text:p>
      <text:p text:style-name="P151"><text:s text:c="5"/><text:span text:style-name="T345">Life is to be thought of as a rush to the head, a journey and adventure where nothing goes unnoticed. Talk about an amazing thought process. Without the adventure where would you be? Anywhere, everywhere? You simply don't know where you would be without a thought, a single thought of what's going to happen today. Talk about something to be proud of and to be enjoyed.</text:span></text:p>
      <text:p text:style-name="P151"><text:s text:c="5"/><text:span text:style-name="T346">Loving people is within us all. We are born on this Earth to care about other people and to fall in love. There are a number of different kinds of love out there. They can't be categorized easily. Some loves are romantic, other loves are physical. You just have to figure out which one you want to feel and go along </text:span><text:soft-page-break/><text:span text:style-name="T346">with it. It's just one of those things you feel and then you go with. There's nothing wrong with that. It just happens.</text:span></text:p>
      <text:p text:style-name="P151"><text:s text:c="5"/><text:span text:style-name="T347">It's okay to love multiple people, just don't be physically involved with them. That would be wrong and cheating. The feelings, as long as you don't act upon them, are okay to feel. It's natural, it's normal.</text:span></text:p>
      <text:p text:style-name="P151"/>
      <text:p text:style-name="P154">Wed Jul 1, 2015</text:p>
      <text:p text:style-name="P154"/>
      <text:p text:style-name="P153"><text:s text:c="5"/>Another day is here. I have weird feelings going on, butterflies in my stomach. It's a nice feeling. Sorta, kinda. It could be anxiety and those butterflies aren't the nice ones. They tend to come and go so quickly some days.</text:p>
      <text:p text:style-name="P153"><text:s text:c="5"/>Slept in on accident. Got to work late. Missed a phone call because I kept hitting snooze. Yep today is sure turning out to be a winner. Maybe if I focus on work, I'll be okay.</text:p>
      <text:p text:style-name="P153"/>
      <text:p text:style-name="P155">Fri Jul 3, 2015</text:p>
      <text:p text:style-name="P155"/>
      <text:p text:style-name="P156"><text:s text:c="5"/>I don't feel love anymore. Love is nothing. Love is a lie, it's been a lie ever since the first time I saw it. Talk about an annoying lie. You wouldn't want it to all fall apart on you, but if it does you have to accept whatever it is that has come along. Oh how I wish I could change the past. Be blind to it all. Assume nothing happened. Make everything go away and have it all come down to nothing. Make it seem like this life was to be happy. What is happiness? Define that for me. I want to be happy again.</text:p>
      <text:p text:style-name="P156"/>
      <text:p text:style-name="P158">Mon Jul 6, 3025</text:p>
      <text:p text:style-name="P158"/>
      <text:p text:style-name="P157"><text:soft-page-break/><text:s text:c="5"/>It's July. Had a terrible night last night. Said some hurtful things. Realized where they came from. I don't hate her. I love her. I hate me. I don't love me. There is no love in my heart for me. For I am so far gone somewhere. My mind has yet to realize where it has gone off to. Hard reality to digest. Sucks like something I've never felt before.</text:p>
      <text:p text:style-name="P157"><text:s text:c="5"/>I hate me.</text:p>
      <text:p text:style-name="P157"><text:s text:c="5"/>I hate me, and there's nothing I can do about it at the moment. No one can know this. Only myself and my wife. There's no reason to tell anyone else that I hate myself. They will look at me odd and tell me to grow up or something. Something awful. I don't know what's going on right now. All of these emotions mixed with every other kind of emotion there is out there.</text:p>
      <text:p text:style-name="P157"><text:s text:c="5"/>I hate it.</text:p>
      <text:p text:style-name="P157"><text:s text:c="5"/>It all needs to go away somehow. Just needs to go away. It's not a good thing. It's a bad thing. Something wrong with my thinking. It just isn't there anymore. Something wrong. Something terribly wrong. Need to find a way to overcome it. Need to find a way to get over all of this. Have to find a way to survive and exist.</text:p>
      <text:p text:style-name="P157"/>
      <text:p text:style-name="P159">Mon Jul 20, 2015</text:p>
      <text:p text:style-name="P159"/>
      <text:p text:style-name="P160"><text:s text:c="5"/>It's a new week and I'm here at work. It's a good thing for sure. Had a vacation. That was alright. Saw the family. Dealt with drama. Whatever happened happened and it's over now. Feels good to be back. I don't want to deal with any of that again anytime soon. I'd rather just not deal with it. So I don't have to and that's final.</text:p>
      <text:p text:style-name="P161"><text:soft-page-break/><text:s text:c="5"/>There wasn't a day that made sense anymore. I'd like to say everything would eventually make sense. But that wasn't possible. Not again. I started to believe that nothing actually made any sense at all. It was meant to be this way. How else would you expect things to last? How would you manage such thoughts? There didn't seem to be anything that actually was there alive in my mind. I felt dead. Dead to the world, dead to myself. Nothing could be taken care of the way it used to be. So there I sat. Without any feelings. Nothing would matter. I was simply me. </text:p>
      <text:p text:style-name="P161"><text:s text:c="5"/>I didn't know exactly what was going on in this life though and that's what managed to destroy my mind. I didn't understand anything in this life. This life doesn't make sense. I'd rather not have to deal with any of it anymore. But there's nothing that can be done about it.</text:p>
      <text:p text:style-name="P161"><text:s text:c="5"/>Huh, why does there have to be anything in this life? I don't know. I really don't have a clue. So it's always the same thing. Nothing will ever make sense.</text:p>
      <text:p text:style-name="P161"><text:s text:c="5"/><text:span text:style-name="T348">I can hear you now, you want to say it will all come to a sense someday. There will be some kind of end to it all. I won't have to deal with this nonsense for the rest of my life. I've learned this. I've had to learn it the difficult way. But at least I've learned it somehow.</text:span></text:p>
      <text:p text:style-name="P161"><text:s text:c="5"/><text:span text:style-name="T348">So that's it. Nothing else to deal with but the truth. So we have it. Whatever it is. People need to have a way to focus on this life. There has to be something I can do about it...but I just don't have a clue anymore. So I do my best and live day by day. That's all there is to it. Nothing else matters now. I am but a wasted space of life.</text:span></text:p>
      <text:p text:style-name="P161"><text:s text:c="5"/><text:span text:style-name="T349">Is it a wasted space? Is it really a wasted space that I don't know about? That's the thing. I simply don't </text:span><text:soft-page-break/><text:span text:style-name="T349">know what to do with this life anymore. It's a thing that comes and goes without any kind of importance around me. So that's life. Deal with it. Love can fade away. Deal with it. You can hate yourself. Deal with it. There's nothing in this life that can simply fade without some kind of remorse. So, that's what happens. You take the remorse until you can't take it any further. At that point, you don't feel a thing. And that becomes your reality.</text:span></text:p>
      <text:p text:style-name="P195">Chapter One</text:p>
      <text:p text:style-name="P162">July 1, 2015</text:p>
      <text:p text:style-name="P2"/>
      <text:p text:style-name="P2"><text:s text:c="5"/><text:span text:style-name="T1">She was the first love I ever had. I would experience more in the coming years, but she was something special. Something wonderful. It was like a breath of fresh air...and I failed her. I allowed her to see the weakness within me. That's where it first began to get rocky and everything was about to go overboard.</text:span></text:p>
      <text:p text:style-name="P2"><text:s text:c="5"/><text:span text:style-name="T1">I didn't know where life would lead. Maybe it would lead somewhere, perhaps nowhere. Whatever the case was...this life wasn't meant to make sense for me. Oh how I wanted everything to come out on top. I wanted it all to simply make sense.</text:span></text:p>
      <text:p text:style-name="P2"><text:s text:c="5"/><text:span text:style-name="T1">Maybe that's when I should have noticed everything was going downhill and I was on the road to destruction. Yes, maybe that was when I figured everything wouldn't ever last. What a shame that was. I wanted everything to last...it had to find a way to be there for when the end would come.</text:span></text:p>
      <text:p text:style-name="P2"><text:s text:c="5"/><text:span text:style-name="T1">Now, I'm not one to say it would eventually come. That's how life happened. There was always a start, a middle, and an end. Sometimes there was a coda after the end, but not always. It's just a way how this life managed to come about. I wasn't in charge of this life. That's what I determined from the get go.</text:span></text:p>
      <text:p text:style-name="P2"><text:s text:c="5"/><text:span text:style-name="T1">Maybe that's what all went wrong. I determined things. I thought and figured out everything would be a okay as long as I didn't fuck up whatever it was I intended to do.</text:span></text:p>
      <text:p text:style-name="P2"><text:s text:c="5"/><text:span text:style-name="T1">So what was it I was intending to do about it all? Was there a reason behind any of it? Was there something I needed to do and comprehend? There </text:span><text:soft-page-break/><text:span text:style-name="T1">were questions at first...but long before that, the answers wanted to come. Talk about a nightmare. It wasn't anything I was prepared to undertake. <text:s/>[1.1]</text:span></text:p>
      <text:p text:style-name="P2"><text:s text:c="5"/><text:span text:style-name="T1">I loved her once. Loved her with such a deep undertaking that I wasn't able to do anything but think of her. Day in and day out, there I was waiting and wondering where everything would go. It wasn't meant to be short lived. I had dreams, passions for the both of us. But I was to afraid to express myself. Too afraid to allow myself to be enveloped in such an expression of what my heart felt.</text:span></text:p>
      <text:p text:style-name="P2"><text:s text:c="5"/><text:span text:style-name="T1">So I hid. Hid from her, hid from the world. There wasn't anything else to do it would seem. Hiding didn't mean I could simply come back into life. No, hiding meant going away so deep inside my mind. So deep inside my soul there would be nothing else to think about. Such a deep hidden place I ended up. I hoped never to return. <text:s/>[1.2]</text:span></text:p>
      <text:p text:style-name="P2"><text:s text:c="5"/><text:span text:style-name="T2">Oh I could lie to you and tell you how everything will go away eventually. I could lie and say I have ambitions in this life where I expect things to end up going my own way. One of these days, I could even tell you I'm happy.</text:span></text:p>
      <text:p text:style-name="P2"><text:s text:c="5"/><text:span text:style-name="T2">Life doesn't work that way for me though. I'm sorry to say that, if it offends you. But I'm not sorry to say the truth about me. There's nothing wrong with telling someone the truth. So that's where this life currently is for me. It's a place where I hide from everyone.</text:span></text:p>
      <text:p text:style-name="P2"><text:s text:c="5"/><text:span text:style-name="T2">Communication comes in the form of Text Messages, ICQ Messages, Email Messages. Whatever kind of messages you wish to receive...those are out there for you to accept and allow in.</text:span></text:p>
      <text:p text:style-name="P2"><text:s text:c="5"/><text:span text:style-name="T2">I wish I could explain the screaming that goes on in my head from time to time. I really can't. It's not a </text:span><text:soft-page-break/><text:span text:style-name="T2">simple thing to express or explain to anyone who doesn't understand it. I've been dealing with these thoughts for a long time now. I doubt they will ever go away. I don't dare tell anyone about the voices...the thoughts in my head. <text:s/>[1.3]</text:span></text:p>
      <text:p text:style-name="P2"><text:s text:c="5"/><text:span text:style-name="T2">I doubt anyone would understand them at all. So I tend to keep quiet about such things. No point in bringing them up to people who wouldn't grasp and understand it.</text:span></text:p>
      <text:p text:style-name="P2"><text:s text:c="5"/><text:span text:style-name="T5">Some days I just want to be able to breathe. Take a deep breath in and let it go along with it, I want all of the thoughts in my head to go away too. I fear someday I will submit to the thoughts and I won't be able to return. <text:s/>[1.4]</text:span></text:p>
      <text:p text:style-name="P2"><text:s text:c="5"/><text:span text:style-name="T6">A drastic notion you say? Really now. You don't think I've thought about such things in the past and that's why I'm trapped in these thoughts. Over and over again. They're there. These thoughts don't ever go away. Time has done nothing except torture and put me through so much pain.</text:span></text:p>
      <text:p text:style-name="P2"><text:s text:c="5"/><text:span text:style-name="T6">I want everything to simply be an equation which I can figure out and determine. I want everything to just fall into a category of good or bad. Yes or no. Do it, don't do it. You could call it a black and white method. There are no gray areas in my mind. That's the point of it all. No gray areas. Why bother with gray areas. Either you are doing what you should be doing or you aren't! Isn't that a fair assumption?</text:span></text:p>
      <text:p text:style-name="P2"><text:s text:c="5"/><text:span text:style-name="T7">Some would tell you I've created the panic within myself. That's quite possible. There are days I just want to sit down and cry. To do so would be silly on my part for people would see the weakness within and they would mock me. Call it what you will, it is an actual fear that I have. No point in hiding the truth for it is what it is.</text:span></text:p>
      <text:p text:style-name="P2"><text:soft-page-break/><text:s text:c="5"/><text:span text:style-name="T8">I'd go further into it, but I don't think that'll happen. Not right now...perhaps a bit later. <text:s/>[1.5]</text:span></text:p>
      <text:p text:style-name="P2"><text:s text:c="5"/><text:span text:style-name="T10">The music plays. <text:s/>[1.6]</text:span></text:p>
      <text:p text:style-name="P2"><text:s text:c="5"/><text:span text:style-name="T58">The thoughts continue, there is no escape from them. Oh if there were simply a way to escape from the thoughts. How wonderful and amazing that would be. To simply say be gone, and everything will be okay. I wish it would be that simple, that easy.</text:span></text:p>
      <text:p text:style-name="P2"><text:s text:c="5"/><text:span text:style-name="T58">Nothing in this life lasts. No matter how long you work at something, it won't ever last till the end where you'll be able to enjoy it. Talk about a downfall. Everything you once wished for and once looked towards. It all gets erased in a flash.</text:span></text:p>
      <text:p text:style-name="P2"><text:s text:c="5"/><text:span text:style-name="T58">Feels like a dream waiting to be woken up from. Am I in a dream? Is that's all there is to everything that comes and goes through this life? A big dream sequence from which you don't believe you are able to wake up from? It's an amusing thought to say the least.</text:span></text:p>
      <text:p text:style-name="P2"><text:s text:c="5"/><text:span text:style-name="T58">A coma would be nice. <text:s/>[1.7]</text:span></text:p>
      <text:p text:style-name="P2"><text:s text:c="5"/><text:span text:style-name="T59">But who am I kidding? Nothing like that would happen unless I found a way to put myself into a coma. I don't think that's possible... might have to Google that one. Maybe not. I've found that if you Google something, you'll end up finding more than you wanted to in the first place. So nope, not gonna do that. However I have found it brings back amusing things from time to time.</text:span></text:p>
      <text:p text:style-name="P2"><text:s text:c="5"/><text:span text:style-name="T60">A rigid routine is what I need most in this life. Something that doesn't change. Is that possible? One would like to think it's a possible thing to obtain and hope for. Maybe it's not, maybe it is. I don't know. So many thoughts that I have. It's difficult to organize them all out into words and form those words into sentences, paragraphs, pages, chapters...a book. I </text:span><text:soft-page-break/><text:span text:style-name="T60">don't mean for everything to make 100% sense. But well it would be nice from time to time to be able to identify everything that's going on in this life and just sit back and figure everything out.</text:span></text:p>
      <text:p text:style-name="P2"><text:s text:c="5"/><text:span text:style-name="T61">There is a thing in this life to be satisfied. People want to feel accepted in life. They want others to be able to not take a look twice at them. Who would believe you if you were to have that kind of feeling? People look for the negative in this life. There's nothing good, why bother trying. What's the use of getting up in the morning anymore?</text:span></text:p>
      <text:p text:style-name="P2"><text:s text:c="5"/><text:span text:style-name="T62">Naturally you have to get up in the morning so you can go to work in order to be able to feed your family and take care of the kids etc. There's nothing wrong with that. There are certain things in this life that must be taken care of in order to simply exist and survive. <text:s/>[1.8]</text:span></text:p>
      <text:p text:style-name="P2"><text:s text:c="5"/><text:span text:style-name="T63">Memories come flooding back into the mind of the dreamer. But it's not dreaming that I do. It's something a bit more harsh. You'd think I'd be able to get past all of it by now. Why can't I get past these thoughts? What is making them stick around where I'm unable to get them out of my head. Oh there has got to be something I can do to get away from it all.</text:span></text:p>
      <text:p text:style-name="P2"><text:s text:c="5"/><text:span text:style-name="T63">Simply thinking they don't exist doesn't work. Believe me, I've tried it all so far. Where did that happy kid go? Where did that guy who had a bright future end up? I don't see him when I look in the mirror anymore. [1.9]</text:span></text:p>
      <text:p text:style-name="P2"><text:s text:c="5"/><text:span text:style-name="T64">Perhaps the mirror is broken and I cannot see myself through the cracked lens that is in place before my eyes. Now there's an interesting thought. The mirror doesn't have a cracked lens, but I do. Before my eyes. Something is cracked and won't </text:span><text:soft-page-break/><text:span text:style-name="T64">allow me to see the person that I should be seeing in the mirror.</text:span></text:p>
      <text:p text:style-name="P2"><text:s text:c="5"/><text:span text:style-name="T65">People tend to see what they want to see in the mirror, don't they? Don't they see everything they want to see and focus on the negatives mostly? I've said it before, I like myself...but I don't love myself. I wonder how to make me love me for who I am and not try to become what everyone else expects me to be. <text:s/>[1.10]</text:span></text:p>
      <text:p text:style-name="P2"><text:s text:c="5"/><text:span text:style-name="T66">I'm free to just be me. So I will be me. I won't be what everyone else expects of me. I can't be that guy, I can't live my life based off their expectations. So I will simply be me.</text:span></text:p>
      <text:p text:style-name="P2"/>
      <text:p text:style-name="P4">Notes</text:p>
      <text:p text:style-name="P3"/>
      <text:p text:style-name="P5"><text:span text:style-name="T4">1.1:</text:span> It should be noted this life wasn't meant to be easily understood by everyone who inhabited it. It seemed to simply be a life where nothing added up. That's how I took it, that's what I believed in. A life where nothing took place. If you were to allow life to happen and take place the way you expected it to, well you'd be in trouble for sure.</text:p>
      <text:p text:style-name="P5"><text:span text:style-name="T4">1.2:</text:span> I am to this day still hiding from myself. I don't see the point in not allowing it to continue onward for a while. Every so often, I need a place to recharge. I've decided not to come out of the place where I feel secure. Deep inside my own mind where there isn't anyone who can harm me here. Isn't that the point? Go to a place where no one can harm you? Not even yourself.</text:p>
      <text:p text:style-name="P6"><text:span text:style-name="T4">1.3:</text:span> I call them voices, but they really aren't voices in my head. To admit to something like that? Wow, are you looking for an easy out of this life or are you actually looking for some day to off yourself? If I were to tell people I hear voices, and they tell me to do harmful things to myself? I'd be locked up so quick, I wouldn't know what to do with myself. That's the last thing I need in this life is to be institutionalized. No point in wanting that or needing that. <text:span text:style-name="T3">So I keep quiet about those thoughts. Oh how they scream at times. Those voices demanding I do things. Telling me to tear out my feelings and allow myself to rot and suffer in silence. They love to play around. I am their toy to do as they wish. Not </text:span><text:soft-page-break/><text:span text:style-name="T3">my fault they feel like hurting me. They just seem to be there beyond anything I want. I try to bargain with them, they laugh and mock me. Telling me I'm stupid and idiotic. There's no way to quiet them except for with medication to the point I am so tired there's nothing else I can do about it except fall asleep. Talk about something you aren't able to cope with. It's not an easy life...I hate it. I hate this life and anything to do with it. But again, I can't tell anyone that. So I keep silent to myself.</text:span></text:p>
      <text:p text:style-name="P7"><text:span text:style-name="T4">1.4:</text:span> In case you've not been able to grasp and comprehend what it is I'm saying here. Suicidal thoughts plague my mind. Oh how that knife in the kitchen keeps calling for me to slit my wrists. There's nothing wrong with that. Life would be over by that point. Maybe the next drink would finally be my last. It doesn't matter where I end up right now. If it's peaceful and I'm at rest? What more could I ask for? Doesn't seem to be a bad thought right now. Not at all. This life has been an adventure. I will give it that. But I can't seem to deal with it for much longer. Maybe the next pill will be a handful of pills instead of just the one prescribed.</text:p>
      <text:p text:style-name="P7"><text:s text:c="5"/>People die everyday in this country and in the world. Talk about crazy. Some die by their own hands, while others die at the hands of others. I can't breathe at the thought of such evil. I must be out of my mind. That's what people are saying. That's what people are thinking. They're looking at me like I've lost it and I'm crazy. That's okay for them to think like that. I don't know how much longer I can keep up with appearances. What's the point of it all?</text:p>
      <text:p text:style-name="P8"><text:span text:style-name="T4">1.5:</text:span> Oh how I would love to go into how I just want to sit down and cry. I could be held by someone and I would still feel alone. No matter how difficult of a thought it would be. I would simply be alone and there would be nothing that could be done about it. There are thoughts that continue to plague me. Concerns that won't leave my mind. I think about them daily, constantly. It is a fear of being left without having a way to return.</text:p>
      <text:p text:style-name="P8"><text:s text:c="5"/><text:span text:style-name="T9">Is that a rational fear? I doubt it. People have said it's nonsense and there's nothing to be done about it. Just push more medication into me. Talk about a nightmare. How many pills do I need to be on in order to be happy? How much medication do I need to be taking so I can feel normal. Feel the way everyone else does? I could say it falls under the category of depression. But I'm not certain it does. I haven't a clue what it falls under. Whatever it is, I am just sad. I can feel the feelings in my heart. </text:span><text:soft-page-break/><text:span text:style-name="T9">My mind is telling me to shut up right now and to not bring it up because the feelings will simply intensify. I don't know what to do about it. I'm just here living life...being me. What more can I do about it?</text:span></text:p>
      <text:p text:style-name="P9">1.6:<text:span text:style-name="T11"> I use the term music, not as an art piece but the torture that continues within my mind. It's a song stuck on repeat. The constant thoughts that tell me to hurt myself. Get it over with. There's no need to continue living. Why would you bother with such nonsense to begin with.</text:span></text:p>
      <text:p text:style-name="P34"><text:s text:c="5"/>My favorite is the one that tells me she doesn't love me. She doesn't care about me. Why did I give her a second chance to begin with. Why did I stick with her. What's the point of this life if I can't even find a way to be happy.</text:p>
      <text:p text:style-name="P34"><text:s text:c="5"/>The music as it were, keeps playing long into the night until I find a way to quiet it all down. I can't tell people about it, they would think me mad. It's one thing I've not been able to tell anyone about. You could say it's my secret I keep bottled up inside without anything else to buffer it.</text:p>
      <text:p text:style-name="P34"><text:s text:c="5"/>Oh you can try and drown out the noise with more noise, other actual music, but it only works for an hour at best. There's nothing you are able to do about it. It simply comes and goes as it pleases. Typically at least once a week, maybe sometimes more. It depends on the kind of mood I'm in at the time.</text:p>
      <text:p text:style-name="P34"><text:s text:c="5"/>I am poison. Anything I touch turns to ash and wastes away.</text:p>
      <text:p text:style-name="P10">1.7:<text:span text:style-name="T11"> Oh how much I've longed to be in a coma. A few months, a year at most. Something just to allow my mind to fight out whatever it needs to fight out with itself so I can move on. Carry on without a problem. </text:span><text:span text:style-name="T12">It's yet to happen though. I wonder what would happen if that were to be the case. A coma. What would my mind do with itself? Could be a nightmare...not sure I want a nightmare in my life. That wouldn't be the best thing in the world.</text:span></text:p>
      <text:p text:style-name="P35"><text:s text:c="5"/>Oh there's another problem I seem to have. Teetering back and forth on ideas and thoughts. To be understood. That's all I want in life. Can I please have that now? Can I be understood? Maybe being understood isn't meant to happen. It could simply be that I don't want to be understood. But why wouldn't I want to be understood? I have these issues and I want someone to say, hey you're not alone. Things will be fine. You'll make it. You'll get through whatever it is you're going through. I don't understand what you're going through, and I won't pretend to believe that I do understand, but you will make it through this.</text:p>
      <text:p text:style-name="P35"><text:soft-page-break/><text:s text:c="5"/>Yeah, something like that would be nice.</text:p>
      <text:p text:style-name="P11">1.8:<text:span text:style-name="T11"> You don't have to survive if you don't want to though. There's always the chance and the ability that you can simply waste away without any problems. Don't want to live? Simply don't show up for work. Your life will go downhill from there. Soon you won't have a place to live and will be out on the street. Next you'll find yourself scrambling for food, that is if you're still eating at that point. Hey you're the one who wanted to simply give up. There's nothing in the world that says you have to keep trying....if you don't want to. </text:span><text:span text:style-name="T13">So go ahead. Be my guest, this life will go on without you. It doesn't need you to continue going around the world and keeping other people alive. They couldn't care less about you. It's just the way this life turns out to be.</text:span></text:p>
      <text:p text:style-name="P12">1.9:<text:span text:style-name="T11"> Oh the mirror thing. They say you see your soul in the mirror, what you like and don't like about yourself. </text:span><text:span text:style-name="T14">If you are able to look into the mirror and smile, you are doing good. If you look in the mirror and just sigh? Well there's something going wrong with you at that point. And it's up to you to try and find out a way to fix everything. </text:span><text:span text:style-name="T15">Oh you can put on a smile and imagine everything is all sorts of better, you can pretend to the world that everything is okay and you're the happiest person alive. But you're only fooling yourself at that point. </text:span><text:span text:style-name="T16">Been fooling myself for a while now. I fear it's all running out. There doesn't seem to be anything else I can do about it. Have to keep on plugging away at whatever this life has in store for me. It's a shame really. I'd rather actually be happy in life, and I'd rather simply find live worth living. Something to live for. There must be something I can find to live for...something I'm able to discover without having the fear of hiding my emotions. Those stupid emotions. Why bother with such things to begin with.</text:span></text:p>
      <text:p text:style-name="P13">1.10:<text:span text:style-name="T11"> It's a thing I've faced with in my life for a number of years. You'd think I would have been able to get over it by now, but well what is there to get over when you simply don't have any idea what's going on anymore? Day in and day out, you end up doing whatever you can to survive. Survival is something you don't want to lose ever. It's something You'd rather not to lose control over how your life works out. How you tend to be. It's life and called living for a reason. I just wonder where all of that joy has gone to. Have the stresses of life overwhelmed me to the point I no longer can do anything but worry? </text:span><text:span text:style-name="T17">I'll have to give that one some thought for sure.</text:span></text:p>
      <text:p text:style-name="P185"><text:span text:style-name="T17">C</text:span><text:span text:style-name="T11">hapter Two</text:span></text:p>
      <text:p text:style-name="P163">July 2, 2015</text:p>
      <text:p text:style-name="P54"/>
      <text:p text:style-name="P54"><text:span text:style-name="T11"><text:s text:c="5"/></text:span><text:span text:style-name="T18">Life has ways of working against you. It's not always something you want to deal with, or something you like dealing with. Either way, it's there and you have to deal with it. </text:span><text:span text:style-name="T19">Such an amusing life this is, I mean what else is there to do but sit and wait for something to happen. You have no other choice.</text:span></text:p>
      <text:p text:style-name="P54"><text:span text:style-name="T19"><text:s text:c="5"/></text:span><text:span text:style-name="T20">So you live this life as best you can. I mean what other thing can you do? You have to live right? No matter what goes on during this life, there are downfalls and roads that lead to nowhere. You won't know what will happen, so you just have to live through it. </text:span><text:span text:style-name="T21">It can suck at times, that much is for certain. But as long as you have faith in whatever you believe in, your belief system, you can accomplish so much in this world.</text:span></text:p>
      <text:p text:style-name="P54"><text:span text:style-name="T21"><text:s text:c="5"/>You first must believe you can do it. </text:span><text:span text:style-name="T22">Believing in yourself is an important step in understanding who you are and </text:span><text:span text:style-name="T23">who (or </text:span><text:span text:style-name="T22">what</text:span><text:span text:style-name="T23">)</text:span><text:span text:style-name="T22"> you </text:span><text:span text:style-name="T23">wish</text:span><text:span text:style-name="T22"> to become. <text:s/></text:span><text:span text:style-name="T24">[2.1]</text:span></text:p>
      <text:p text:style-name="P54"><text:span text:style-name="T24"><text:s text:c="5"/></text:span><text:span text:style-name="T29">Here are some small tidbits which will make you think, even better help you contemplate anything that could be going on at the moment:</text:span></text:p>
      <text:p text:style-name="P54"><text:span text:style-name="T24"><text:s text:c="5"/></text:span><text:span text:style-name="T67">Don't crash and burn.</text:span><text:span text:style-name="T28"> <text:s/>[2.2]</text:span></text:p>
      <text:p text:style-name="P54"><text:span text:style-name="T28"><text:s text:c="5"/></text:span><text:span text:style-name="T67">If you find a moment and it gives you peace, take it. Even if it only comes in a dream.</text:span><text:span text:style-name="T28"> <text:s/>[2.3]</text:span></text:p>
      <text:p text:style-name="P54"><text:span text:style-name="T28"><text:s text:c="5"/></text:span><text:span text:style-name="T29">Talk about some good solid advice. Some things like that can't be taken for granted.</text:span></text:p>
      <text:p text:style-name="P54"><text:span text:style-name="T29"><text:s text:c="5"/></text:span><text:span text:style-name="T30">There are days when this life will throw you a curve ball long before you ever expected it. </text:span><text:span text:style-name="T31">There are feelings that come and go. It comes down to a point where you don't know what's going on in your own </text:span><text:soft-page-break/><text:span text:style-name="T31">mind. You tend to sit there and the thoughts that are coming end up being something you just didn't expect.</text:span></text:p>
      <text:p text:style-name="P54"><text:span text:style-name="T31"><text:s text:c="5"/></text:span><text:span text:style-name="T32">Eventually you have to save your insanity before it creates a nightmare in your subconscious. I'm not so certain what that can take and go from, but it's something that just wont quit.</text:span></text:p>
      <text:p text:style-name="P54"><text:span text:style-name="T32"><text:s text:c="5"/></text:span><text:span text:style-name="T33">So you take what you can and leave behind whatever else there isn't to be taken from it all. That's okay to do. You don't need to have all the answers right now. Some day the thoughts will go away. Just have to wait for that to happen.</text:span></text:p>
      <text:p text:style-name="P54"><text:span text:style-name="T33"><text:s text:c="5"/></text:span><text:span text:style-name="T34">You can think of something over a million times and it might never come into the sense you wish it would. In order to understand everything that is going on, you have to want to understand it. </text:span><text:span text:style-name="T35">That want, that need must come before anything else in your life.</text:span></text:p>
      <text:p text:style-name="P58"><text:s text:c="5"/>It's more complex than a just do it attitude. You have to be able to have that desire. That want. It can shape your perception of how this life works out. Sometimes it's now what you expected at all. You take the chances of such a thing. The point of it all? Don't ever give up. You can't ever give up on this life. If you do you will crash and burn much harder than you ever expected to survive.</text:p>
      <text:p text:style-name="P54"><text:span text:style-name="T35"><text:s text:c="5"/></text:span><text:span text:style-name="T36">I wish I could tell you the feelings in my heart, in my mind, my soul. But such a thing isn't meant to be. There are certain secrets within a person that just can't be explained away. <text:s/></text:span><text:span text:style-name="T38">[2.4]</text:span></text:p>
      <text:p text:style-name="P54"><text:span text:style-name="T36"><text:s text:c="5"/></text:span><text:span text:style-name="T37">Learning from the past has taught me many things. One shouldn't be so insecure with life as they once were. There's no point in that. Life is a complex orchestra, you have to quietly plan. You cannot just jump out at the worse possible moment thinking it's </text:span><text:soft-page-break/><text:span text:style-name="T37">all going to end in a ball of fire. No, that type of thinking is for those who haven't or aren't willing to give that peaceful thought into their mind. All it takes is one peaceful thought that will keep you going.</text:span></text:p>
      <text:p text:style-name="P59"><text:s text:c="5"/>Sometimes that peaceful thought is a person or a place. They can communicate to you that which you are unable to understand at the time. That's okay. You just have to take everything one day at a time. Don't destroy what might become simply because you decided to chase it off.</text:p>
      <text:p text:style-name="P59"><text:s text:c="5"/>There's nothing like it in the world to simply destroy a possibility of a dream because you didn't understand it or weren't willing to comprehend anything that was going on at the time.</text:p>
      <text:p text:style-name="P59"><text:s text:c="5"/>Isn't that simple enough to think about? Isn't that a simple thought to process? Yes take it all in and simply see what will happen.</text:p>
      <text:p text:style-name="P59"><text:s text:c="5"/>Patience is what it takes. Practice it, you never know what will be up around the next bend of this road called life.</text:p>
      <text:p text:style-name="P59"><text:s text:c="5"/><text:span text:style-name="T76">There are other things in this life that require lots of patience. Giving up isn't a possibility though. So you have to wait for whatever is to come and deal with it. A harsh reality? I'm not sure what it is. It really is whatever your mind comes up with.</text:span></text:p>
      <text:p text:style-name="P59"><text:s text:c="5"/><text:span text:style-name="T77">To think of a better day, that is my goal most days. Just to simply think of a better day. Nothing wrong with thinking and wishing for something better in your life. It's your life so why not do what you wish with it.</text:span></text:p>
      <text:p text:style-name="P54"/>
      <text:p text:style-name="P56"><text:span text:style-name="T22">N</text:span><text:span text:style-name="T11">otes</text:span></text:p>
      <text:p text:style-name="P55"/>
      <text:p text:style-name="P14">2.1:<text:span text:style-name="T11"> What exactly is a belief to you. You have to figure that out for yourself. There's nothing wrong with trying to figure out life, </text:span><text:soft-page-break/><text:span text:style-name="T11">or your beliefs which you want to have in your life. No one can tell you what you should and shouldn't believe in. It is up to you if you want to believe in such things, but again that is up to you.</text:span></text:p>
      <text:p text:style-name="P14"><text:span text:style-name="T11"><text:s text:c="5"/></text:span><text:span text:style-name="T25">A moral ground is a good place to start with your belief system. You never know what will occur if you don't establish a base format from which you compare your actions to.</text:span></text:p>
      <text:p text:style-name="P14"><text:span text:style-name="T25"><text:s text:c="5"/></text:span><text:span text:style-name="T26">If you don't start with a base, you will have nothing you'll be able to figure your life against. You would think it would be a good thing to have around your life. </text:span><text:span text:style-name="T27">Talk about a good investment in your life. Yes an investment which will take the lead in the long run and you will be just fine. There's another thing to remember. You will be fine. Don't need to think you won't be fine. Such thoughts will destroy your confidence. Keeping everything positive is what you need to do. Stay positive and keep everything in perspective. Nothing wrong with that.</text:span></text:p>
      <text:p text:style-name="P15">2.2:<text:span text:style-name="T11"> Odyssey 5, Episode 4</text:span></text:p>
      <text:p text:style-name="P15">2.3:<text:span text:style-name="T11"> Odyssey 5, Episode 4</text:span></text:p>
      <text:p text:style-name="P16">2.4:<text:span text:style-name="T11"> Oh I could tell you stories that would make you think you're insane. Everything comes and goes to a place way beyond anything else out there in this life. There isn't a place where I feel safe with my own thoughts anymore. Talk about an annoying thing to have take place. It's there, it's not going to go away. I don't know why that is. There must be something to be done about it. Who knows what will take place in this life after things happen. I only wish I could do something productive with my days instead of worrying. Worry does nothing for me but cause more fear and worry.</text:span></text:p>
      <text:p text:style-name="P36"><text:s text:c="5"/>I feel so alone with these thoughts. People understand them, but they aren't always around to talk things through. So I have to keep them bottled up without saying a word so I don't sound silly or crazy. Somethings just aren't meant to be spoken out aloud.</text:p>
      <text:p text:style-name="P36"><text:s text:c="5"/><text:span text:style-name="T73">I'd rather not have to deal and think through these things most days. You could easily just get by through life and not have a care in the world. Nothing wrong with that thought. If only it were that simple and easy to comprehend. Unfortunately, this life is full of twists and turns you didn't expect coming and the next thing you know you're years older without a fucking clue on what you're suppose to do with any of it.</text:span></text:p>
      <text:p text:style-name="P36"><text:s text:c="5"/><text:span text:style-name="T74">The alone feelings aren't new. They've been around for a number of years now. I wonder if there's anything that can be done about it. I'd rather not have to worry about it. I don't want to worry about why I feel this way. It just happens from time to </text:span><text:soft-page-break/><text:span text:style-name="T74">time. Trying to accept it is another story. Something I don't like to think about really. But it is what it tends to be. There's no point in trying to figure it out though. I don't think there's a reason. All I can do is hope for the best and see what comes from it all. Maybe. Possibility. Who knows what will happen in the future...if there is anything to happen in the future. I am but a person who wants the best out of this life, and if that best doesn't happen to me? As long as it happens for someone else, that is good enough for me.</text:span></text:p>
      <text:p text:style-name="P36"><text:s text:c="5"/><text:span text:style-name="T75">To say this life is easy. Well that's a lie. There's nothing which bothers me more than a lie. Lies are trouble to begin with, so much trouble you don't want to deal with them. So why bother with such nonsense to begin with? You shouldn't have to put up with that shit. No one should have to put up with any of that shit. There's no reason for any of it. So trying to figure out this life? Yeah, good luck with that.</text:span></text:p>
      <text:p text:style-name="P187">Chapter Three</text:p>
      <text:p text:style-name="P164">July 3, 2015</text:p>
      <text:p text:style-name="P37"/>
      <text:p text:style-name="P60"><text:s text:c="5"/>Let downs have a way of getting to you. If you remember it's not on purpose you'll be fine. More than fine, better than fine. It doesn't become a let down after that point, it becomes something else. Something entirely different. You feel at peace with it and then you are able to cope.</text:p>
      <text:p text:style-name="P60"><text:s text:c="5"/><text:span text:style-name="T78">Difficult when you see people maybe once or twice a week, but hey it's life. They have lives to fulfill just like you do, so there's no point in worrying or stressing over any of it. People live like they want to live. It's up to them to be able to decide what is right and what is wrong for them.</text:span></text:p>
      <text:p text:style-name="P60"><text:s text:c="5"/><text:span text:style-name="T79">Trying to keep up with everything else in life can be difficult. It's not an easy ride. It really isn't a ride at all, that would provide some sort of comfort and control over what you have. It's more of an uphill battle, you're in the trenches of life trying to find your way through it all. Something deep inside tells you to keep on moving forward. You have to be able to do that, if you don't there is nothing you can say you have done in this life to be worthwhile.</text:span></text:p>
      <text:p text:style-name="P60"><text:s text:c="5"/><text:span text:style-name="T80">Now. Try having a thousand feelings bombard you at any given moment in this life. Have them come to a point where they tick you off so much, you don't have any control over anything. At least it feels that way. You still have control over your life. You have the choice of waking up every morning, going to bed. What television shows you want to watch. It's simply everything in your life.</text:span></text:p>
      <text:p text:style-name="P60"><text:s text:c="5"/><text:span text:style-name="T80">There are some things that don't give you control over this life. You don't have control over any one else's feelings. Their thoughts. Their actions. That is </text:span><text:soft-page-break/><text:span text:style-name="T80">up to them and their own personal domain to exist in. You only have control over yourself.</text:span></text:p>
      <text:p text:style-name="P60"><text:s text:c="5"/><text:span text:style-name="T80">Now, you can have control over how you react and respond to those around you. That much is certain. You have the ability to take control of how you will take it when another person attacks you, for example. Put simply, you have control over your own actions and reactions. There's nothing wrong with that. But you must practice actual control.</text:span></text:p>
      <text:p text:style-name="P60"><text:s text:c="5"/><text:span text:style-name="T81">Bursting into a room accusing people of something they didn't do isn't control. That seems like madness to me.</text:span></text:p>
      <text:p text:style-name="P60"><text:s text:c="5"/><text:span text:style-name="T82">Oh to be able to understand whatever there is going on in my mind. It's not right. It never will seem right. There are days upon days where nothing comes along to make everything work out the way it needs to work out. You'd think everything would be fine eventually. This life doesn't always last. It manages to slip away long before you are able to understand what's going on. To be able to grasp that, well I imagine that would be another possibility and way to realize it. Whatever there is to grasp in this life, you have to be able to take it with you. There's nothing else to be done.</text:span></text:p>
      <text:p text:style-name="P60"/>
      <text:p text:style-name="P61">Let's run away you and I</text:p>
      <text:p text:style-name="P61">into the night that is waiting</text:p>
      <text:p text:style-name="P61">something to be found at least</text:p>
      <text:p text:style-name="P61">maybe it wants to be needed</text:p>
      <text:p text:style-name="P61"/>
      <text:p text:style-name="P61"><text:s text:c="5"/>Today is a day unlike anything else. It has ways of coming and going. Not sure what to think when it comes down to everything in this life. <text:s/>[3.1]</text:p>
      <text:p text:style-name="P61"><text:s text:c="5"/><text:span text:style-name="T83">You'd think...well that's a phrase now isn't it? Thinking. Does thinking ever do anything for you? </text:span><text:soft-page-break/><text:span text:style-name="T83">Honestly, does it ever do anything you expect or not expect? Obviously life can do things you don't expect right? That's what happens in this life. It comes along and slaps you in the face when you least expect it. Many things come and go when you don't want them to. Oh how amusing it is and annoying at the same time.</text:span></text:p>
      <text:p text:style-name="P61"><text:s text:c="5"/><text:span text:style-name="T83">These are but thoughts from my own mind. Why deal with anything you want to, or don't want to at that case.</text:span></text:p>
      <text:p text:style-name="P64"><text:s text:c="5"/><text:span text:style-name="T84">So let's just not over think about all that's going on in your life. Wow, am I talking to myself now? You would think I wouldn't be in such an environment. So hostile within myself. Maybe it has a way of coming and going, but well what are you going to do with such knowledge? It doesn't even bother to come and go at that point now does it? No I didn't think so. Make it go away and what do you have left? Possibilities you didn't think you had within yourself and then you simply become a machine waiting for someone to come along and make it all go away. Whatever there is that needs to go away, you have to find it.</text:span></text:p>
      <text:p text:style-name="P66"><text:s text:c="5"/>If that something is another person? Then they need to go outside of your life never to return. How do you make them go away? You can't just force them out the door. Well I guess you could force them out the door, but that wouldn't be fair to them. There's a thing in this life called feelings. You have to be able to help them.</text:p>
      <text:p text:style-name="P65"><text:span text:style-name="T84"><text:s text:c="5"/>Why must I have these stupid feelings? Why must I care to some degree or another? I hate it. I really hate it all. There you go, I've said it. Love is a game. It's a stupid game which doesn't matter in the end. You either love someone or you don't. If they do </text:span><text:soft-page-break/><text:span text:style-name="T84">something you're required to forgive them. If you do something, they're required to forgive you. But there's that area in the middle. Some would call it a gray area. I don't get gray areas. A person is either there in your life or they are not. They either like you or they do not.</text:span></text:p>
      <text:p text:style-name="P67"><text:s text:c="5"/>To say it seems odd? I don't know what it is. It's just something. Who really knows what it is though. I don't know. Do you happen to know? I'd rather not dwell on such thoughts and possibilities. I hate it. I simply hate it.</text:p>
      <text:p text:style-name="P65"><text:s text:c="5"/><text:span text:style-name="T85">I'm sorry if this side of me isn't what you thought it would be. I am but a person trying to live a life to the best of their ability. Who's to know what goes on in this life? There's no reason to allow it to matter. Who cares anymore. Who honestly cares. <text:s/>[3.2]</text:span></text:p>
      <text:p text:style-name="P65"><text:s text:c="5"/><text:span text:style-name="T86">So many questions in my mind these days. Oh how I could tell you all about them. Tell you about the thoughts and the thoughts that grow from the thoughts. There are too many thoughts at times actually. You would think they wouldn't have some kind of effect on me. But they do and those feelings and thoughts shouldn't exist or be here. They're back. What's the point of them being back?</text:span></text:p>
      <text:p text:style-name="P65"><text:s text:c="5"/><text:span text:style-name="T86">There you go. There's the thought that makes sense the most. The ONLY thought which actually wants to be there. What gives with all of these stupid emotions? I need to be able to figure out a way to get out of these stupid emotional drifts. There I said it. I've said it and then I need to be able to simply stop thinking about it all. There's nothing wrong with such thoughts...is there? Who's to know what I'm thinking or feeling right now. Who really understands any of it? I want the thoughts to go away. They have to be gone. They must be out of my </text:span><text:soft-page-break/><text:span text:style-name="T86">life at the moment. There's nothing else that worries the hell out of me. Confusion has a way of getting to you. I'm there on a daily basis. Nothing will make me happy. Nothing will make it all go away. I can have some happiness. The rest I have to make up in my head. My own mind must find a way to get through it all. Out of the way of everything else.</text:span></text:p>
      <text:p text:style-name="P65"><text:s text:c="5"/><text:span text:style-name="T86">So, what is happiness? Please tell me what happiness is. I want to feel happiness. I want to be happy again. Love comes and goes. There's nothing to say it will last forever.</text:span></text:p>
      <text:p text:style-name="P65"><text:s text:c="5"/><text:span text:style-name="T87">So don't mess with any of it. The thoughts will eventually go away. Is that all I need to do? Just hang in there and wait for something to go away? Really. If that's all there is to it? Then why not go for it? What am I afraid of? What is it I'm afraid of? There has to be answers. Any answer will do. I just want one answer. Please give me the simple answer I wish I had. The answer I need. There are two kinds of answers in this world, one you want and one you need.</text:span></text:p>
      <text:p text:style-name="P65"><text:s text:c="5"/><text:span text:style-name="T87">Figure out which answer you want, then find out the one you need. Take them in the order that feels right to you and be done with it all. There can't be anything else worse than that. Simply understand it all and exist. Come on now, give it a try. Exist for a reason. Find a person to exist for. Who do you exist for? Why do you exist in this life? What is the reason behind it all.</text:span></text:p>
      <text:p text:style-name="P65"><text:s text:c="5"/><text:span text:style-name="T88">If I must stick around in this life and figure everything out by myself. Why am I trying to figure all of this out by myself? I feel so alone these days. There's nothing else there. Everything else is gone from life. There is no happiness around me anymore. It all ended the day she left. Who is she anymore? I </text:span><text:soft-page-break/><text:span text:style-name="T88">don't know. I don't have a clue. I'm not one to control my wife. If she does what she wants to do, she'll go out and do it. I'm not to stop her. She's put that much in perspective for me. I'm just waiting for her to leave again. I won't stand for it if she leaves again. There's no point to survive if she leaves again. If she goes again, it's over. I'm done. I won't wait for her to come back. I won't give her a third chance. How many chances do you give a person before you know you have nothing left with them? The feelings all end up going away. There doesn't seem to matter anymore. Oh what a fucked up life this is.</text:span></text:p>
      <text:p text:style-name="P65"><text:s text:c="5"/><text:span text:style-name="T88">I want it all to end. Every thought, every need, every want. The desires of my heart have to be done, over with, gone for good.</text:span></text:p>
      <text:p text:style-name="P65"><text:s text:c="5"/><text:span text:style-name="T88">A friend told me they think I would be better off alone than having anyone else in my life. I don't know if that's the case. I'd only have to worry about me. I could handle that. It could be just something I do on my own. Live this life and don't worry about anyone else ever again. Just have to keep an eye out for me, myself, and I. What's the wrong thing about that? If there's something wrong with that, then I don't want to be right.</text:span></text:p>
      <text:p text:style-name="P65"><text:s text:c="5"/><text:span text:style-name="T88">Who's to know what I'm to do these days. All the good ones seem to be taken. Maybe I'll figure it out. Why didn't I leave the first time around? Why did I stick around?</text:span></text:p>
      <text:p text:style-name="P65"><text:s text:c="5"/><text:span text:style-name="T88">Too many fucking questions to deal with. So many thoughts duplicated and talked over and over again. Oh how I wish I could do something about it all. There has to be something. Just anything I can think about. I want it to all come back the way it once was.</text:span></text:p>
      <text:p text:style-name="P65"><text:s text:c="5"/><text:span text:style-name="T88">Sound like a broken record again? Yeah that's what I was thinking. But there's nothing you can do </text:span><text:soft-page-break/><text:span text:style-name="T88">about it when you get down to the final ingredients. It's all a bunch of nothing. I am nothing. If I am nothing and I don't exist, then there will be nothing worth living for.</text:span></text:p>
      <text:p text:style-name="P65"><text:s text:c="5"/><text:span text:style-name="T88">Oh sweet death, come and find me. I will go with you wherever you decide to take me. Just make sure you take me quickly. There isn't a reason not to. I have nothing to live for. There is nothing else which I am capable of feeling anymore. I am numb. My thoughts are numb. I feel nothing.</text:span></text:p>
      <text:p text:style-name="P65"/>
      <text:p text:style-name="P68">So let it be</text:p>
      <text:p text:style-name="P68">in the late of the night<text:span text:style-name="T89">s</text:span></text:p>
      <text:p text:style-name="P68">the afternoon has gone</text:p>
      <text:p text:style-name="P68">into a deep lost sleep</text:p>
      <text:p text:style-name="P69">and end has come, and I am here.</text:p>
      <text:p text:style-name="P70"/>
      <text:p text:style-name="P70"><text:s text:c="5"/>Poetry is quite a look into the soul of that who writes it. I find it a peaceful manner in which I can express myself, my words, my feelings, my thoughts. Everything there is to express about myself. It is but a thought process which must be written down on paper. To say it is written, well that is another aspect of this life. With the advent of computers, handwriting has become a lost art form. Yes, everything will eventually become a lost artform. There is nothing else to consider, nothing left to accept or wonder.</text:p>
      <text:p text:style-name="P70"><text:s text:c="5"/>It all must come to an end eventually. Where you are at that moment, well that's how this life ends up not becoming what you expect it to be.</text:p>
      <text:p text:style-name="P70"><text:s text:c="5"/>Call me damaged goods. There is nothing good about me I can do. It all will come to an end eventually. Are you ready for that end? Do you have the ability to understand and grasp all there is to get <text:soft-page-break/>from it all? I doubt it. Consider this a way of putting myself down. I don't intend it to be that way. It is only a life in which I live. A day to day process where nothing else manages to come true the way a person might expect it to.</text:p>
      <text:p text:style-name="P70"><text:s text:c="5"/><text:span text:style-name="T90">Live your dreams. See all there is out there and become that which you want to eventually become. It's not rocket science.</text:span></text:p>
      <text:p text:style-name="P70"><text:s text:c="5"/><text:span text:style-name="T90">All you have to do is think and you're there. Thinking has a way of giving you an up on life. Some would have you believe that's all it takes to keep things going. What those things are? Haven't a clue. It's just there. There without another answer and you end up being lost in the shuffle. I hate feeling lost. If only thinking could clear up everything you want to clear up.</text:span></text:p>
      <text:p text:style-name="P61"/>
      <text:p text:style-name="P62">Notes</text:p>
      <text:p text:style-name="P63"/>
      <text:p text:style-name="P17">3.1:<text:span text:style-name="T11"> Let's just say I've had these thoughts for a long time now. They're nothing new. Nothing that will be going away anytime soon. They're just thoughts. A simple thought in a long stream of consciousness which doesn't ever want to go away. You may consider it to be nonsense, but I have no reasons to believe in anything anymore. There's nothing in this life that you want to fully make sense. Who cares anymore. There isn't a thing you actually want to grasp, you don't want it to make sense. </text:span><text:span text:style-name="T39">A person only thinks they want everything to make sense. It's all a lie your mind feels and wants to believe. There's nothing real in this life. Nothing at all. Why bother with such nonsense where you aren't able to grasp anything there is to be said in the first place?</text:span></text:p>
      <text:p text:style-name="P38"><text:s text:c="5"/>You might be able to see the predicament my mind goes through from time to time. It's not a fun existence.</text:p>
      <text:p text:style-name="P18">3.2:<text:span text:style-name="T11"> I know, I know. You want this life to be happy. You want everything to make perfect sense. You wish it was all a simple chess game to be played with another person. You wish that other person was playing along with you. There doesn't seem to be anything in this life anymore. It's just here to torture.</text:span></text:p>
      <text:p text:style-name="P188">Chapter Four</text:p>
      <text:p text:style-name="P165">July 4, 2015</text:p>
      <text:p text:style-name="P20"/>
      <text:p text:style-name="P71"><text:s text:c="4"/>There's things to be said when you don't have certain feelings about life. Walking through life like a zombie, where you just don't have a care in the world isn't too bad of a thought. Been doing it for so long that I don't care. Why should I care? There's nothing going on anyways.</text:p>
      <text:p text:style-name="P19"><text:span text:style-name="T91"><text:s text:c="5"/>So here I sit waiting to find something to care about. I just need something to actually care about. <text:s/></text:span><text:span text:style-name="T92">[4.1]</text:span></text:p>
      <text:p text:style-name="P19"><text:span text:style-name="T92"><text:s text:c="5"/></text:span><text:span text:style-name="T93">Dreams come and go. Some are good while others are nightmares. You would think I'd have good dreams all of the time. But it doesn't happen like that. The dreams are what they are. No need to worry about any of it. I hate this life. I wish life made sense and everything was just...better. Whatever. </text:span><text:span text:style-name="T94">I'll just sit here and wait for everything to fall apart.</text:span></text:p>
      <text:p text:style-name="P19"><text:span text:style-name="T94"><text:s text:c="5"/></text:span><text:span text:style-name="T95">I'm not happy with life. I'm not happy with anything in this life. This life can go to hell for all I care about it. There's nothing to believe in anymore. Belief is a stupid notion that I just don't give a fuck about. Whatever. It's just stupid. Completely stupid and full of nothing. Talk about an annoying part of life where you want everything to be perfect and then you don't end up finding what it is you wanted to find in the first place.</text:span></text:p>
      <text:p text:style-name="P19"><text:span text:style-name="T95"><text:s text:c="5"/>What must I do to get things to change in this life? What must I do to figure out everything and make it all have some kind of sense? It doesn't matter to me anymore. I couldn't care less about anything. It's just a life and I am here waiting for nothing to come along. So what's the point of it all? If nothing is going to happen, why even bother with such nonsense </text:span><text:soft-page-break/><text:span text:style-name="T95">anymore? Do I need to care? Do I want to care? Isn't that the same question? Who knows. Who gives a fuck. Make it all go away. There needs to be something in this life that for once I can grasp onto. Something I can see. Something tangible. But what is it that becomes tangible? How does something like that happen? How does that work out?</text:span></text:p>
      <text:p text:style-name="P19"><text:span text:style-name="T95"><text:s text:c="5"/>Oh to be happy again. Instead of who I've become trapped in this body of mine. I feel like I was forced to come back into this life after some hell of a trip. That doesn't seem to matter anymore to me. Who really cares. </text:span><text:span text:style-name="T96">I don't.</text:span></text:p>
      <text:p text:style-name="P19"><text:span text:style-name="T96"><text:s text:c="5"/></text:span><text:span text:style-name="T97">Medication can only carry you so far in life. </text:span><text:span text:style-name="T98">Sometimes it works, other times it's just not worth it. Floating though life seems to be all there is anymore.</text:span></text:p>
      <text:p text:style-name="P1"><text:span text:style-name="T102"><text:s text:c="5"/>Where did love go to? I can't seem to find it anywhere. </text:span><text:span text:style-name="T103">I think of her and it just makes me sad and angry at the same time. So I decide to think of other people instead </text:span><text:span text:style-name="T104">and then the happy feelings come in. It's not the best thing to do mind you, but it will do for now.</text:span></text:p>
      <text:p text:style-name="P1"><text:span text:style-name="T104"><text:s text:c="5"/></text:span><text:span text:style-name="T105">I keep losing my train of thought. I'd blame it on kids, but there's no reason to do that. They just want attention. There's nothing wrong with that. Nothing wrong with that at all. Wish I knew how to deal with these feelings, that would be a nice thing to be able to take care of. Yes that would be good.</text:span></text:p>
      <text:p text:style-name="P1"><text:span text:style-name="T105"><text:s text:c="5"/></text:span><text:span text:style-name="T106">But here I sit day in and day out, there's nothing else to think about...well that's a lie. There are other people and things to think about. They make me happy. I find happiness when I think of them. Is that wrong of me to feel that way? I don't know. I don't really care anymore. What's there to care about when it comes to feelings? I don't know. Again the medication only lasts for a while until it's no longer </text:span><text:soft-page-break/><text:span text:style-name="T106">useful and then you dwindle down to unbelief. There's nothing else to believe in.</text:span></text:p>
      <text:p text:style-name="P1"><text:span text:style-name="T106"><text:s text:c="5"/>So again I ask, why bother? Why bother with any of it? These are but feelings I have in my head and in my heart. They seem to be one </text:span><text:span text:style-name="T107">in the same. I think depression works like that...hey at least one thing matches the other for once.</text:span></text:p>
      <text:p text:style-name="P1"><text:span text:style-name="T107"><text:s text:c="5"/></text:span><text:span text:style-name="T108">Feelings. I feel threatened somehow. I'm not sure how that works. It's something to handle and deal with, but I don't know. If I keep putting my foot down, what will happen? What exactly will happen to me? To her? The kids? Too many questions in my mind to comprehend at the given time.</text:span></text:p>
      <text:p text:style-name="P1"><text:span text:style-name="T108"><text:s text:c="5"/>I think that's all for now. <text:s/></text:span><text:span text:style-name="T109">[4.2]</text:span></text:p>
      <text:p text:style-name="P73"/>
      <text:p text:style-name="P72">Notes</text:p>
      <text:p text:style-name="P22"/>
      <text:p text:style-name="P21">4.1:<text:span text:style-name="T11"> You'd think caring would be a good thing. That it would be an easy thing. Whatever. Caring takes effort and effort doesn't appear to be on the top of my list these days. I'd rather not care about anything. Trying to explain that to people though? It doesn't work out that way. I can say whatever I want to think, but people tend to hide from me when I do. They probably think I'm crazy or something. But well, it doesn't matter to anyone but me. Who cares.</text:span></text:p>
      <text:p text:style-name="P21"><text:span text:style-name="T11"><text:s text:c="5"/></text:span><text:span text:style-name="T40">I wonder if it's depression I have. Probably. I don't want to think anymore. There has to be a way I can just stop thinking about anything and make it all go away. Some place to make it go and never come back. Yes, that would be a wonderful thought.</text:span></text:p>
      <text:p text:style-name="P21"><text:span text:style-name="T40"><text:s text:c="5"/></text:span><text:span text:style-name="T41">I could take a Xanax today, but there are only so many of them left. There's no reason to keep taking a medication if it will only put me to sleep and care less about everything else in the world. </text:span><text:span text:style-name="T42">It could be a dream if you think about it. Now that's an interesting thought. The Paxil seems to be keeping track of my anxiety at times.</text:span></text:p>
      <text:p text:style-name="P21"><text:span text:style-name="T42"><text:s text:c="5"/>If only I could make her understand everything that's going on. I wish I could make her understand everything that happens in my head at any given time. </text:span><text:span text:style-name="T43">It's impossible to do so it would seem. So I will just be here and not worry about anything.</text:span></text:p>
      <text:p text:style-name="P23"><text:soft-page-break/>4.2:<text:span text:style-name="T11"> Oh it's never over. The thinking always occurs and doesn't ever stop. Always thinking about the worst possible scenarios. I wish I could make it all stop. There has got to be a way to make it stop. Talking through it does nothing for me anymore it seems. She doesn't understand me. She doesn't get it. Just another person that tells me my anxiety is made up in my mind and they can't understand why I'm unable to simply control it.</text:span></text:p>
      <text:p text:style-name="P39"><text:s text:c="5"/>Now that's an amusing thought isn't it. You would think I'd be able to control something that I can't control. Why do people assume that? Why must they assume everything is just going to be okay with me? When clearly not everything is okay. I put on a fake face to the world. It's only a face I can put on, because if I don't? They don't understand me, they shy away from me, call me a freak, think I'm odd and strange.</text:p>
      <text:p text:style-name="P23"><text:span text:style-name="T11"><text:s text:c="5"/>So I must keep it all inside of me. Never to be released. Oh what a matter of stress it all becomes. I can't deal with it anymore. I must find a way to make it all end. Something permanent. Yes that would be a good thing. </text:span><text:span text:style-name="T44">I need a sense of permanency in my life. Something concrete. </text:span><text:span text:style-name="T45">What a blessing that would be. To have such a thing in my life, I think would be a good thing. It needs to be something good. Something amazing. Just something so wonderful I can't think of anything else that would make me more happy.</text:span></text:p>
      <text:p text:style-name="P40"><text:s text:c="5"/>Oh to be able to give up on all of these other thoughts. They seem useless to me. Yet here they are sitting in my life and I'm unable to think of anything else. Why must this be? There has got to be another meaning behind all of it. Shouldn't there be?</text:p>
      <text:p text:style-name="P189">Chapter Five</text:p>
      <text:p text:style-name="P178">July 5, 2015</text:p>
      <text:p text:style-name="P85"/>
      <text:p text:style-name="P179"><text:span text:style-name="T116"><text:s text:c="5"/>Nothing in this life </text:span><text:span text:style-name="T117">always makes 100% sense. You have to simply take it as it is. If you don't believe in anything, you can't allow that to destroy you. All you have to do is go forward. Move forward in life. See all there is out there. Don't bother with all there is to not bother with. It's life. Do you grasp and understand that? It's all life. There's nothing else to be said about it. Life is life, and that's all that matters when you come down to it. <text:s/></text:span><text:span text:style-name="T118">[5.1]</text:span></text:p>
      <text:p text:style-name="P179"><text:span text:style-name="T118"><text:s text:c="5"/></text:span><text:span text:style-name="T119">If you aren't able to discover what this life is about, then you don't have a reason for living. I'd rather not believe in such things, but what are you going to do about it? Honestly.</text:span></text:p>
      <text:p text:style-name="P179"><text:span text:style-name="T119"><text:s text:c="5"/></text:span><text:span text:style-name="T120">Life feels like a wasted space. All these people on a world with so many different options out there. Who knows what it's all about. I mean someone does have all the answers. Just how much longer must I keep up, or try to keep up with whatever is going on? More things that just don't make sense to me. It's all sorts of crazy and I am but a pawn on a giant chessboard. <text:s/></text:span><text:span text:style-name="T121">[5.2]</text:span></text:p>
      <text:p text:style-name="P179"/>
      <text:p text:style-name="P74">Notes</text:p>
      <text:p text:style-name="P84"/>
      <text:p text:style-name="P173"><text:span text:style-name="T100">5.1:</text:span><text:span text:style-name="T137"> Do I honestly believe in any of this bullshit I'm typing up at the moment? Who's to know. Honestly there has to be something to think about in this life. If you don't think, you end up in so many different places you just don</text:span><text:span text:style-name="T138">'t</text:span><text:span text:style-name="T137"> have a clue what to do, and you can't call it joy.</text:span></text:p>
      <text:p text:style-name="P173"><text:span text:style-name="T137"><text:s text:c="5"/></text:span><text:span text:style-name="T138">So what do you do about it all? You have to lie to yourself from time to time. If you are able to lie to yourself, you can get through anything in this life. </text:span><text:span text:style-name="T139">Maybe that's all it takes. You move from one </text:span><text:soft-page-break/><text:span text:style-name="T139">moment to another and figure out what's the best thing to do for you.</text:span></text:p>
      <text:p text:style-name="P41"><text:s text:c="5"/>I know there are things in this life that just don't make sense. So what are you going to do about any of it? How many tears have you cried until you are no longer able to cry anymore? What's the point of this life? So many questions. So many ideas, thoughts rushing to the head without an answer. It all becomes nothing. You end up being nothing right along with it.</text:p>
      <text:p text:style-name="P174"><text:span text:style-name="T149">5.</text:span><text:span text:style-name="T100">2:</text:span><text:span text:style-name="T137"> Chess has always been used as a form of describing life. You have motions, movements in this life. </text:span><text:span text:style-name="T140">Talk about a crazy thought. Who would expect this life to be a game of chess? You have the pawns, the people who supposedly aren't the brightest in the world. The king and queen who are the ones to protect. Well you protect the king at most...but the king can only move one space at a time. Pawns can slay a king, if they can get close to it. Such an amazing game full of strategy. You have to think five steps ahead at all times. Life is much like this. You have to keep ahead of everything and anything that comes at you. Talk about a mess. An orchestra of moves and you have to simply decide where to go from there.</text:span></text:p>
      <text:p text:style-name="P42"><text:s text:c="5"/>I suppose that's where I have issues. I can't always see five steps ahead. I have a problem with that. There's not always a way to see all that's going on. Personally I wish I could see everything that's going on out there in life. I wish I could simply take a look and understand all that's going on. Doesn't work that way. The past has a way of messing with me. It's a nightmare. The past shouldn't be here. It's in the past isn't it? I mean, shouldn't the past simply remain in the past where it belongs? I just don't know about that.</text:p>
      <text:p text:style-name="P42"><text:s text:c="5"/>To say I'm confused, well that would be an understatement. You never want to be confused. It's not a good thought. Never a good idea. So what do you end up doing with it all? Just take your chances I guess. This life seems to be full of chances. Either you dance with the girl or you sit on the sidelines waiting for the song to be over. The choice is yours, it's up to you.</text:p>
      <text:p text:style-name="P174"><text:span text:style-name="T140"><text:s text:c="5"/>The girl isn't always gonna ask you to dance first. </text:span><text:span text:style-name="T141">Take the lead.</text:span></text:p>
      <text:p text:style-name="P189">Chapter Six</text:p>
      <text:p text:style-name="P166">July 6, 2015</text:p>
      <text:p text:style-name="P83"/>
      <text:p text:style-name="P83"><text:s text:c="5"/>The truth hurts. There's not a reason to always tell it 100% of the time. If it will damage a person's soul, don't tell them the truth. Allow them to believe what they will believe. Give them false hope if you must. Allow it to destroy your own soul. Best to let them believe and be happy...and allow yourself to be destroyed.</text:p>
      <text:p text:style-name="P83"><text:s text:c="5"/><text:span text:style-name="T161">Happiness doesn't always have to happen. It can wait. Happiness can eventually wait for whenever it will come. If that is the end of times? Then let it be. Allow this life to be miserable. Just get by day by day and you don't have to be happy. You can allow other people to be happy. Boost them up in a way. You don't have to be happy yourself at all. If you want other people to be happy and you can help them to be happy, do it.</text:span></text:p>
      <text:p text:style-name="P83"><text:s text:c="5"/><text:span text:style-name="T161">Did a stupid thing, hurt some feelings. Hoping to make it up to them. We'll see how it works out. I can only blame myself. Why not blame myself? There doesn't seem to be a reason not to blame myself. It's what I'm good at right? So let's just keep up that game play.[6.1]</text:span></text:p>
      <text:p text:style-name="P83"><text:s text:c="5"/><text:span text:style-name="T162">Eventually I'll feel it. I'll have all the feelings I will need. Isn't it only a matter of time? You would think that's how this life tends to work out. Keep at it until you know you've found what it is you're looking for.</text:span></text:p>
      <text:p text:style-name="P83"><text:s text:c="5"/><text:span text:style-name="T163">Sometimes that is only chasing a dream. You had a dream once didn't you? Well you'd expect your dream to keep going good. No one ever wants their dream to go away. No one wants their dream to die down.</text:span></text:p>
      <text:p text:style-name="P83"><text:soft-page-break/></text:p>
      <text:p text:style-name="P86">Notes</text:p>
      <text:p text:style-name="P86"/>
      <text:p text:style-name="P33">6.1:<text:span text:style-name="T11"> I'm not trying to say this life is a game. Life is something quite different, it's more than just a game. It's something unique. Something special. Life has a way of messing with your thoughts, your emotions. The feelings deep inside have a way to tell you if you're alive or not. No feelings, then you're dead. Simple as that? Possibly.</text:span></text:p>
      <text:p text:style-name="P190">Chapter Seven</text:p>
      <text:p text:style-name="P167">July 7, 2015</text:p>
      <text:p text:style-name="P57"/>
      <text:p text:style-name="P75"><text:s text:c="5"/>Tis but a life upon which you decide to roam and be free. There is nothing else out there for the mind to understand or comprehend really. It is a life.</text:p>
      <text:p text:style-name="P75"><text:s text:c="5"/><text:span text:style-name="T164">You'd think this life would make some kind of progress out of it. Everything tends to come and go long before you expect it to go away. The painful moments are the worst. Something you just didn't expect to happen. So you live this life to the best of your ability. There's so much going on during the day, during a life. You don't want to be stuck in the middle of it all.</text:span></text:p>
      <text:p text:style-name="P75"><text:s text:c="5"/><text:span text:style-name="T165">This life matters to some people, and less to others. Who really wonders what goes on in this life? I tend to think it just comes and goes out long before there isn't anything else to think about and do. So let it go. Don't hold onto something you can't control. No reason to even worry about such things. If you can't control something, don't bother trying to do so. It will only bring you down and tear you apart.</text:span></text:p>
      <text:p text:style-name="P75"><text:s text:c="5"/><text:span text:style-name="T166">If you weren't meant to understand things, you wouldn't have a brain and the capability to do so. The key to it all is to not try and comprehend everything all at once. That will destroy you. If you try and think of everything at one given time, you will destroy yourself. No reason to allow that to happen. Keep the thoughts simple. There's no reason to clutter your mind with so many thoughts you aren't able to figure things out. The simple things in life matter most. That's all there is to it. Keep that in mind and don't lose hope.</text:span></text:p>
      <text:p text:style-name="P75"><text:soft-page-break/><text:s text:c="5"/><text:span text:style-name="T167">This life doesn't feel like it matters anymore. I don't know what's wrong with me. I wish I understood what was going on in my mind. But this life doesn't seem to make anything real anymore. Kinda difficult to explain, but it really is a nightmare. Whatever will happen with this life will happen. There's no reason for it not to happen. But you are there to take charge of things if and when things go downhill.</text:span></text:p>
      <text:p text:style-name="P75"><text:s text:c="5"/><text:span text:style-name="T168">Make sense of things. Just want it all to make sense. Is that too much to ask? Are there things in this life that you can't handle? Are there things in this life that you aren't able to figure out? Yeah well that's life for you!</text:span></text:p>
      <text:p text:style-name="P75"><text:s text:c="5"/><text:span text:style-name="T169">So this life tends to come and go as you don't want it to. It happens to the best of us. Frightens most of us, and just ends up being whatever it is we want or need it to be. It doesn't always come up the way we expect it. Sometimes it's just there and you don't have any control over it. So it is what it is and you'll end up with whatever there is.</text:span></text:p>
      <text:p text:style-name="P75"><text:s text:c="5"/><text:span text:style-name="T170">To say you agree to everything in this life is to assume you actually understand the contract that was laid out at the beginning. You never know what will happen or occur in this life at any one given moment or time. It happens. There's nothing else to be said about it. It simply happens. No contract given will ever make sense. There's nothing wrong with that, but it must be accepted as a reoccurring theme and thought in this world that is life. <text:s/>[7.1]</text:span></text:p>
      <text:p text:style-name="P75"><text:s text:c="5"/><text:span text:style-name="T171">So life continues onward. You don't know if this is how it's meant to go. You have no idea. There are times when everything has come to a standstill. You feel stuck. You're not sure where it will go or what it will do with you and your feelings, but it will happen. </text:span><text:soft-page-break/><text:span text:style-name="T171">You don't have to be drawn out to the simple desires and thoughts that come along with it, but you do have to deal with those emotions that come. Some can fade away. Others can be stuck there for a long time. Don't worry about it. It will eventually come to an end. Something will happen, and you'll be there stuck with whatever there is in your mind. What else can there be? What else can there be to have you determine whatever there is going on? It just doesn't make sense.</text:span></text:p>
      <text:p text:style-name="P75"><text:s text:c="5"/><text:span text:style-name="T172">I want this life to make sense. I want everything to make 100% sense and I want it to be understandable. Is that too much to ask? I honestly wonder if I'll ever get that understanding. Something tells me I won't, not until that point where I've died and moved on from this mortal plain.</text:span></text:p>
      <text:p text:style-name="P75"><text:s text:c="5"/><text:span text:style-name="T173">Until that moment, I will simply exist. There is nothing wrong with existing. It's what we're here to do. It's what we are meant for. Something that exists can be destroyed yes, but it has the will to live. To exist and be there. A place beyond anything else. This life comes and goes. So many things in this life happen for a reason. Other things happen simply because they happen.</text:span></text:p>
      <text:p text:style-name="P75"><text:s text:c="5"/><text:span text:style-name="T173">Life isn't the easiest thing in the universe to comprehend. If it was? We wouldn't have questions roaming around our minds. Trying to pick out something that may or may not be there to begin with. Talk about a nightmare. One you don't want to deal with. A possibility which you don't want to have in your head. Going back and forth like a ping pong ball. Oh how silly all of this might seem.</text:span></text:p>
      <text:p text:style-name="P75"><text:s text:c="5"/><text:span text:style-name="T174">I only wish it would end. The nightmares. The thoughts. The simplicities that are there. It will eventually come out of nothing. Everything has to </text:span><text:soft-page-break/><text:span text:style-name="T174">exist for a reason. It's not here simply by chance. Is it? I don't believe it is. It is here because there are reasons for it being here. <text:s/>[7.2]</text:span></text:p>
      <text:p text:style-name="P75"><text:s text:c="5"/><text:span text:style-name="T174">Believe all you want, but that's what I believe in.</text:span></text:p>
      <text:p text:style-name="P75"><text:s text:c="5"/><text:span text:style-name="T175">So this life is here for a brief moment of time. There's not much you can do about that. You simply have to deal with whatever cards you've been dealt. <text:s/>[7.3]</text:span></text:p>
      <text:p text:style-name="P75"><text:s text:c="5"/><text:span text:style-name="T176">There's more to this life than just being dealt a hand of cards and seeing how you deal with it all. There has to be something more to this life than that. Maybe it's not anything right, it could be everything wrong with this life. Who's to say what's right and wrong through. A person has a conscience to do as they will, but how does that all end up in the vast majority of whatever else there is in this life? The mind can be a puzzling place to be at times. It doesn't always end up like you'd expect it on television.</text:span></text:p>
      <text:p text:style-name="P76"><text:s text:c="5"/><text:span text:style-name="T176">No, television life and the lives of the movies don't make up the happiness that is to be wanted in this life. I wonder at times how this life is even managed. How can a person just live without any of the terrible thoughts that come across their mind. It's not a simply easy life. There's nothing simple or easy about it. <text:s/>[7.4]</text:span></text:p>
      <text:p text:style-name="P78"><text:s text:c="5"/>It's just life.</text:p>
      <text:p text:style-name="P75"/>
      <text:p text:style-name="P77">Notes</text:p>
      <text:p text:style-name="P77"/>
      <text:p text:style-name="P24">7.1:<text:span text:style-name="T11"> </text:span><text:span text:style-name="T46">There isn't much to this contract I'd imagine. It seems to be in force the moment you are born and you deal with it throughout your life. Your entire life is kept to a contract. Either you live by the contract or you will die by the contract. There is no in between space. You are stuck. Stuck to a point where nothing else matters. If you are willing to explore the contract, </text:span><text:soft-page-break/><text:span text:style-name="T46">that's fine. Explore it as you wish. But you will never have a full answer of what's going on.</text:span></text:p>
      <text:p text:style-name="P1"><text:span text:style-name="T151"><text:s text:c="5"/></text:span><text:span text:style-name="T152">This life is full of ups and downs, if you are never there to figure things out, what good are you to any of it? Makes sense in a way or another doesn't it? You'd think this life would simply come and go as you wanted it to. It wouldn't be difficult to make some kind of sense. To drop in your lap and go, hey here's where everything went wrong, here's what you need to do to fix it. So what's wrong with that thought? There has to be something to give it a purpose or a meaning in this life. Just something. Anything. It has to be there in order for it all to come to a sense. If it doesn't there are problems. So many problems you don't even know how to handle them or deal with them.</text:span></text:p>
      <text:p text:style-name="P182"><text:span text:style-name="T157">7.</text:span><text:span text:style-name="T156">2:</text:span><text:span text:style-name="T150"> Honestly, don't you believe in things that are here for a reason? What purpose would they serve if there wasn't a reason for them being here? Doesn't quite make sense does it? No, I didn't think so. There should be reasons for everything in this life. It needs to be there. It all needs to be heard. Everything in this life has come about because of a need. Something was needed and it became into existence to fill that need.</text:span></text:p>
      <text:p text:style-name="P182"><text:span text:style-name="T150"><text:s text:c="5"/>That's how I see it at least. If something is simply there because it is there? Then there is nothing worth being around for. You can't take something and make it out of nothing. It doesn't work that way. Things are organized into a better format so you are able to deal with situations better. </text:span><text:span text:style-name="T153">Isn't that all there is to this life? You want things to matter. So you attempt to have them make some kind of sense. There isn't anything in this life you wouldn't want sense made out of. So your brain attempts to create whatever sense it can. Right there inside it. It tries and tries to come up with something. Anything in order to have it make sense. What a waste of thought it would be if it didn't make sense.</text:span></text:p>
      <text:p text:style-name="P43"><text:s text:c="5"/>Sometimes you go for years in hopes to make everything make some kind of sense. You want it all to be there without question. What's wrong with that way of thinking? In order to have it all come full circle, you need to have it make some kind of sense.</text:p>
      <text:p text:style-name="P43"><text:s text:c="5"/>I'm not one to understand or grasp everything there is in this life. Personally I get confused from time to time. You don't know what's going on until that moment when life grabs hold of you and takes you for a ride. You need that to keep going. Everything else to keep going. Nothing else can matter if you can simply keep on going through this life.</text:p>
      <text:p text:style-name="P183"><text:soft-page-break/><text:span text:style-name="T158">7.</text:span><text:span text:style-name="T156">3:</text:span><text:span text:style-name="T150"> Well I keep comparing this life to a game don't I? I really should stop that. There's no reason to call it a game if it's not a game. There needs to be something more to this life than game references. I'm not a fan of games. I don't play games. They always seem to outsmart me when it comes down to it. I'd rather be along the sidelines trying to keep up with whatever happens in my head. Yeah that doesn't always go over good either. There are times when my mind gets so confused. Someone says one thing and yet they mean another thing. There should be good things that come along with this life. Something where you can just put your trust in one thing and hope it all falls into your lap.</text:span></text:p>
      <text:p text:style-name="P184"><text:span text:style-name="T156">7.4:</text:span><text:span text:style-name="T150"> Oh you can explain away all you want how this life could be simple and easy when it comes down to it. Conflicting messages come and go as they please. </text:span><text:span text:style-name="T154">So many different messages out there and you can only deal with the one inside your head, at the current state of mind. Talk about difficult.</text:span></text:p>
      <text:p text:style-name="P184"><text:span text:style-name="T154"><text:s text:c="5"/>You'd think it would be an easy thing to understand all there is in this life. You want to believe all you can believe in. You want to trust everyone you see. But you can't. There's no way in trusting everything you see. There is simply no way of trusting it all. </text:span><text:span text:style-name="T155">It simply cannot be done. It musn't be done. To trust whoever you wish to trust without actually seeing if they are capable of holding your trust? That's bad news. Been there so many times I can't comprehend how well it doesn't go. People will be people no matter who they are. You cannot simply grasp and understand whatever it is you want to understand. That's not how this life works. It's something different. Something so different you have to simply believe it will get better.</text:span></text:p>
      <text:p text:style-name="P44"><text:s text:c="5"/>It will get better. You have to believe it. It must get better.</text:p>
      <text:p text:style-name="P191">Chapter Eight</text:p>
      <text:p text:style-name="P168">July 8, 2015</text:p>
      <text:p text:style-name="P87"/>
      <text:p text:style-name="P87"><text:s text:c="5"/><text:span text:style-name="T177">There was a time when life somewhat made sense. I'm trying to recall when that time actually was, because for the life of me I am unable to remember fully.</text:span></text:p>
      <text:p text:style-name="P87"><text:s text:c="5"/><text:span text:style-name="T177">Today I will smile. I will be happy. I will pretend if I have to, but if a genuine possibility comes along I will grab hold onto it and I will make it work out for the best. There's nothing else to be done with life at this moment. It either will fail or it will succeed. There are no gray areas as far as I am concerned. [8.1]</text:span></text:p>
      <text:p text:style-name="P87"><text:s text:c="5"/><text:span text:style-name="T178">Does that sound like a weird notion? It shouldn't. You would think I of all people would be willing to accept gray areas in my life. I have already been through some things that would make my own head spin had I not been there to witness it first hand.</text:span></text:p>
      <text:p text:style-name="P87"><text:s text:c="5"/><text:span text:style-name="T178">Who would know what the problem was. I sure wouldn't. It's just life. Is there anything else you need to know about life? Wouldn't know. Wouldn't care. I'm just living it and there isn't a thing you can do about it to make things better. <text:s/>[8.2]</text:span></text:p>
      <text:p text:style-name="P87"><text:s text:c="5"/><text:span text:style-name="T179">So where did free will go to? Why do I feel trapped in some kind of way where I can't simply get out of this life. Away from this life? Suicide isn't the answer, that much is a given. But there has got to be something I can do in order to make this life livable, bearable. Something I can do to simply make it have some kind of sense.</text:span></text:p>
      <text:p text:style-name="P87"><text:s text:c="5"/><text:span text:style-name="T179">If nothing makes sense anymore, what is the point of living this life? There wouldn't seem to be anything I can do about it. This life will either make </text:span><text:soft-page-break/><text:span text:style-name="T179">sense or it won't. It will come along and everything will be happy or it won't. I don't know how else to express the thoughts going through my mind. They don't seem to matter. Nothing seems to matter anymore. I am just living a life. Possibly a life that doesn't want to make sense.</text:span></text:p>
      <text:p text:style-name="P87"><text:s text:c="5"/><text:span text:style-name="T179">Is that the problem with this life? I'm living a life where I don't want anything to make sense? Now that is an odd thought to have. A conundrum as it were. Is that even the right word for the thoughts I'm feeling? I do not know.</text:span></text:p>
      <text:p text:style-name="P87"><text:s text:c="5"/><text:span text:style-name="T179">I wish I knew, then everything else would make sense and I wouldn't be in this mess of a life where nothing else is here. Wow, how messed up a thought I tend to be. <text:s/>[8.3]</text:span></text:p>
      <text:p text:style-name="P87"><text:s text:c="5"/><text:span text:style-name="T180">There are people placed in this life for you at certain times of your life. The very same people can have a tendency to leave once their job or purpose is complete. They have served their purpose in your life and you don't need them around anymore. It's simple, effective, and efficient. Until you start feeling those feelings of them being gone. <text:s/>[8.4]</text:span></text:p>
      <text:p text:style-name="P87"/>
      <text:p text:style-name="P88">Notes</text:p>
      <text:p text:style-name="P88"/>
      <text:p text:style-name="P25">8.1:<text:span text:style-name="T11"> Ah gray areas in life. I remember sitting in Sunday School class once, and they were talking about gray areas. I was like, no everything is either black or white. There are no gray areas. The instructor looked at me like I was crazy. I'm sorry, but I feel that's how things are. Either you're good or you're bad. Why can't there be </text:span><text:span text:style-name="T47">anything else like that? </text:span><text:span text:style-name="T48">Wouldn't that make life a bit easier to navigate through? Either you're </text:span><text:span text:style-name="T49">doing</text:span><text:span text:style-name="T48"> good or you're doing bad. No difference.</text:span></text:p>
      <text:p text:style-name="P25"><text:span text:style-name="T48"><text:s text:c="5"/></text:span><text:span text:style-name="T49">So I'd rather not discuss that much further. People always tend to look at me weird when I say it's either A or B. There is nothing in between. So odd and strange reactions. </text:span><text:span text:style-name="T50">My anxiety book tells me there is something between there, that gray area </text:span><text:soft-page-break/><text:span text:style-name="T50">does exist. I'm not quite certain how to think about such things. There doesn't seem to be a reason for it. For any of it. That's what makes this life unique and overbearing and annoying. You would think everything would be cut and dry without a thought in the world of how things came to be. Nope. Not even close.</text:span></text:p>
      <text:p text:style-name="P45"><text:s text:c="5"/>Feels like a conflict. An inner conflict between my mind and my soul. What part is right. What part makes perfect sense? None of it makes any sense at all most days. So what is the reason for even existing? Yes we go there from time to time. Points of non existence seem flattering at times. There isn't anything in this life that you wouldn't want to deal with. That's how the positive people tend to think. I'm not really that positive of a thinker. Everything simply goes away and there's nothing else to be had from it.</text:p>
      <text:p text:style-name="P45"><text:s text:c="5"/>So live your life as you want to live. Don't look back. Keep moving forward. There has to be a way to overcome all there is to overcome. It's life for crying out loud. Something has to give in eventually. Maybe it's my stubborn mind that won't allow it to go further. Who knows what this life is all about to begin with? I don't.</text:p>
      <text:p text:style-name="P26">8.2:<text:span text:style-name="T11"> After a bit you begin to accept things in this life as they are. You don't know what else there is out there to accept or do. You would think this life would have a meaning. Something beyond anything else you've seen before. </text:span><text:span text:style-name="T51">Then there are days where you just want all of the answers placed in your hands. There isn't always a way for that to happen. The answers don't get dropped in your hands as you want them to be.</text:span></text:p>
      <text:p text:style-name="P46"><text:s text:c="5"/>So you wait for the answers to come. Wait for whatever happens to happen. There isn't much of anything to be held in your arms unless you have the ability to figure out what works for you. If something doesn't work for you, don't bother with it. It must find a way to be overcome. Nothing in this life is worth the pain and effort that doesn't want to come along.</text:p>
      <text:p text:style-name="P27">8.3:<text:span text:style-name="T11"> So many thoughts come and go throughout the course of a life. I doubt there are days when the thoughts don't come in and overwhelm me. There must be something I can do in order to overcome all of this. Just something to be able to do. I don't know what it is I'm thinking about. I don't know anymore. Today is a day, the thoughts are there to stay where they don't want to ever leave. They tend to come and don't feel like leaving. Whatever works in this life, I have to simply take it as it comes to me. There is nothing else there. Nothing real. Nothing fake. It all </text:span><text:soft-page-break/><text:span text:style-name="T11">simply must be there for a purpose. Everything must have a purpose. A reason for being. There can't be anything else in this life that isn't a purpose. I need a purpose for being. A purpose for living.</text:span></text:p>
      <text:p text:style-name="P27"><text:span text:style-name="T11"><text:s text:c="5"/>Oh I can smile and smirk my way through life all I want, but it won't help. The jokes won't do me any good. Yet here I am cracking jokes anyways. There has to be something better in this life. Something more or less complicated. I don't know. Wish I had a way to get over this life. Get through it. Need to find a way to just simply move on from anything and everything. Find a way to love myself. Need to find a way to overcome everything that is out there. It's waiting for me. I can feel it. Somewhere around the bend. Somewhere. </text:span><text:span text:style-name="T52">It has to be, doesn't it? There has to be something that just seems to matter and if that's the case, it will have to come around and make sense. I don't know. Maybe something will come by way of thought, maybe it won't. Everything else will just come and go away at another time in this life. It's the same old story told in circles. Without a starting point or and end. It simply exists out there somewhere in the mind of people. They aren't always aware it's out there. It just tends to be something you have to deal with, and that's what becomes disturbing about the whole human experience and existence. Talk about an annoying thought process all together.</text:span></text:p>
      <text:p text:style-name="P28">8.4:<text:span text:style-name="T11"> Oh when those people tend to go away from your life it's like someone has ripped out your heart. </text:span><text:span text:style-name="T53">You don't have a way of feeling like you're alive anymore. It hurts like you wouldn't expect it to, and sometimes that hurt doesn't leave you alone. It can follow you around no matter where you end up. Yes, this life has a way of taking hold of you and shaking you to the core before anything else will happen.</text:span></text:p>
      <text:p text:style-name="P47"><text:s text:c="5"/><text:span text:style-name="T181">When you do have the ability to breathe, when that moment comes and you are able to actually take a step back and have a moment. It feels like it's almost too late. Such a shame. But what can you do about it? If you don't want to feel the way you do, then you have the ability to block all feelings from your heart. There's nothing wrong with that at first, but if you block them too long, they will eventually eat their way through and come back into your life. So a person must find a balance between loss and acceptance of life. Wish I could say it could make things easier and better, but that's just not how it works. This life is a roller coaster ride. Up and down it goes. If you didn't experience the low parts of life, you wouldn't be able to enjoy the high parts. </text:span><text:soft-page-break/><text:span text:style-name="T181">Could it really be that simple? I would guess it is. If all you want is something or someone to tell you everything is going to be okay? That won't come anytime soon. People don't tell you that. They are wired to think for themselves first. There's no reason to think of others when you have yourself to worry about right? It's a messed up feeling, and a messed up thought process. There is never a way it all will eventually just slip away quietly into the night never to be heard from again.</text:span></text:p>
      <text:p text:style-name="P47"><text:s text:c="5"/><text:span text:style-name="T182">Oh how nice it would be to understand that though. How wonderful a time to understand everything that goes on in your life. If you can only figure that one part out. That one small part where nothing else can remain. It must be taken with steps to ensure you are able to get over it. Get away from whatever it causing you current grief. Yes even all of those many things that cause you to be ruined. Your mind will tear you down to the point you don't know what to believe in anymore.</text:span></text:p>
      <text:p text:style-name="P47"><text:s text:c="5"/><text:span text:style-name="T182">Such a terrible thought place that mind is. It can and will take you down to new levels beyond anything you have ever seen before. You will be destroyed...only if you allow it to destroy you from within though. Is that the key to life? I'm not sure. There must be something that can be done regarding it. Something somewhere where you're able to easily figure things out.</text:span></text:p>
      <text:p text:style-name="P192">Chapter Nine</text:p>
      <text:p text:style-name="P169">July 9, 2015</text:p>
      <text:p text:style-name="P89"/>
      <text:p text:style-name="P89"><text:s text:c="5"/>Vacations. What more is there to say about them? You go on them, you end up either having fun or you hate it and then you get mad at it all. Whatever the case, vacations happen like you wouldn't believe it.</text:p>
      <text:p text:style-name="P89"><text:s text:c="5"/><text:span text:style-name="T183">So we're going on vacation. Yay. Kinda. Well yeah I'm excited to get away from everything for a few days, a week or so. But the actual trip? Haven't been in a car this long with kids. Don't know how long it's gonna take...considering bathroom breaks etc. Yeah no freakin' clue how all of this will work out. I hope it works out well and we survive.</text:span></text:p>
      <text:p text:style-name="P89"><text:s text:c="5"/><text:span text:style-name="T183">Is that too much to ask? That we simply survive?</text:span></text:p>
      <text:p text:style-name="P89"><text:s text:c="5"/><text:span text:style-name="T184">What is this feeling I feel these days? It can't be anything new, and it certainly can't be anything old. I don't know what they are. Whatever they are...I just feel weird inside and I'm not sure what to do about that. Maybe it's nothing. Maybe it's everything. Who's to say what any of these feelings are. I can't and don't want to deal with them anymore.</text:span></text:p>
      <text:p text:style-name="P89"><text:s text:c="5"/><text:span text:style-name="T185">So I must continue onward into something I have no idea about. That scares me. There are things in this life that just don't matter and I don't know what to do about it all. There has to be something in this life that comes to make sense. Something. Anything. I wish I had all the answers in the world right now, but I don't.</text:span></text:p>
      <text:p text:style-name="P89"><text:s text:c="5"/><text:span text:style-name="T185">I doubt I ever will have all the answers and that's a shame. Whatever happens happens. And whatever doesn't happen doesn't happen. It's really all that simple. [9.1]</text:span></text:p>
      <text:p text:style-name="P89"><text:soft-page-break/><text:s text:c="5"/><text:span text:style-name="T186">How does one forget the past and allow themselves to move forward into something they need to move forward into? How does a person simply let go of everything and allow themselves to be happy again? So many questions in my mind. So many thoughts and so many misunderstandings that I don't get any of it.</text:span></text:p>
      <text:p text:style-name="P89"><text:s text:c="5"/><text:span text:style-name="T186">What am I afraid of the most? <text:s/>[9.2]</text:span></text:p>
      <text:p text:style-name="P89"><text:s text:c="5"/><text:span text:style-name="T186">Why can't I simply understand it all?</text:span></text:p>
      <text:p text:style-name="P89"><text:s text:c="5"/><text:span text:style-name="T186">Have you even tried?</text:span></text:p>
      <text:p text:style-name="P89"/>
      <text:p text:style-name="P89"><text:s text:c="5"/><text:span text:style-name="T187">Such a life</text:span></text:p>
      <text:p text:style-name="P89"><text:s text:c="5"/><text:span text:style-name="T187">without warning</text:span></text:p>
      <text:p text:style-name="P89"><text:s text:c="5"/><text:span text:style-name="T187">it comes and goes</text:span></text:p>
      <text:p text:style-name="P89"><text:s text:c="5"/><text:span text:style-name="T187">without a hint or glimmer</text:span></text:p>
      <text:p text:style-name="P89"><text:s text:c="5"/><text:span text:style-name="T187">of thought it is here</text:span></text:p>
      <text:p text:style-name="P89"><text:s text:c="5"/><text:span text:style-name="T187">one day and gone the next</text:span></text:p>
      <text:p text:style-name="P89"><text:s text:c="5"/><text:span text:style-name="T187">maybe it would be best</text:span></text:p>
      <text:p text:style-name="P89"><text:s text:c="5"/><text:span text:style-name="T187">had I never had these thoughts</text:span></text:p>
      <text:p text:style-name="P89"><text:s text:c="5"/><text:span text:style-name="T187">again in my life</text:span></text:p>
      <text:p text:style-name="P89"/>
      <text:p text:style-name="P89"><text:s text:c="5"/><text:span text:style-name="T188">It would be nice if life made some kind of sense. Just anything right now. I would literally accept anything to make sense at the given moment. Is that too much to ask for? Is it? I don't know. I would think it wouldn't be. There's so much going on in this life that I just don't know what to do with myself anymore. So I sit day in and day out trying to comprehend until it gets too noisy in my head.</text:span></text:p>
      <text:p text:style-name="P89"><text:s text:c="5"/><text:span text:style-name="T189">Are you able to put the past so far away into the deep parts of your mind so you don't have to think about them anymore? I mean, think about it. If you could simply put those thoughts so far away into your mind, deep down into your soul...wouldn't that be something amazing? Something unique? How </text:span><text:soft-page-break/><text:span text:style-name="T189">wonderful would that be to simply push it all down so you don't have to think about it ever again! I would welcome such an outcome. Something wonderful like that would be a blessing.</text:span></text:p>
      <text:p text:style-name="P89"><text:s text:c="5"/><text:span text:style-name="T189">Instead here I sit with my thoughts. Waiting for them to get better. Waiting for them to leave me alone. Something has to change in this life. Something big has to happen before I simply give up and don't allow it to continue. <text:s/>[9.3]</text:span></text:p>
      <text:p text:style-name="P89"><text:s text:c="5"/><text:span text:style-name="T190">I just want something new, something different to happen or take place and I don't know where that different thing will come from. A person? An activity? I simply don't have a clue.</text:span></text:p>
      <text:p text:style-name="P89"><text:s text:c="5"/><text:span text:style-name="T191">So for now, I'll simply hide in my head. No better place to be at the moment I guess. Who knows what will happen with all of that. Seems useless to worry about it anyway. This life continues to move on no matter what you want it to do, or think it will do. Whatever happens it will happen and that's all there is to it. Need to feel I belong somewhere. Just need that closeness or something. I don't know how to explain any of it. It is what it is, and that thing is simply life.</text:span></text:p>
      <text:p text:style-name="P89"/>
      <text:p text:style-name="P91">Notes</text:p>
      <text:p text:style-name="P90"/>
      <text:p text:style-name="P30">9.1:<text:span text:style-name="T11"> Well isn't that just wonderful news that isn't anything new at all. There needs to be something different in this life. Something new. Something I can hold onto. It all must find a way to be new, </text:span><text:span text:style-name="T54">and yet nothing new happens. Is it my fault that's the case? I don't know. Wish I did. So many things that just don't line up and make sense these days. Why can't the world make perfect sense and I can just sit here waiting for it all?</text:span></text:p>
      <text:p text:style-name="P48"><text:s text:c="5"/>People know things. They see me looking on the outside at me. And they pick up on things that I'm unable to hide. Why is that? How do they accomplish this? I don't get it. I don't understand how they are able to do this. Maybe it's because I give off a look <text:soft-page-break/>of … whatever it is I give off. Perhaps I'm so transparent they easily see into me. What's the point? What's the Purpose?</text:p>
      <text:p text:style-name="P29">9.2:<text:span text:style-name="T11"> Fear has a tendency to constantly come through a person's life It's nothing new. Fear is fear and it comes and goes. Sometimes it stays longer than necessary or wanted. It's fear, that's what it does. So what am I afraid of? Why do I allow it to control me like I do? It doesn't make any sense. Oh how I wish this life would just for once make sense. I want all the answers. I don't want to be torn down anymore and I just simply want it all.</text:span></text:p>
      <text:p text:style-name="P31">9.3:<text:span text:style-name="T11"> No, I'm not talking about taking my life. That is utter nonsense! Don't even think about that. There isn't a reason to believe that for a moment. There isn't a reason to take your own life. EVER. Don't even entertain the thought. It's not worth dying over. Literally.</text:span></text:p>
      <text:p text:style-name="P193">Chapter Ten</text:p>
      <text:p text:style-name="P170">July 20, 2015</text:p>
      <text:p text:style-name="P181"/>
      <text:p text:style-name="P92"><text:s text:c="5"/>Went on vacation. That was yeah. When someone tells you through other channels that you aren't a good parent? That has a way of putting you down like there's nothing else going on in life. Who knows what happens during those moments. Well I do. Ones mind goes nuts and sad...and just all depressed. So that's where I'm currently at today.</text:p>
      <text:p text:style-name="P92"><text:s text:c="5"/><text:span text:style-name="T192">So life happens. Don't worry about anything that happens with this life. You can worry all you want and all you can. Seriously. Worry. Do it. Don't fucking worry about whatever happens though. Honestly. You don't want to worry about it because if you do? You will be messed up with whatever comes and goes from it. So there's life for you.</text:span></text:p>
      <text:p text:style-name="P92"><text:s text:c="5"/><text:span text:style-name="T192">Damn what's going on anymore? So many confused thoughts and feelings? They don't belong here anymore. I want them gone. They have to be gone. I feel trapped within my own mind. Oh what a terrible feeling there is to have to deal with this issue. So that's all there is.</text:span></text:p>
      <text:p text:style-name="P92"><text:s text:c="5"/><text:span text:style-name="T192">Get in the way mind. I see how you play with all your silly thoughts. There's nothing wrong with that. You want everything to be done in order to be able to have something make sense.</text:span></text:p>
      <text:p text:style-name="P92"><text:s text:c="5"/><text:span text:style-name="T192">Oh it doesn't make sense you say? That's a story you've been saying for months now. Waiting that game out. Simply waiting and you don't have a clue about what's going on anymore. So you have to simply deal with it. Got that? Deal with it! There's nothing wrong with that thought. If you don't deal with it? Well you're just screwed over. Don't go down </text:span><text:soft-page-break/><text:span text:style-name="T192">that hill. You don't want that hill to come and go. It will happen because if you don't? You'll end up going back and forth over that same hill over and over long before you find a peaceful place to rest.</text:span></text:p>
      <text:p text:style-name="P92"><text:s text:c="5"/><text:span text:style-name="T193">Do you see what's going on here? Do you understand anything that you're saying? I sure as hell don't. There's nothing that will ever make sense in this life. So you have to deal with it. Simply deal with it. Do something, take a stand, and deal with it. All of it.</text:span></text:p>
      <text:p text:style-name="P92"><text:s text:c="5"/><text:span text:style-name="T194">There has to be a reason. A simple reason to want to be understood. Without that reason? Why even bother. So that's where I sit these days. I don't bother with anything. Why worry. Why worry. I can't worry anymore. No, there's nothing to be done about it. If I worry all hell will go down. Nothing wants to be real. I can't be real. Real will get me nowhere. Need to quiet down my mind for the night. There's no reason to think about this all night long. So it will go away for now. [10.1]</text:span></text:p>
      <text:p text:style-name="P92"/>
      <text:p text:style-name="P93">Notes</text:p>
      <text:p text:style-name="P93"/>
      <text:p text:style-name="P32">10.1:<text:span text:style-name="T11"> So that's what this life has come down to. There's nothing that will ever make a bit of sense. Why do I keep typing over the same things? If they never make sense they won't make sense anytime soon. </text:span><text:span text:style-name="T55">Maybe I'm going mad. Who knows why all these thoughts are in my head. I hate them all. I really hate them all. There's no reason to be there. So they must go away. </text:span><text:span text:style-name="T56">But how does one make the thoughts go away? They aren't voices...they are simply thoughts. Nothing needs to matter. It's what I'm always telling myself. But it doesn't have to matter now...does it? I don't know. I simply do not know anymore.</text:span></text:p>
      <text:p text:style-name="P49"><text:s text:c="5"/>I want someone to take my hand and tell me everything will be fine. They will lead me where I should go. Yeah I'll live with it for a while. There's nothing else to be done with it.</text:p>
      <text:p text:style-name="P194">Chapter Eleven</text:p>
      <text:p text:style-name="P171">July 21, 2015</text:p>
      <text:p text:style-name="P171"/>
      <text:p text:style-name="P79"><text:s text:c="5"/>Tis a new day. Tis, what kind of word is tis? There doesn't seem to be an actual use for the word Tis. I mean is it suppose to be 'Tis or Tis? Honestly, who makes up these thoughts? I haven't a clue. If I don't have an idea about words...maybe I should look them up. Who knows. Who honestly knows. I sure as hell don't have a clue. I just live in the darkness. [11.1]</text:p>
      <text:p text:style-name="P172"><text:span text:style-name="T116"><text:s text:c="5"/></text:span><text:span text:style-name="T122">Ever think about taking your own life? What about writing your own obituary? You'd think there could be so many different ways to go. </text:span><text:span text:style-name="T123">Who knows what could happen to a person if they took their own life.</text:span></text:p>
      <text:p text:style-name="P172"><text:span text:style-name="T123"><text:s text:c="5"/>The bad memories come and go. </text:span><text:span text:style-name="T124">Talk about annoying as hell. You don't have to actually do it. Did I really have that knife in my hand? Wow. That feels like years ago. I still remember how it felt. I'm sure the alcohol had a way of messing with me. Damn years ago. Don't want to think about that. [11.2]</text:span></text:p>
      <text:p text:style-name="P172"><text:span text:style-name="T124"><text:s text:c="5"/></text:span><text:span text:style-name="T125">It should be bedtime soon. 1:10 am and what am I doing? Over thinking my thoughts because that's what I do best. Whatever.</text:span></text:p>
      <text:p text:style-name="P172"><text:span text:style-name="T125"><text:s text:c="5"/></text:span><text:span text:style-name="T126">Morning has come. A bright new day has arrived. I can deal with that. Something tells me I can handle that. Who am I to judge what I can and cannot handle? Exactly.</text:span></text:p>
      <text:p text:style-name="P172"><text:span text:style-name="T126"><text:s text:c="5"/></text:span><text:span text:style-name="T127">The edge of existence never felt so clear. There are days where nothing makes any sense, as you've seen. So here we are. Hanging onto this life for some meaningless reason in an attempt to please those who have come before us.</text:span></text:p>
      <text:p text:style-name="P172"><text:span text:style-name="T127"><text:s text:c="5"/>There doesn't appear to be anything else in this life. It all comes from nothing. These thoughts, </text:span><text:soft-page-break/><text:span text:style-name="T127">emotions, feelings? They're all fabricated within the mind without a way to expunge them out of ones head. Personally I wish I could find a simple way to overcome all of my thoughts and emotions.</text:span></text:p>
      <text:p text:style-name="P172"><text:span text:style-name="T127"><text:s text:c="5"/>I don't enjoy feeling all of these things. Must find a way to simply let them all go. There must be a way...can't there simply be a way to overcome all of this? I do not know. I cannot care. I </text:span><text:span text:style-name="T129">mustn't</text:span><text:span text:style-name="T127"> care about anything else in this life. </text:span><text:span text:style-name="T128">It has got to go away somehow.</text:span></text:p>
      <text:p text:style-name="P172"><text:span text:style-name="T128"><text:s text:c="5"/></text:span><text:span text:style-name="T130">The truth that sits in my mind, it sits at the very back because I don't want to deal or face it yet. There doesn't seem to be a reason to face such a truth. Why should I even begin to contemplate such a scenario? Wouldn't make sense to do that. Doesn't matter at all.</text:span></text:p>
      <text:p text:style-name="P172"><text:span text:style-name="T130"><text:s text:c="5"/></text:span><text:span text:style-name="T131">I don't want to feel anymore. There isn't a reason to feel. If that brick wall around my heart is high enough, there just doesn't seem to be a reason to feel anymore. So I won't feel. Why bother with such nonsense anyways? Who cares.</text:span></text:p>
      <text:p text:style-name="P81"><text:s text:c="5"/>Nothing matters if I don't care right? At that point in this life, I am able to simply let go of it all and not worry about another thing at all. Heh, talk about a mind twister and bending operation that just won't matter anymore.</text:p>
      <text:p text:style-name="P172"><text:span text:style-name="T131"><text:s text:c="5"/></text:span><text:span text:style-name="T132">So here I sit. I sit and I wait. Waiting for something else to come along. Waiting for... something, someone, some...whatever to happen and occur in my life. Is that so wrong of a thing to wish for? I don't know. I simply don't have a clue anymore.</text:span></text:p>
      <text:p text:style-name="P172"><text:span text:style-name="T132"><text:s text:c="5"/>So let's say things are good. I can lie to myself about that right? I don't see why I can't do such a thing. If I am able to lie to myself and get by and </text:span><text:soft-page-break/><text:span text:style-name="T132">through this life, there doesn't seem to be any other reason why I'm unable to forget all there is to forget. I'd rather forget everything that has happened and have a reset button. I want it all gone from my mind. It would allow me to move on instead of being stuck here.</text:span></text:p>
      <text:p text:style-name="P172"><text:span text:style-name="T132"><text:s text:c="5"/></text:span><text:span text:style-name="T133">Oh well. This life doesn't matter anymore. Not now at least. I can handle that. I can overcome whatever there is to overcome someday. It takes time, I understand that...but I want that time to be now. </text:span><text:span text:style-name="T134">Right here, right now.</text:span></text:p>
      <text:p text:style-name="P172"><text:span text:style-name="T134"><text:s text:c="5"/></text:span><text:span text:style-name="T135">Time. Time has a way of erasing wounds, or rather memories of wounds. The wounds are still there, but like an aspirin you don't remember it as bad anymore and you allow it to slip away into a distant memory. </text:span><text:span text:style-name="T136">Not everything will come and go and make sense though. There are some things that will last with you for years. Years long after the event occurred. You wish to move on somehow, but your mind has a way of trapping you there. You are unable to move on...or so you think. There's nothing worse than the thought you will never move on from something.</text:span></text:p>
      <text:p text:style-name="P82"><text:s text:c="5"/>Happiness must come from somewhere...finding that place can be difficult.</text:p>
      <text:p text:style-name="P172"/>
      <text:p text:style-name="P80">Notes</text:p>
      <text:p text:style-name="P171"/>
      <text:p text:style-name="P175"><text:span text:style-name="T100">11.1:</text:span><text:span text:style-name="T137"> Darkness. </text:span><text:span text:style-name="T142">I tend to consider my life dark. I live in the dark. There doesn't appear to be any light going on. Oh there are pockets of light here and there, but beyond that? I swear there's nothing. </text:span><text:span text:style-name="T143">I want to love again. They say to begin by loving yourself. Without that, you have no other place to go. </text:span><text:span text:style-name="T144">I'd rather love myself again first. But I always put people before me...such a mind bending activity. There doesn't appear to be anything left. So I won't deal or worry about it anymore. Nothing in this life </text:span><text:soft-page-break/><text:span text:style-name="T144">manages to have sense. I wish I could have some kind of sense. </text:span><text:span text:style-name="T145">Oh well. It will all go away. Just have to wait.</text:span></text:p>
      <text:p text:style-name="P176"><text:span text:style-name="T160">1</text:span><text:span text:style-name="T100">1.2:</text:span><text:span text:style-name="T137"> I'm sure I've talked about that event in the past </text:span><text:span text:style-name="T146">somewhere.</text:span><text:span text:style-name="T137"> Possibly in a different book. Either way? It happened. It's part of my past and I'm ashamed of it. There's no reason to deal with it anymore. </text:span><text:span text:style-name="T147">So I will try and forget it as long as I will live. Yet it will always be part of me. Talk about an annoying thought process that will never go away. </text:span><text:span text:style-name="T148">Maybe the future will change. Yeah I could handle that. A changed future is all I need. It's all I want.</text:span></text:p>
      <text:p text:style-name="P186"><text:span text:style-name="T57">C</text:span><text:span text:style-name="T11">hapter Twelve</text:span></text:p>
      <text:p text:style-name="P201">July 22, 2015</text:p>
      <text:p text:style-name="P177"/>
      <text:p text:style-name="P177"><text:span text:style-name="T101"><text:s text:c="5"/>The month of July is almost gone. Where do you see yourself heading on after that happens? August will come along and the rest of the year. Before you know it we'll be in 2016. Now that's wonderful news. I wonder what the new year will bring. Is it too early to speak of such things? I don't think so. Never too early to talk about the upcoming year and all the good it might do a person. </text:span><text:span text:style-name="T110">Isn't that what positive people end up doing? Just trying to keep positive here. That's all there is to it.</text:span></text:p>
      <text:p text:style-name="P177"><text:span text:style-name="T110"><text:s text:c="5"/></text:span><text:span text:style-name="T111">So this life is here. There's nothing else that can be said about it. It's here and I have to take charge of whatever comes across my desk. You would think life would be easy to grasp by now. But well it's not. I don't know how to grasp hold of something that I can't easily see taking place.</text:span></text:p>
      <text:p text:style-name="P177"><text:span text:style-name="T111"><text:s text:c="5"/></text:span><text:span text:style-name="T112">The thoughts continue onward without anything else happening. Oh there are times when life manages to wake me up, but for the most part I'm in a soft slumber without any worry about what's to come. You could say I'm much like a zombie without the whole flesh eating desire thing. That's plain nasty and disgusting. Let's not dwell on that though. No reason to actually think you'll be eaten by a zombie, or become a zombie, they aren't real. Nothing is real anymore. This life doesn't matter to me. There you go I said it. Did that surprise you? I don't think it did. I doubt it would surprise anyone by now.</text:span></text:p>
      <text:p text:style-name="P177"><text:span text:style-name="T112"><text:s text:c="5"/>Here I sit. Simply waiting for an existence to happen long before it actually will come to me. Talk about an annoying thought. Nothing you expect will </text:span><text:soft-page-break/><text:span text:style-name="T112">happen. That's how this life tends to work day after day. You're expecting one thing, and the complete opposite happens. That's all which matters these days. Trying to stay ahead of the curve that's bound to hit you. Long before it comes and actually does something.</text:span></text:p>
      <text:p text:style-name="P202"><text:s text:c="5"/>I don't know anything that happens in this life worth mentioning. So I won't. There's ideas and other things, but beyond that there's nothing. Nothing to be able to hold onto. Grasping at straws as it were. Nothing at all.</text:p>
      <text:p text:style-name="P202"><text:s text:c="5"/>Everything eventually will fade.</text:p>
      <text:p text:style-name="P202"><text:s text:c="5"/>I don't know how the end will work out with the kids. Their parents seem to be a bit delusional. I think most bio parents don't want to accept all that goes down when their kids are taken from them. I know I wouldn't. But that's just me. Hell I don't even know why I'm thinking about this in the first place. Whatever will happen will happen and that's all there is to it.</text:p>
      <text:p text:style-name="P177"><text:span text:style-name="T112"><text:s text:c="5"/></text:span><text:span text:style-name="T113">You have to deal with whatever comes across your plate. There doesn't seem to be any other goal or objective at that point in time. </text:span><text:span text:style-name="T114">So you simply deal with it and allow life to process at whatever speed it needs to.</text:span></text:p>
      <text:p text:style-name="P203"><text:s text:c="5"/>Nothing matters anymore.</text:p>
      <text:p text:style-name="P177"><text:span text:style-name="T114"><text:s text:c="5"/>This life feels like one long endless road where there's no light at the tunnel's end. Nothing will seem to matter beyond that point. So I will quietly contemplate my own future without the thoughts that have plagued me in the past. No need to rush things. It's a life after all. The end will come someday and I will be judged for the wrongs I have committed. Nothing wrong with that. Nothing wrong at all. It is to be expected and that's really all that will matter at </text:span><text:soft-page-break/><text:span text:style-name="T114">the end. Wow, talk about a downer of a thought. Never thought I'd actually think about that in the process that I thought it. Whatever, it's written and passed. Nothing else seems to matter anymore. This life will carry on as it always has.</text:span></text:p>
      <text:p text:style-name="P203"><text:s text:c="5"/>Either I learn from my own mistakes or I will continue repeating them. To be happy is all I wish for. I simply wish to be happy. But there doesn't seem to be anything out there at the moment which will make me happy. So I must find out a way to see all there is to see. The good in my life must shine forth or I will be stuck here forever, wondering what on Earth has happened.</text:p>
      <text:p text:style-name="P203"><text:s text:c="5"/>Why do I even write records of my life? I can't take them with me to the other side. They will eventually be discarded, thrown away... much like this life has been for me.</text:p>
      <text:p text:style-name="P203"><text:s text:c="5"/>Sounds like a wasted breath. A day that doesn't want to make sense. Nothing in this life will come to a close. It will always continue onward. If I could find closure, there could be a simple thought. All it would have to be is placed in my mind, my soul, my heart to hear.</text:p>
      <text:p text:style-name="P203"><text:s text:c="5"/>But what would I want that simple thought to say?</text:p>
      <text:p text:style-name="P203"><text:s text:c="5"/>I haven't the slightest clue.</text:p>
      <text:p text:style-name="P203"><text:s text:c="5"/>And you can see the issues I present to myself on a daily basis. I feel trapped. Can't move. I am unable to move about and that's what scares me the most. I'm afraid of failure. Something comes along that could be great and wonderful, and I'm simply afraid that I will fail.</text:p>
      <text:p text:style-name="P177"><text:span text:style-name="T114"><text:s text:c="5"/>Whatever happens to me, I will simply ignore it. Nothing else will matter anymore. I need to keep my head up. Need to find a way to overcome this depression that I feel. Something has got to give, </text:span><text:soft-page-break/><text:span text:style-name="T114">something has got to change in my life and I have got to find a way to make that change happen. Now rather than later. Who really cares about me to begin with. If I don't care about me, why should I expect anyone else to care about me?</text:span></text:p>
      <text:p text:style-name="P203"><text:s text:c="5"/>Doesn't matter.</text:p>
      <text:p text:style-name="P203"><text:s text:c="5"/>It can't matter.</text:p>
      <text:p text:style-name="P203"><text:s text:c="5"/>Need to rest this mind of mine. Nothing else will matter if I don't allow it to matter. So I will simply erase my thoughts. If I can do that, life will continue as normal and I will be okay in the future. Heh, the future. I don't even know what that means anymore. Is there a future worth looking forward to? I don't know.</text:p>
      <text:p text:style-name="P203"><text:s text:c="5"/>Probably should find that out soon. If there's a future to look forward to, I'd rather belong to that space and time instead of being here. Without a future, the present doesn't seem a viable option to even look at.</text:p>
      <text:p text:style-name="P203"><text:s text:c="5"/>The past is in the past for a reason. I'm starting to discover that. I have the ability to move from the past. Allow it to be forgotten. Allow it to be in the past where it belongs and I don't have to do anything more with it.</text:p>
      <text:p text:style-name="P177"><text:span text:style-name="T114"><text:s text:c="5"/>If I can do that, I am able to go forward in peace. With a peaceful thought and mind and soul, I am able to continue forward and not worry about anything else. So that's what I will do. </text:span><text:span text:style-name="T115">I will keep my mind to myself and will not worry about the day to day operations that don't matter. So much worry has taken my life away from me.</text:span></text:p>
      <text:p text:style-name="P204"><text:s text:c="5"/>It's time to make a stand.</text:p>
      <text:p text:style-name="P207">Chapter Thirteen</text:p>
      <text:p text:style-name="P206">July 23, 2015</text:p>
      <text:p text:style-name="P205"/>
      <text:p text:style-name="P205"><text:s text:c="5"/>Today is the day depression decided to kick in and stick around not allowing me to let go. I want things in this life. I want so many things that it's impossible to think of them one at a time. They come rushing into my mind like a floodgate. Nothing matters anymore. I don't matter anymore. It's all just a bunch of nothing.</text:p>
      <text:p text:style-name="P205"><text:s text:c="5"/>So if none of that matters, why am I so concerned with any of it? It doesn't make any sense anymore. I want it all to end. I want so many things from this life it would be wonderful to grasp hold of whatever these thoughts are and have some direction.</text:p>
      <text:p text:style-name="P205"><text:s text:c="5"/>Yes, direction would be a positive thing at this point. Life isn't making sense and I don't know what to do about it. I need closure. Some kind of closure that will make me be happy. I want to become happy. Something must happen in this life in order to allow me to be the person I want to be someday. Right now I don't see that happening.</text:p>
      <text:p text:style-name="P205"><text:s text:c="5"/>Someday in the future it could happen. But I know that right now it won't. Am I to simply grab hold of that thought and not allow it to consume me anymore?</text:p>
      <text:p text:style-name="P205"><text:s text:c="5"/>So many questions in my life and I don't even have a clue of what to do. It would be nice to be able to understand everything that is going on. I want to understand it, I need to grab hold of something. But I can't at the moment. I'm stuck in some kind of time thing where I'm unable to understand or gain an understanding of what's meant to happen next.</text:p>
      <text:p text:style-name="P205"><text:soft-page-break/><text:s text:c="5"/>Something is meant to happen next. It has to. Something has to take place in my life that will make everything happy again. I mean isnt' that the next logical step in this existence? That I need to be happy again?</text:p>
      <text:p text:style-name="P205"><text:s text:c="5"/>I want to be happy.</text:p>
      <text:p text:style-name="P205"><text:s text:c="5"/>I need to be happy.</text:p>
      <text:p text:style-name="P205"><text:s text:c="5"/>Happiness just doesn't happen. There are actions involved that can either make a person happy or it will destroy them. So which am I meant to see? Am I to be built up or am I to be destroyed? I don't know. I don't understand the question presented to me. I wish I understood. I wish it would all come down through some kind of flood gate and I would understand what's going on in my life.</text:p>
      <text:p text:style-name="P205"><text:s text:c="5"/>But I don't and I won't know until it hits me in the face and I'm able to finally accept what is meant to happen. But now, I just don't get it and I won't get it until that moment comes.</text:p>
      <text:p text:style-name="P205"><text:s text:c="5"/>So I have to wait on that. I have to simply wait and see where this life takes me. If it takes me into waters which don't seem to matter? Then it will take me there. I must accept whatever it is that needs to be accepted.</text:p>
      <text:p text:style-name="P205"><text:s text:c="5"/>If only I didn't hate my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807in" style:layout-grid-ruby-height="0.0693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date>2015-07-23T15:27:38.157002302</dc:date>
    <meta:editing-cycles>222</meta:editing-cycles>
    <meta:editing-duration>PT20H19M34S</meta:editing-duration>
    <meta:generator>LibreOffice/4.2.8.2$Linux_X86_64 LibreOffice_project/420m0$Build-2</meta:generator>
    <dc:creator>Kyle Eggleston</dc:creator>
    <meta:document-statistic meta:table-count="0" meta:image-count="0" meta:object-count="0" meta:page-count="107" meta:paragraph-count="652" meta:word-count="33624" meta:character-count="173853" meta:non-whitespace-character-count="138193"/>
    <meta:template xlink:type="simple" xlink:actuate="onRequest" xlink:title="Normal.dotm" xlink:href=""/>
  </office:meta>
</office:document-meta>
</file>